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97050" officeooo:paragraph-rsid="00197050" style:font-weight-asian="bold" style:font-weight-complex="bold"/>
    </style:style>
    <style:style style:name="P3" style:family="paragraph" style:parent-style-name="Standard">
      <style:text-properties fo:font-weight="bold"/>
    </style:style>
    <style:style style:name="P4" style:family="paragraph" style:parent-style-name="Standard">
      <style:text-properties officeooo:rsid="0017ad3a"/>
    </style:style>
    <style:style style:name="P5" style:family="paragraph" style:parent-style-name="Standard">
      <style:text-properties officeooo:rsid="0017ad3a" officeooo:paragraph-rsid="0017ad3a"/>
    </style:style>
    <style:style style:name="P6" style:family="paragraph" style:parent-style-name="Standard">
      <style:text-properties officeooo:paragraph-rsid="00197050"/>
    </style:style>
    <style:style style:name="P7" style:family="paragraph" style:parent-style-name="Standard">
      <style:text-properties officeooo:paragraph-rsid="002c6ac4"/>
    </style:style>
    <style:style style:name="P8" style:family="paragraph" style:parent-style-name="Standard">
      <style:text-properties officeooo:paragraph-rsid="002e9db9"/>
    </style:style>
    <style:style style:name="P9" style:family="paragraph" style:parent-style-name="Standard">
      <style:text-properties officeooo:rsid="0033bc77" officeooo:paragraph-rsid="0033bc77"/>
    </style:style>
    <style:style style:name="P10" style:family="paragraph" style:parent-style-name="Standard">
      <style:text-properties fo:font-weight="normal" officeooo:rsid="0033bc77" officeooo:paragraph-rsid="0033bc77" style:font-weight-asian="normal" style:font-weight-complex="normal"/>
    </style:style>
    <style:style style:name="P11" style:family="paragraph" style:parent-style-name="Standard">
      <style:paragraph-properties style:line-height-at-least="0.503cm"/>
      <style:text-properties fo:color="#d4d4d4" loext:opacity="100%" style:font-name="Droid Sans Mono" fo:font-size="10.5pt" fo:font-weight="normal" fo:background-color="#1e1e1e"/>
    </style:style>
    <style:style style:name="P12" style:family="paragraph" style:parent-style-name="Standard">
      <style:text-properties style:text-underline-style="none" fo:font-weight="bold" style:font-weight-asian="bold" style:font-weight-complex="bold"/>
    </style:style>
    <style:style style:name="P13" style:family="paragraph" style:parent-style-name="Standard">
      <style:text-properties fo:font-weight="normal" officeooo:rsid="01884efb" officeooo:paragraph-rsid="01884efb" style:font-weight-asian="normal" style:font-weight-complex="normal"/>
    </style:style>
    <style:style style:name="P14" style:family="paragraph" style:parent-style-name="Standard">
      <style:text-properties fo:font-weight="normal" officeooo:paragraph-rsid="01899acd" style:font-weight-asian="normal" style:font-weight-complex="normal"/>
    </style:style>
    <style:style style:name="P15" style:family="paragraph" style:parent-style-name="Standard">
      <style:text-properties fo:font-weight="normal" officeooo:rsid="018ae782" officeooo:paragraph-rsid="018ae782" style:font-weight-asian="normal" style:font-weight-complex="normal"/>
    </style:style>
    <style:style style:name="P16" style:family="paragraph" style:parent-style-name="Standard">
      <style:text-properties officeooo:rsid="005c6922" officeooo:paragraph-rsid="005c6922"/>
    </style:style>
    <style:style style:name="P17" style:family="paragraph" style:parent-style-name="Standard">
      <style:text-properties fo:font-weight="bold" officeooo:rsid="005c6922" officeooo:paragraph-rsid="005c6922" style:font-weight-asian="bold" style:font-weight-complex="bold"/>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weight="bold" officeooo:rsid="0075d544" officeooo:paragraph-rsid="0075d544" style:font-weight-asian="bold" style:font-weight-complex="bold"/>
    </style:style>
    <style:style style:name="P20" style:family="paragraph" style:parent-style-name="Standard">
      <style:text-properties fo:font-weight="bold" officeooo:rsid="0079185b" officeooo:paragraph-rsid="0079185b" style:font-weight-asian="bold" style:font-weight-complex="bold"/>
    </style:style>
    <style:style style:name="P21" style:family="paragraph" style:parent-style-name="Standard">
      <style:text-properties fo:font-weight="bold" officeooo:rsid="00af6473" officeooo:paragraph-rsid="00af6473" style:font-weight-asian="bold" style:font-weight-complex="bold"/>
    </style:style>
    <style:style style:name="P22" style:family="paragraph" style:parent-style-name="Standard">
      <style:text-properties fo:font-weight="bold" officeooo:rsid="00ba3593" officeooo:paragraph-rsid="00ba3593" style:font-weight-asian="bold" style:font-weight-complex="bold"/>
    </style:style>
    <style:style style:name="P23" style:family="paragraph" style:parent-style-name="Standard">
      <style:text-properties fo:font-weight="bold" officeooo:paragraph-rsid="00f41d8f" style:font-weight-asian="bold" style:font-weight-complex="bold"/>
    </style:style>
    <style:style style:name="P24" style:family="paragraph" style:parent-style-name="Standard">
      <style:text-properties fo:font-weight="bold" officeooo:paragraph-rsid="00f5a68a" style:font-weight-asian="bold" style:font-weight-complex="bold"/>
    </style:style>
    <style:style style:name="P25" style:family="paragraph" style:parent-style-name="Standard">
      <style:text-properties fo:font-weight="bold" officeooo:paragraph-rsid="00f769a3" style:font-weight-asian="bold" style:font-weight-complex="bold"/>
    </style:style>
    <style:style style:name="P26" style:family="paragraph" style:parent-style-name="Standard">
      <style:text-properties fo:font-weight="bold" officeooo:paragraph-rsid="00f84fd3" style:font-weight-asian="bold" style:font-weight-complex="bold"/>
    </style:style>
    <style:style style:name="P27" style:family="paragraph" style:parent-style-name="Standard">
      <style:text-properties fo:font-weight="bold" officeooo:paragraph-rsid="00fa985a" style:font-weight-asian="bold" style:font-weight-complex="bold"/>
    </style:style>
    <style:style style:name="P28" style:family="paragraph" style:parent-style-name="Standard">
      <style:text-properties fo:font-weight="bold" officeooo:paragraph-rsid="00fb5912" style:font-weight-asian="bold" style:font-weight-complex="bold"/>
    </style:style>
    <style:style style:name="P29" style:family="paragraph" style:parent-style-name="Standard">
      <style:text-properties fo:font-weight="bold" officeooo:paragraph-rsid="00fc892d" style:font-weight-asian="bold" style:font-weight-complex="bold"/>
    </style:style>
    <style:style style:name="P30" style:family="paragraph" style:parent-style-name="Standard">
      <style:text-properties fo:font-weight="bold" officeooo:paragraph-rsid="00fde2cb" style:font-weight-asian="bold" style:font-weight-complex="bold"/>
    </style:style>
    <style:style style:name="P31" style:family="paragraph" style:parent-style-name="Standard">
      <style:text-properties fo:font-weight="bold" officeooo:rsid="0106e9ea" officeooo:paragraph-rsid="01087f54" style:font-weight-asian="bold" style:font-weight-complex="bold"/>
    </style:style>
    <style:style style:name="P32" style:family="paragraph" style:parent-style-name="Standard">
      <style:text-properties fo:font-weight="bold" officeooo:paragraph-rsid="01087f54" style:font-weight-asian="bold" style:font-weight-complex="bold"/>
    </style:style>
    <style:style style:name="P33" style:family="paragraph" style:parent-style-name="Standard">
      <style:text-properties fo:font-weight="bold" officeooo:rsid="010a2963" officeooo:paragraph-rsid="010a2963" style:font-weight-asian="bold" style:font-weight-complex="bold"/>
    </style:style>
    <style:style style:name="P34" style:family="paragraph" style:parent-style-name="Standard">
      <style:text-properties fo:font-weight="bold" officeooo:rsid="010c88b8" officeooo:paragraph-rsid="010c88b8" style:font-weight-asian="bold" style:font-weight-complex="bold"/>
    </style:style>
    <style:style style:name="P35" style:family="paragraph" style:parent-style-name="Standard">
      <style:text-properties fo:font-weight="bold" officeooo:rsid="01111d02" officeooo:paragraph-rsid="01111d02" style:font-weight-asian="bold" style:font-weight-complex="bold"/>
    </style:style>
    <style:style style:name="P36" style:family="paragraph" style:parent-style-name="Standard">
      <style:text-properties fo:font-weight="bold" officeooo:rsid="01238f0e" officeooo:paragraph-rsid="01238f0e" style:font-weight-asian="bold" style:font-weight-complex="bold"/>
    </style:style>
    <style:style style:name="P37" style:family="paragraph" style:parent-style-name="Standard">
      <style:text-properties fo:font-weight="bold" officeooo:rsid="016f2320" officeooo:paragraph-rsid="017047a8" style:font-weight-asian="bold" style:font-weight-complex="bold"/>
    </style:style>
    <style:style style:name="P38" style:family="paragraph" style:parent-style-name="Standard">
      <style:text-properties fo:font-weight="bold" officeooo:rsid="0182f517" officeooo:paragraph-rsid="0182f517" style:font-weight-asian="bold" style:font-weight-complex="bold"/>
    </style:style>
    <style:style style:name="P39" style:family="paragraph" style:parent-style-name="Standard">
      <style:text-properties officeooo:rsid="0075d544" officeooo:paragraph-rsid="0075d544"/>
    </style:style>
    <style:style style:name="P40" style:family="paragraph" style:parent-style-name="Standard">
      <style:text-properties officeooo:rsid="0075d544" officeooo:paragraph-rsid="007c9c39"/>
    </style:style>
    <style:style style:name="P41" style:family="paragraph" style:parent-style-name="Standard">
      <style:text-properties officeooo:rsid="0075d544" officeooo:paragraph-rsid="007f976b"/>
    </style:style>
    <style:style style:name="P42" style:family="paragraph" style:parent-style-name="Standard">
      <style:text-properties officeooo:rsid="0083f867" officeooo:paragraph-rsid="0083f867"/>
    </style:style>
    <style:style style:name="P43" style:family="paragraph" style:parent-style-name="Standard">
      <style:text-properties officeooo:rsid="0083f867" officeooo:paragraph-rsid="00881595"/>
    </style:style>
    <style:style style:name="P44" style:family="paragraph" style:parent-style-name="Standard">
      <style:text-properties officeooo:rsid="0083f867" officeooo:paragraph-rsid="00906af2"/>
    </style:style>
    <style:style style:name="P45" style:family="paragraph" style:parent-style-name="Standard">
      <style:text-properties officeooo:rsid="0083f867" officeooo:paragraph-rsid="00967c8d"/>
    </style:style>
    <style:style style:name="P46" style:family="paragraph" style:parent-style-name="Standard">
      <style:text-properties officeooo:rsid="009f48e7" officeooo:paragraph-rsid="009f48e7"/>
    </style:style>
    <style:style style:name="P47" style:family="paragraph" style:parent-style-name="Standard">
      <style:text-properties officeooo:rsid="00ae07bb" officeooo:paragraph-rsid="00ae07bb"/>
    </style:style>
    <style:style style:name="P48" style:family="paragraph" style:parent-style-name="Standard">
      <style:text-properties officeooo:rsid="00af6473" officeooo:paragraph-rsid="00af6473"/>
    </style:style>
    <style:style style:name="P49" style:family="paragraph" style:parent-style-name="Standard">
      <style:text-properties officeooo:rsid="00bf21d7" officeooo:paragraph-rsid="00bf21d7"/>
    </style:style>
    <style:style style:name="P50" style:family="paragraph" style:parent-style-name="Standard">
      <style:text-properties officeooo:rsid="00c1e45f" officeooo:paragraph-rsid="00c1e45f"/>
    </style:style>
    <style:style style:name="P51" style:family="paragraph" style:parent-style-name="Standard">
      <style:text-properties officeooo:rsid="00c29746" officeooo:paragraph-rsid="00c29746"/>
    </style:style>
    <style:style style:name="P52" style:family="paragraph" style:parent-style-name="Standard">
      <style:text-properties officeooo:rsid="00c383f2" officeooo:paragraph-rsid="00c383f2"/>
    </style:style>
    <style:style style:name="P53" style:family="paragraph" style:parent-style-name="Standard">
      <style:text-properties officeooo:rsid="00c5793c" officeooo:paragraph-rsid="00c5793c"/>
    </style:style>
    <style:style style:name="P54" style:family="paragraph" style:parent-style-name="Standard">
      <style:text-properties officeooo:rsid="00c7fc8d" officeooo:paragraph-rsid="00c7fc8d"/>
    </style:style>
    <style:style style:name="P55" style:family="paragraph" style:parent-style-name="Standard">
      <style:text-properties officeooo:rsid="00cbc5ff" officeooo:paragraph-rsid="00cbc5ff"/>
    </style:style>
    <style:style style:name="P56" style:family="paragraph" style:parent-style-name="Standard">
      <style:text-properties officeooo:rsid="00ce85ca" officeooo:paragraph-rsid="00ce85ca"/>
    </style:style>
    <style:style style:name="P57" style:family="paragraph" style:parent-style-name="Standard">
      <style:text-properties officeooo:rsid="00cfbabf" officeooo:paragraph-rsid="00cfbabf"/>
    </style:style>
    <style:style style:name="P58" style:family="paragraph" style:parent-style-name="Standard">
      <style:text-properties officeooo:rsid="00d03117" officeooo:paragraph-rsid="00d03117"/>
    </style:style>
    <style:style style:name="P59" style:family="paragraph" style:parent-style-name="Standard">
      <style:text-properties officeooo:rsid="00d03117" officeooo:paragraph-rsid="00d2e8b8"/>
    </style:style>
    <style:style style:name="P60" style:family="paragraph" style:parent-style-name="Standard">
      <style:text-properties officeooo:paragraph-rsid="00e3a789"/>
    </style:style>
    <style:style style:name="P61" style:family="paragraph" style:parent-style-name="Standard">
      <style:text-properties officeooo:rsid="00e7fb33" officeooo:paragraph-rsid="01a6feda"/>
    </style:style>
    <style:style style:name="P62" style:family="paragraph" style:parent-style-name="Standard">
      <style:text-properties officeooo:rsid="00e92960" officeooo:paragraph-rsid="00e7fb33"/>
    </style:style>
    <style:style style:name="P63" style:family="paragraph" style:parent-style-name="Standard">
      <style:text-properties officeooo:rsid="00e92960" officeooo:paragraph-rsid="01a6feda"/>
    </style:style>
    <style:style style:name="P64" style:family="paragraph" style:parent-style-name="Standard">
      <style:text-properties officeooo:paragraph-rsid="01036016"/>
    </style:style>
    <style:style style:name="P65" style:family="paragraph" style:parent-style-name="Standard">
      <style:text-properties officeooo:rsid="01036016" officeooo:paragraph-rsid="01036016"/>
    </style:style>
    <style:style style:name="P66" style:family="paragraph" style:parent-style-name="Standard">
      <style:text-properties officeooo:rsid="0106e9ea" officeooo:paragraph-rsid="0106e9ea"/>
    </style:style>
    <style:style style:name="P67" style:family="paragraph" style:parent-style-name="Standard">
      <style:text-properties officeooo:rsid="0106e9ea" officeooo:paragraph-rsid="01087f54"/>
    </style:style>
    <style:style style:name="P68" style:family="paragraph" style:parent-style-name="Standard">
      <style:text-properties officeooo:rsid="01200f58" officeooo:paragraph-rsid="01200f58"/>
    </style:style>
    <style:style style:name="P69" style:family="paragraph" style:parent-style-name="Standard">
      <style:text-properties officeooo:rsid="01238f0e" officeooo:paragraph-rsid="01238f0e"/>
    </style:style>
    <style:style style:name="P70" style:family="paragraph" style:parent-style-name="Standard">
      <style:text-properties officeooo:rsid="012a1eb9" officeooo:paragraph-rsid="012a1eb9"/>
    </style:style>
    <style:style style:name="P71" style:family="paragraph" style:parent-style-name="Standard">
      <style:text-properties officeooo:rsid="012a1eb9" officeooo:paragraph-rsid="01a6feda"/>
    </style:style>
    <style:style style:name="P72" style:family="paragraph" style:parent-style-name="Standard">
      <style:text-properties officeooo:paragraph-rsid="014a2935"/>
    </style:style>
    <style:style style:name="P73" style:family="paragraph" style:parent-style-name="Standard">
      <style:text-properties officeooo:paragraph-rsid="0154326f"/>
    </style:style>
    <style:style style:name="P74" style:family="paragraph" style:parent-style-name="Standard">
      <style:text-properties officeooo:paragraph-rsid="015a9d8b"/>
    </style:style>
    <style:style style:name="P75" style:family="paragraph" style:parent-style-name="Standard">
      <style:text-properties officeooo:rsid="0163e000" officeooo:paragraph-rsid="0163e000"/>
    </style:style>
    <style:style style:name="P76" style:family="paragraph" style:parent-style-name="Standard">
      <style:text-properties officeooo:rsid="016629f3" officeooo:paragraph-rsid="016629f3"/>
    </style:style>
    <style:style style:name="P77" style:family="paragraph" style:parent-style-name="Standard">
      <style:text-properties officeooo:rsid="0167250d" officeooo:paragraph-rsid="0167250d"/>
    </style:style>
    <style:style style:name="P78" style:family="paragraph" style:parent-style-name="Standard">
      <style:text-properties officeooo:rsid="0169dbb5" officeooo:paragraph-rsid="0169dbb5"/>
    </style:style>
    <style:style style:name="P79" style:family="paragraph" style:parent-style-name="Standard">
      <style:text-properties officeooo:rsid="016c4f76" officeooo:paragraph-rsid="016c4f76"/>
    </style:style>
    <style:style style:name="P80" style:family="paragraph" style:parent-style-name="Standard">
      <style:text-properties officeooo:rsid="016e24f4" officeooo:paragraph-rsid="016e24f4"/>
    </style:style>
    <style:style style:name="P81" style:family="paragraph" style:parent-style-name="Standard">
      <style:text-properties officeooo:rsid="016f2320" officeooo:paragraph-rsid="016f2320"/>
    </style:style>
    <style:style style:name="P82" style:family="paragraph" style:parent-style-name="Standard">
      <style:text-properties officeooo:rsid="016f2320" officeooo:paragraph-rsid="01703cd1"/>
    </style:style>
    <style:style style:name="P83" style:family="paragraph" style:parent-style-name="Standard">
      <style:text-properties officeooo:rsid="016f2320" officeooo:paragraph-rsid="017047a8"/>
    </style:style>
    <style:style style:name="P84" style:family="paragraph" style:parent-style-name="Standard">
      <style:text-properties officeooo:rsid="0176bca6" officeooo:paragraph-rsid="0176bca6"/>
    </style:style>
    <style:style style:name="P85" style:family="paragraph" style:parent-style-name="Standard">
      <style:text-properties officeooo:rsid="017d9f25" officeooo:paragraph-rsid="017d9f25"/>
    </style:style>
    <style:style style:name="P86" style:family="paragraph" style:parent-style-name="Standard">
      <style:text-properties officeooo:rsid="017dee30" officeooo:paragraph-rsid="017dee30"/>
    </style:style>
    <style:style style:name="P87" style:family="paragraph" style:parent-style-name="Standard">
      <style:text-properties officeooo:rsid="017fa1e4" officeooo:paragraph-rsid="017fa1e4"/>
    </style:style>
    <style:style style:name="P88" style:family="paragraph" style:parent-style-name="Standard">
      <style:text-properties officeooo:rsid="018103d7" officeooo:paragraph-rsid="018103d7"/>
    </style:style>
    <style:style style:name="P89" style:family="paragraph" style:parent-style-name="Standard">
      <style:text-properties officeooo:rsid="0182f517" officeooo:paragraph-rsid="0182f517"/>
    </style:style>
    <style:style style:name="P90" style:family="paragraph" style:parent-style-name="Standard">
      <style:text-properties officeooo:rsid="01884efb" officeooo:paragraph-rsid="01884efb"/>
    </style:style>
    <style:style style:name="P91" style:family="paragraph" style:parent-style-name="Standard">
      <style:text-properties officeooo:paragraph-rsid="01899acd"/>
    </style:style>
    <style:style style:name="P92" style:family="paragraph" style:parent-style-name="Standard">
      <style:text-properties officeooo:rsid="018ae782" officeooo:paragraph-rsid="018ae782"/>
    </style:style>
    <style:style style:name="P93" style:family="paragraph" style:parent-style-name="Standard">
      <style:text-properties officeooo:paragraph-rsid="01c05495"/>
    </style:style>
    <style:style style:name="P94" style:family="paragraph" style:parent-style-name="Standard">
      <style:text-properties officeooo:paragraph-rsid="01c3e92b"/>
    </style:style>
    <style:style style:name="P95" style:family="paragraph" style:parent-style-name="Standard">
      <style:text-properties officeooo:paragraph-rsid="01c4bd7c"/>
    </style:style>
    <style:style style:name="P96" style:family="paragraph" style:parent-style-name="Standard">
      <style:text-properties officeooo:rsid="01c70bd9" officeooo:paragraph-rsid="01c70bd9"/>
    </style:style>
    <style:style style:name="P97" style:family="paragraph" style:parent-style-name="Standard">
      <style:text-properties officeooo:paragraph-rsid="01c70bd9"/>
    </style:style>
    <style:style style:name="P98" style:family="paragraph" style:parent-style-name="Standard">
      <style:text-properties officeooo:rsid="01ca1303" officeooo:paragraph-rsid="01ca1303"/>
    </style:style>
    <style:style style:name="P99" style:family="paragraph" style:parent-style-name="Standard">
      <style:text-properties officeooo:rsid="01cf2e87" officeooo:paragraph-rsid="01cf2e87"/>
    </style:style>
    <style:style style:name="T1" style:family="text">
      <style:text-properties officeooo:rsid="0013819a"/>
    </style:style>
    <style:style style:name="T2" style:family="text">
      <style:text-properties fo:font-weight="bold" style:font-weight-asian="bold" style:font-weight-complex="bold"/>
    </style:style>
    <style:style style:name="T3" style:family="text">
      <style:text-properties fo:font-weight="bold" officeooo:rsid="00197050" style:font-weight-asian="bold" style:font-weight-complex="bold"/>
    </style:style>
    <style:style style:name="T4" style:family="text">
      <style:text-properties fo:font-weight="bold" officeooo:rsid="002dfdb6" style:font-weight-asian="bold" style:font-weight-complex="bold"/>
    </style:style>
    <style:style style:name="T5" style:family="text">
      <style:text-properties fo:font-weight="bold" officeooo:rsid="003071db" style:font-weight-asian="bold" style:font-weight-complex="bold"/>
    </style:style>
    <style:style style:name="T6" style:family="text">
      <style:text-properties fo:font-weight="bold" officeooo:rsid="003210c9" style:font-weight-asian="bold" style:font-weight-complex="bold"/>
    </style:style>
    <style:style style:name="T7" style:family="text">
      <style:text-properties fo:font-weight="bold" officeooo:rsid="0035953b" style:font-weight-asian="bold" style:font-weight-complex="bold"/>
    </style:style>
    <style:style style:name="T8" style:family="text">
      <style:text-properties fo:font-weight="bold" officeooo:rsid="003871db" style:font-weight-asian="bold" style:font-weight-complex="bold"/>
    </style:style>
    <style:style style:name="T9" style:family="text">
      <style:text-properties fo:font-weight="bold" officeooo:rsid="003a4e59" style:font-weight-asian="bold" style:font-weight-complex="bold"/>
    </style:style>
    <style:style style:name="T10" style:family="text">
      <style:text-properties fo:font-weight="bold" officeooo:rsid="0042c820" style:font-weight-asian="bold" style:font-weight-complex="bold"/>
    </style:style>
    <style:style style:name="T11" style:family="text">
      <style:text-properties fo:font-weight="bold" officeooo:rsid="0046061b" style:font-weight-asian="bold" style:font-weight-complex="bold"/>
    </style:style>
    <style:style style:name="T12" style:family="text">
      <style:text-properties fo:font-weight="bold" officeooo:rsid="00627bfb" style:font-weight-asian="bold" style:font-weight-complex="bold"/>
    </style:style>
    <style:style style:name="T13" style:family="text">
      <style:text-properties fo:font-weight="bold" officeooo:rsid="00666abb" style:font-weight-asian="bold" style:font-weight-complex="bold"/>
    </style:style>
    <style:style style:name="T14" style:family="text">
      <style:text-properties fo:font-weight="bold" officeooo:rsid="0063a55e" style:font-weight-asian="bold" style:font-weight-complex="bold"/>
    </style:style>
    <style:style style:name="T15" style:family="text">
      <style:text-properties fo:font-weight="bold" officeooo:rsid="006ac22e" style:font-weight-asian="bold" style:font-weight-complex="bold"/>
    </style:style>
    <style:style style:name="T16" style:family="text">
      <style:text-properties fo:font-weight="bold" officeooo:rsid="007c9c39" style:font-weight-asian="bold" style:font-weight-complex="bold"/>
    </style:style>
    <style:style style:name="T17" style:family="text">
      <style:text-properties fo:font-weight="bold" officeooo:rsid="00807eb0" style:font-weight-asian="bold" style:font-weight-complex="bold"/>
    </style:style>
    <style:style style:name="T18" style:family="text">
      <style:text-properties fo:font-weight="bold" officeooo:rsid="007f976b" style:font-weight-asian="bold" style:font-weight-complex="bold"/>
    </style:style>
    <style:style style:name="T19" style:family="text">
      <style:text-properties fo:font-weight="bold" officeooo:rsid="008281e0" style:font-weight-asian="bold" style:font-weight-complex="bold"/>
    </style:style>
    <style:style style:name="T20" style:family="text">
      <style:text-properties fo:font-weight="bold" officeooo:rsid="0085aecc" style:font-weight-asian="bold" style:font-weight-complex="bold"/>
    </style:style>
    <style:style style:name="T21" style:family="text">
      <style:text-properties fo:font-weight="bold" officeooo:rsid="00881595" style:font-weight-asian="bold" style:font-weight-complex="bold"/>
    </style:style>
    <style:style style:name="T22" style:family="text">
      <style:text-properties fo:font-weight="bold" officeooo:rsid="00906af2" style:font-weight-asian="bold" style:font-weight-complex="bold"/>
    </style:style>
    <style:style style:name="T23" style:family="text">
      <style:text-properties fo:font-weight="bold" officeooo:rsid="01002193" style:font-weight-asian="bold" style:font-weight-complex="bold"/>
    </style:style>
    <style:style style:name="T24" style:family="text">
      <style:text-properties fo:font-weight="bold" officeooo:rsid="012d8617" style:font-weight-asian="bold" style:font-weight-complex="bold"/>
    </style:style>
    <style:style style:name="T25" style:family="text">
      <style:text-properties fo:font-weight="bold" officeooo:rsid="0133e756" style:font-weight-asian="bold" style:font-weight-complex="bold"/>
    </style:style>
    <style:style style:name="T26" style:family="text">
      <style:text-properties fo:font-weight="bold" officeooo:rsid="01354fb4" style:font-weight-asian="bold" style:font-weight-complex="bold"/>
    </style:style>
    <style:style style:name="T27" style:family="text">
      <style:text-properties fo:font-weight="bold" officeooo:rsid="013b80b5" style:font-weight-asian="bold" style:font-weight-complex="bold"/>
    </style:style>
    <style:style style:name="T28" style:family="text">
      <style:text-properties fo:font-weight="bold" officeooo:rsid="013d2884" style:font-weight-asian="bold" style:font-weight-complex="bold"/>
    </style:style>
    <style:style style:name="T29" style:family="text">
      <style:text-properties fo:font-weight="bold" officeooo:rsid="01884efb" style:font-weight-asian="bold" style:font-weight-complex="bold"/>
    </style:style>
    <style:style style:name="T30" style:family="text">
      <style:text-properties fo:font-weight="bold" officeooo:rsid="01899acd" style:font-weight-asian="bold" style:font-weight-complex="bold"/>
    </style:style>
    <style:style style:name="T31" style:family="text">
      <style:text-properties fo:font-weight="bold" officeooo:rsid="0196f224" style:font-weight-asian="bold" style:font-weight-complex="bold"/>
    </style:style>
    <style:style style:name="T32" style:family="text">
      <style:text-properties fo:font-weight="bold" officeooo:rsid="00e7fb33" style:font-weight-asian="bold" style:font-weight-complex="bold"/>
    </style:style>
    <style:style style:name="T33" style:family="text">
      <style:text-properties officeooo:rsid="0018262d"/>
    </style:style>
    <style:style style:name="T34" style:family="text">
      <style:text-properties officeooo:rsid="00197050"/>
    </style:style>
    <style:style style:name="T35" style:family="text">
      <style:text-properties officeooo:rsid="001aba45"/>
    </style:style>
    <style:style style:name="T36" style:family="text">
      <style:text-properties officeooo:rsid="001f6186"/>
    </style:style>
    <style:style style:name="T37" style:family="text">
      <style:text-properties officeooo:rsid="0021159b"/>
    </style:style>
    <style:style style:name="T38" style:family="text">
      <style:text-properties officeooo:rsid="00211ae4"/>
    </style:style>
    <style:style style:name="T39" style:family="text">
      <style:text-properties officeooo:rsid="00224f0c"/>
    </style:style>
    <style:style style:name="T40" style:family="text">
      <style:text-properties officeooo:rsid="0028c336"/>
    </style:style>
    <style:style style:name="T41" style:family="text">
      <style:text-properties officeooo:rsid="002a2c2a"/>
    </style:style>
    <style:style style:name="T42" style:family="text">
      <style:text-properties officeooo:rsid="002c6ac4"/>
    </style:style>
    <style:style style:name="T43" style:family="text">
      <style:text-properties officeooo:rsid="002dfdb6"/>
    </style:style>
    <style:style style:name="T44" style:family="text">
      <style:text-properties officeooo:rsid="002e154d"/>
    </style:style>
    <style:style style:name="T45" style:family="text">
      <style:text-properties officeooo:rsid="002e9db9"/>
    </style:style>
    <style:style style:name="T46" style:family="text">
      <style:text-properties officeooo:rsid="0033bc77"/>
    </style:style>
    <style:style style:name="T47" style:family="text">
      <style:text-properties fo:font-weight="normal" style:font-weight-asian="normal" style:font-weight-complex="normal"/>
    </style:style>
    <style:style style:name="T48" style:family="text">
      <style:text-properties fo:font-weight="normal" officeooo:rsid="004d6171" style:font-weight-asian="normal" style:font-weight-complex="normal"/>
    </style:style>
    <style:style style:name="T49" style:family="text">
      <style:text-properties fo:font-weight="normal" officeooo:rsid="00807eb0" style:font-weight-asian="normal" style:font-weight-complex="normal"/>
    </style:style>
    <style:style style:name="T50" style:family="text">
      <style:text-properties fo:font-weight="normal" officeooo:rsid="0085aecc" style:font-weight-asian="normal" style:font-weight-complex="normal"/>
    </style:style>
    <style:style style:name="T51" style:family="text">
      <style:text-properties fo:font-weight="normal" officeooo:rsid="00881595" style:font-weight-asian="normal" style:font-weight-complex="normal"/>
    </style:style>
    <style:style style:name="T52" style:family="text">
      <style:text-properties fo:font-weight="normal" officeooo:rsid="00933235" style:font-weight-asian="normal" style:font-weight-complex="normal"/>
    </style:style>
    <style:style style:name="T53" style:family="text">
      <style:text-properties fo:font-weight="normal" officeooo:rsid="00c90668" style:font-weight-asian="normal" style:font-weight-complex="normal"/>
    </style:style>
    <style:style style:name="T54" style:family="text">
      <style:text-properties fo:font-weight="normal" officeooo:rsid="00f0f289" style:font-weight-asian="normal" style:font-weight-complex="normal"/>
    </style:style>
    <style:style style:name="T55" style:family="text">
      <style:text-properties fo:font-weight="normal" officeooo:rsid="00f2781b" style:font-weight-asian="normal" style:font-weight-complex="normal"/>
    </style:style>
    <style:style style:name="T56" style:family="text">
      <style:text-properties fo:font-weight="normal" officeooo:rsid="00f5a68a" style:font-weight-asian="normal" style:font-weight-complex="normal"/>
    </style:style>
    <style:style style:name="T57" style:family="text">
      <style:text-properties fo:font-weight="normal" officeooo:rsid="00f769a3" style:font-weight-asian="normal" style:font-weight-complex="normal"/>
    </style:style>
    <style:style style:name="T58" style:family="text">
      <style:text-properties fo:font-weight="normal" officeooo:rsid="00f84fd3" style:font-weight-asian="normal" style:font-weight-complex="normal"/>
    </style:style>
    <style:style style:name="T59" style:family="text">
      <style:text-properties fo:font-weight="normal" officeooo:rsid="00fa985a" style:font-weight-asian="normal" style:font-weight-complex="normal"/>
    </style:style>
    <style:style style:name="T60" style:family="text">
      <style:text-properties fo:font-weight="normal" officeooo:rsid="00fb5912" style:font-weight-asian="normal" style:font-weight-complex="normal"/>
    </style:style>
    <style:style style:name="T61" style:family="text">
      <style:text-properties fo:font-weight="normal" officeooo:rsid="013d2884" style:font-weight-asian="normal" style:font-weight-complex="normal"/>
    </style:style>
    <style:style style:name="T62" style:family="text">
      <style:text-properties fo:font-weight="normal" officeooo:rsid="013efb7e" style:font-weight-asian="normal" style:font-weight-complex="normal"/>
    </style:style>
    <style:style style:name="T63" style:family="text">
      <style:text-properties fo:font-weight="normal" officeooo:rsid="013f2d4c" style:font-weight-asian="normal" style:font-weight-complex="normal"/>
    </style:style>
    <style:style style:name="T64" style:family="text">
      <style:text-properties fo:font-weight="normal" officeooo:rsid="01899acd" style:font-weight-asian="normal" style:font-weight-complex="normal"/>
    </style:style>
    <style:style style:name="T65" style:family="text">
      <style:text-properties officeooo:rsid="0035953b"/>
    </style:style>
    <style:style style:name="T66" style:family="text">
      <style:text-properties officeooo:rsid="00377789"/>
    </style:style>
    <style:style style:name="T67" style:family="text">
      <style:text-properties officeooo:rsid="003a4e59"/>
    </style:style>
    <style:style style:name="T68" style:family="text">
      <style:text-properties officeooo:rsid="003ee58a"/>
    </style:style>
    <style:style style:name="T69" style:family="text">
      <style:text-properties officeooo:rsid="00419d56"/>
    </style:style>
    <style:style style:name="T70" style:family="text">
      <style:text-properties officeooo:rsid="00427c5f"/>
    </style:style>
    <style:style style:name="T71" style:family="text">
      <style:text-properties officeooo:rsid="0042c820"/>
    </style:style>
    <style:style style:name="T72" style:family="text">
      <style:text-properties officeooo:rsid="004464d7"/>
    </style:style>
    <style:style style:name="T73" style:family="text">
      <style:text-properties officeooo:rsid="0044c68d"/>
    </style:style>
    <style:style style:name="T74" style:family="text">
      <style:text-properties officeooo:rsid="0046061b"/>
    </style:style>
    <style:style style:name="T75" style:family="text">
      <style:text-properties officeooo:rsid="0047238e"/>
    </style:style>
    <style:style style:name="T76" style:family="text">
      <style:text-properties fo:color="#569cd6" loext:opacity="100%"/>
    </style:style>
    <style:style style:name="T77" style:family="text">
      <style:text-properties fo:color="#569cd6" loext:opacity="100%" style:font-name="Droid Sans Mono" fo:font-size="10.5pt" fo:font-weight="normal" fo:background-color="#1e1e1e" loext:char-shading-value="0"/>
    </style:style>
    <style:style style:name="T78" style:family="text">
      <style:text-properties fo:color="#d4d4d4" loext:opacity="100%" style:font-name="Droid Sans Mono" fo:font-size="10.5pt" fo:font-weight="normal" fo:background-color="#1e1e1e" loext:char-shading-value="0"/>
    </style:style>
    <style:style style:name="T79" style:family="text">
      <style:text-properties fo:color="#ce9178" loext:opacity="100%"/>
    </style:style>
    <style:style style:name="T80" style:family="text">
      <style:text-properties fo:color="#ce9178" loext:opacity="100%" style:font-name="Droid Sans Mono" fo:font-size="10.5pt" fo:font-weight="normal" fo:background-color="#1e1e1e" loext:char-shading-value="0"/>
    </style:style>
    <style:style style:name="T81" style:family="text">
      <style:text-properties style:font-weight-asian="bold" style:font-weight-complex="bold"/>
    </style:style>
    <style:style style:name="T82" style:family="text">
      <style:text-properties style:text-underline-style="none" fo:font-weight="bold" style:font-weight-asian="bold" style:font-weight-complex="bold"/>
    </style:style>
    <style:style style:name="T83" style:family="text">
      <style:text-properties officeooo:rsid="0058b78f"/>
    </style:style>
    <style:style style:name="T84" style:family="text">
      <style:text-properties officeooo:rsid="0059041f"/>
    </style:style>
    <style:style style:name="T85" style:family="text">
      <style:text-properties officeooo:rsid="00627bfb"/>
    </style:style>
    <style:style style:name="T86" style:family="text">
      <style:text-properties officeooo:rsid="0063a55e"/>
    </style:style>
    <style:style style:name="T87" style:family="text">
      <style:text-properties officeooo:rsid="00666abb"/>
    </style:style>
    <style:style style:name="T88" style:family="text">
      <style:text-properties officeooo:rsid="006ac22e"/>
    </style:style>
    <style:style style:name="T89" style:family="text">
      <style:text-properties officeooo:rsid="006ca7e6"/>
    </style:style>
    <style:style style:name="T90" style:family="text">
      <style:text-properties officeooo:rsid="006d7a61"/>
    </style:style>
    <style:style style:name="T91" style:family="text">
      <style:text-properties officeooo:rsid="006db412"/>
    </style:style>
    <style:style style:name="T92" style:family="text">
      <style:text-properties officeooo:rsid="006f71b2"/>
    </style:style>
    <style:style style:name="T93" style:family="text">
      <style:text-properties officeooo:rsid="00726842"/>
    </style:style>
    <style:style style:name="T94" style:family="text">
      <style:text-properties officeooo:rsid="007a82ae"/>
    </style:style>
    <style:style style:name="T95" style:family="text">
      <style:text-properties officeooo:rsid="007a8c05"/>
    </style:style>
    <style:style style:name="T96" style:family="text">
      <style:text-properties officeooo:rsid="007c9c39"/>
    </style:style>
    <style:style style:name="T97" style:family="text">
      <style:text-properties officeooo:rsid="007f976b"/>
    </style:style>
    <style:style style:name="T98" style:family="text">
      <style:text-properties fo:color="#6a9955" loext:opacity="100%" style:font-name="Droid Sans Mono" fo:font-size="10.5pt" fo:font-weight="normal" officeooo:rsid="00f2781b" fo:background-color="#1e1e1e" loext:char-shading-value="0" style:font-weight-asian="normal" style:font-weight-complex="normal"/>
    </style:style>
    <style:style style:name="T99" style:family="text">
      <style:text-properties officeooo:rsid="00a9cd57"/>
    </style:style>
    <style:style style:name="T100" style:family="text">
      <style:text-properties officeooo:rsid="00acd2cb"/>
    </style:style>
    <style:style style:name="T101" style:family="text">
      <style:text-properties officeooo:rsid="00b0acda"/>
    </style:style>
    <style:style style:name="T102" style:family="text">
      <style:text-properties officeooo:rsid="00b5e82f"/>
    </style:style>
    <style:style style:name="T103" style:family="text">
      <style:text-properties officeooo:rsid="00b6e656"/>
    </style:style>
    <style:style style:name="T104" style:family="text">
      <style:text-properties officeooo:rsid="00b884a5"/>
    </style:style>
    <style:style style:name="T105" style:family="text">
      <style:text-properties officeooo:rsid="00c90668"/>
    </style:style>
    <style:style style:name="T106" style:family="text">
      <style:text-properties officeooo:rsid="00ce2626"/>
    </style:style>
    <style:style style:name="T107" style:family="text">
      <style:text-properties officeooo:rsid="00ce85ca"/>
    </style:style>
    <style:style style:name="T108" style:family="text">
      <style:text-properties officeooo:rsid="00d6bfbb"/>
    </style:style>
    <style:style style:name="T109" style:family="text">
      <style:text-properties officeooo:rsid="00d723dd"/>
    </style:style>
    <style:style style:name="T110" style:family="text">
      <style:text-properties officeooo:rsid="00d88036"/>
    </style:style>
    <style:style style:name="T111" style:family="text">
      <style:text-properties officeooo:rsid="00dac241"/>
    </style:style>
    <style:style style:name="T112" style:family="text">
      <style:text-properties officeooo:rsid="00dd64b1"/>
    </style:style>
    <style:style style:name="T113" style:family="text">
      <style:text-properties officeooo:rsid="00de0a54"/>
    </style:style>
    <style:style style:name="T114" style:family="text">
      <style:text-properties officeooo:rsid="00deee22"/>
    </style:style>
    <style:style style:name="T115" style:family="text">
      <style:text-properties officeooo:rsid="00e28350"/>
    </style:style>
    <style:style style:name="T116" style:family="text">
      <style:text-properties officeooo:rsid="00e30fbb"/>
    </style:style>
    <style:style style:name="T117" style:family="text">
      <style:text-properties officeooo:rsid="00e3a789"/>
    </style:style>
    <style:style style:name="T118" style:family="text">
      <style:text-properties officeooo:rsid="00e4af55"/>
    </style:style>
    <style:style style:name="T119" style:family="text">
      <style:text-properties officeooo:rsid="00f0f289"/>
    </style:style>
    <style:style style:name="T120" style:family="text">
      <style:text-properties officeooo:rsid="00f2781b"/>
    </style:style>
    <style:style style:name="T121" style:family="text">
      <style:text-properties officeooo:rsid="00f84fd3"/>
    </style:style>
    <style:style style:name="T122" style:family="text">
      <style:text-properties officeooo:rsid="00fb5912"/>
    </style:style>
    <style:style style:name="T123" style:family="text">
      <style:text-properties officeooo:rsid="0101a55c"/>
    </style:style>
    <style:style style:name="T124" style:family="text">
      <style:text-properties officeooo:rsid="01020f83"/>
    </style:style>
    <style:style style:name="T125" style:family="text">
      <style:text-properties officeooo:rsid="010573c3"/>
    </style:style>
    <style:style style:name="T126" style:family="text">
      <style:text-properties officeooo:rsid="01085ed3"/>
    </style:style>
    <style:style style:name="T127" style:family="text">
      <style:text-properties officeooo:rsid="0116dd5d"/>
    </style:style>
    <style:style style:name="T128" style:family="text">
      <style:text-properties officeooo:rsid="0116fb7d"/>
    </style:style>
    <style:style style:name="T129" style:family="text">
      <style:text-properties officeooo:rsid="0118c938"/>
    </style:style>
    <style:style style:name="T130" style:family="text">
      <style:text-properties officeooo:rsid="011aaadc"/>
    </style:style>
    <style:style style:name="T131" style:family="text">
      <style:text-properties officeooo:rsid="011f87ac"/>
    </style:style>
    <style:style style:name="T132" style:family="text">
      <style:text-properties officeooo:rsid="0146361f"/>
    </style:style>
    <style:style style:name="T133" style:family="text">
      <style:text-properties officeooo:rsid="01503636"/>
    </style:style>
    <style:style style:name="T134" style:family="text">
      <style:text-properties officeooo:rsid="01512d62"/>
    </style:style>
    <style:style style:name="T135" style:family="text">
      <style:text-properties officeooo:rsid="01518aa6"/>
    </style:style>
    <style:style style:name="T136" style:family="text">
      <style:text-properties officeooo:rsid="01539d23"/>
    </style:style>
    <style:style style:name="T137" style:family="text">
      <style:text-properties officeooo:rsid="0154326f"/>
    </style:style>
    <style:style style:name="T138" style:family="text">
      <style:text-properties officeooo:rsid="0156fbd3"/>
    </style:style>
    <style:style style:name="T139" style:family="text">
      <style:text-properties officeooo:rsid="01595b2a"/>
    </style:style>
    <style:style style:name="T140" style:family="text">
      <style:text-properties officeooo:rsid="0159ad39"/>
    </style:style>
    <style:style style:name="T141" style:family="text">
      <style:text-properties officeooo:rsid="0165c859"/>
    </style:style>
    <style:style style:name="T142" style:family="text">
      <style:text-properties officeooo:rsid="0182f517"/>
    </style:style>
    <style:style style:name="T143" style:family="text">
      <style:text-properties officeooo:rsid="01835269"/>
    </style:style>
    <style:style style:name="T144" style:family="text">
      <style:text-properties officeooo:rsid="0185298f"/>
    </style:style>
    <style:style style:name="T145" style:family="text">
      <style:text-properties officeooo:rsid="01881df4"/>
    </style:style>
    <style:style style:name="T146" style:family="text">
      <style:text-properties officeooo:rsid="01899acd"/>
    </style:style>
    <style:style style:name="T147" style:family="text">
      <style:text-properties officeooo:rsid="0192a982"/>
    </style:style>
    <style:style style:name="T148" style:family="text">
      <style:text-properties officeooo:rsid="01932cd9"/>
    </style:style>
    <style:style style:name="T149" style:family="text">
      <style:text-properties officeooo:rsid="01966692"/>
    </style:style>
    <style:style style:name="T150" style:family="text">
      <style:text-properties officeooo:rsid="01b4dab1"/>
    </style:style>
    <style:style style:name="T151" style:family="text">
      <style:text-properties officeooo:rsid="01b6af89"/>
    </style:style>
    <style:style style:name="T152" style:family="text">
      <style:text-properties officeooo:rsid="01b8fab5"/>
    </style:style>
    <style:style style:name="T153" style:family="text">
      <style:text-properties officeooo:rsid="01bc3584"/>
    </style:style>
    <style:style style:name="T154" style:family="text">
      <style:text-properties officeooo:rsid="01bcb78a"/>
    </style:style>
    <style:style style:name="T155" style:family="text">
      <style:text-properties officeooo:rsid="01bf271b"/>
    </style:style>
    <style:style style:name="T156" style:family="text">
      <style:text-properties officeooo:rsid="01c05495"/>
    </style:style>
    <style:style style:name="T157" style:family="text">
      <style:text-properties officeooo:rsid="01c3e92b"/>
    </style:style>
    <style:style style:name="T158" style:family="text">
      <style:text-properties officeooo:rsid="01c4bd7c"/>
    </style:style>
    <style:style style:name="T159" style:family="text">
      <style:text-properties officeooo:rsid="01c6d72b"/>
    </style:style>
    <style:style style:name="T160" style:family="text">
      <style:text-properties officeooo:rsid="01c70bd9"/>
    </style:style>
    <style:style style:name="T161" style:family="text">
      <style:text-properties officeooo:rsid="01c866ab"/>
    </style:style>
    <style:style style:name="T162" style:family="text">
      <style:text-properties officeooo:rsid="01ca13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1.W<text:span text:style-name="T1">h</text:span>at is RenderController and how to used</text:p>
      <text:p text:style-name="Standard"/>
      <text:p text:style-name="Standard"><text:s text:c="3"/><text:span text:style-name="T2"><text:s/>=&gt;Embedding Controllers</text:span></text:p>
      <text:p text:style-name="Standard"><text:s text:c="8"/>=<text:span text:style-name="T2">&gt;</text:span><text:span text:style-name="T47">embed the result of executing some controller with the render() and controller() Twig <text:tab/>functions.</text:span></text:p>
      <text:p text:style-name="Standard"><text:s text:c="8"/>=<text:span text:style-name="T2">&gt;</text:span><text:span text:style-name="T47">it used to display the content of twig</text:span></text:p>
      <text:p text:style-name="Standard"><text:s text:c="8"/>=&gt;<text:span text:style-name="T2">two way to we <text:s/>render page</text:span></text:p>
      <text:p text:style-name="Standard"/>
      <text:p text:style-name="Standard"><text:s text:c="12"/>=&gt;<text:span text:style-name="T2"> first <text:s/>render using path and url</text:span></text:p>
      <text:p text:style-name="Standard"><text:s text:c="12"/>=&gt; s<text:span text:style-name="T2">econd render using controller</text:span></text:p>
      <text:p text:style-name="Standard"/>
      <text:p text:style-name="Standard"><text:s text:c="12"/><text:span text:style-name="T2">Example</text:span></text:p>
      <text:p text:style-name="Standard"/>
      <text:p text:style-name="Standard"><text:s text:c="12"/>1 =&gt;</text:p>
      <text:p text:style-name="Standard"><text:s text:c="9"/><text:span text:style-name="T2"><text:s text:c="3"/>{{ render(url('user_translator')) }}</text:span></text:p>
      <text:p text:style-name="P1"><text:s text:c="12"/>{{ render(path('user_translator')) }}</text:p>
      <text:p text:style-name="Standard"/>
      <text:p text:style-name="Standard"><text:s text:c="12"/>2 =&gt;</text:p>
      <text:p text:style-name="Standard"><text:s text:c="11"/><text:span text:style-name="T2"><text:s/>{</text:span><text:span text:style-name="T82">{ render(controller(</text:span></text:p>
      <text:p text:style-name="P12"><text:s text:c="12"/>'App\\Controller\\UserController::getUSerCustomSQlQuery'</text:p>
      <text:p text:style-name="P12"><text:s text:c="12"/>)) }}</text:p>
      <text:p text:style-name="Standard"/>
      <text:p text:style-name="Standard"/>
      <text:p text:style-name="Standard">2.<text:span text:style-name="T2">How to find RenderController request paramtes</text:span></text:p>
      <text:p text:style-name="Standard"/>
      <text:p text:style-name="Standard"><text:s text:c="5"/>=&gt;<text:span text:style-name="T47">We wil set the request paramter in controller render and render function using "{}" <text:tab/>value</text:span></text:p>
      <text:p text:style-name="Standard"><text:s text:c="4"/>=&gt;<text:span text:style-name="T47">we <text:s/>same as the route url to set as paramter</text:span></text:p>
      <text:p text:style-name="Standard"/>
      <text:p text:style-name="Standard"><text:s text:c="8"/><text:span text:style-name="T2">Example</text:span></text:p>
      <text:p text:style-name="Standard"/>
      <text:p text:style-name="Standard"><text:s text:c="7"/><text:span text:style-name="T2">1. render twig</text:span></text:p>
      <text:p text:style-name="Standard"><text:s text:c="12"/><text:span text:style-name="T2">{{ render(path('get_user_custom_sql_query', {id: 3})) }}</text:span></text:p>
      <text:p text:style-name="Standard"/>
      <text:p text:style-name="Standard"><text:s text:c="7"/>2. <text:span text:style-name="T2">Controller</text:span></text:p>
      <text:p text:style-name="Standard"/>
      <text:p text:style-name="Standard"><text:s text:c="10"/><text:span text:style-name="T2"><text:s/>{{ render(controller(</text:span></text:p>
      <text:p text:style-name="P1"><text:s text:c="12"/>'App\\Controller\\UserController::getUSerCustomSQlQuery', {id: 5}</text:p>
      <text:p text:style-name="P1"><text:s text:c="12"/>)) }}</text:p>
      <text:p text:style-name="Standard"/>
      <text:p text:style-name="Standard"><text:s text:c="7"/><text:span text:style-name="T2"><text:s/>it same as the</text:span></text:p>
      <text:p text:style-name="Standard"/>
      <text:p text:style-name="Standard"><text:s text:c="10"/><text:span text:style-name="T2"><text:s text:c="2"/>url =&gt; https://127.0.0.1:8000/get_user_custom_sql_query/5</text:span></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1">3. Master tiwg file <text:s/>have set vairble is access in child twig file</text:p>
      <text:p text:style-name="Standard"/>
      <text:p text:style-name="Standard"><text:s text:c="4"/>=&gt;<text:span text:style-name="T83">A</text:span>ccess master vairble is <text:s/>in child twig file page <text:span text:style-name="T84">it possible </text:span></text:p>
      <text:p text:style-name="Standard"/>
      <text:p text:style-name="P16">Example</text:p>
      <text:p text:style-name="P16"/>
      <text:p text:style-name="P16">base.htmll.twig</text:p>
      <text:p text:style-name="P17"/>
      <text:p text:style-name="P17"><text:s text:c="9"/>{% set a_variable="5" %}</text:p>
      <text:p text:style-name="P16"><text:s text:c="9"/>user_list.html.tiwg</text:p>
      <text:p text:style-name="P16"/>
      <text:p text:style-name="P16"><text:s text:c="16"/>=&gt;define this variable as global</text:p>
      <text:p text:style-name="P16"><text:s text:c="16"/>=&gt;it access when extention</text:p>
      <text:p text:style-name="P16"><text:s text:c="16"/>=&gt;it access</text:p>
      <text:p text:style-name="P16"><text:s text:c="16"/>=&gt;child file</text:p>
      <text:p text:style-name="P16"><text:s text:c="12"/>{% block body %}</text:p>
      <text:p text:style-name="P16"/>
      <text:p text:style-name="P16"><text:s text:c="18"/><text:span text:style-name="T2"><text:s text:c="2"/>{{ a_variable }}</text:span></text:p>
      <text:p text:style-name="P16"/>
      <text:p text:style-name="P16"><text:s text:c="13"/>{% endblo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4. ORM example with join table and relationship <text:s/>example</text:p>
      <text:p text:style-name="Standard"/>
      <text:p text:style-name="Standard"/>
      <text:p text:style-name="Standard"><text:tab/><text:span text:style-name="T85">=&gt;</text:span><text:span text:style-name="T12">There are two main relationship/association types:</text:span></text:p>
      <text:p text:style-name="Standard"><text:tab/><text:span text:style-name="T86">=&gt;</text:span><text:span text:style-name="T14"> ManyToOne / OneToMany</text:span></text:p>
      <text:p text:style-name="Standard"><text:s text:c="16"/>=&gt;The most common relationship, mapped in the database with a foreign key column <text:tab/>(e.g. a category_id column on the product table). This is actually only one association type, <text:tab/>but seen from the two different sides of the relation.</text:p>
      <text:p text:style-name="Standard"/>
      <text:p text:style-name="Standard"><text:tab/><text:span text:style-name="T87">=</text:span><text:span text:style-name="T13">&gt;ManyToMany</text:span></text:p>
      <text:p text:style-name="Standard"><text:s text:c="16"/>=&gt;Uses a join table and is needed when both sides of the relationship can have many of <text:tab/>the other side (e.g. "students" and "classes": each student is in many classes, and each class <text:tab/>has many students).</text:p>
      <text:p text:style-name="Standard"><text:tab/></text:p>
      <text:p text:style-name="Standard"><text:tab/><text:span text:style-name="T88">=&gt;</text:span><text:span text:style-name="T15">OneToOne relationship</text:span><text:span text:style-name="T88"> </text:span></text:p>
      <text:p text:style-name="Standard"><text:s text:c="16"/>=&gt;User has one Profile and vice versa</text:p>
      <text:p text:style-name="Standard"><text:tab/> <text:s text:c="3"/><text:span text:style-name="T89">=&gt;Create One new enetity like user work </text:span>we have add clounm and set the relation</text:p>
      <text:p text:style-name="Standard"/>
      <text:p text:style-name="Standard"/>
      <text:p text:style-name="Standard"><text:tab/><text:span text:style-name="T90">Example</text:span></text:p>
      <text:p text:style-name="Standard"/>
      <text:p text:style-name="Standard"><text:tab/>&gt; UsersWork <text:span text:style-name="T90">E</text:span><text:span text:style-name="T91">n</text:span><text:span text:style-name="T90">tity</text:span></text:p>
      <text:p text:style-name="Standard"/>
      <text:p text:style-name="Standard"><text:s text:c="24"/>Your entity already exists! So let's add some new fields!</text:p>
      <text:p text:style-name="Standard"/>
      <text:p text:style-name="Standard"><text:s text:c="24"/>New property name (press &lt;return&gt; to stop adding fields):</text:p>
      <text:p text:style-name="Standard"><text:s text:c="24"/>&gt; user</text:p>
      <text:p text:style-name="Standard"/>
      <text:p text:style-name="Standard"><text:s text:c="24"/>Field type (enter ? to see all types) [string]:</text:p>
      <text:p text:style-name="Standard"><text:s text:c="24"/>&gt; relation</text:p>
      <text:p text:style-name="Standard"/>
      <text:p text:style-name="Standard"><text:s text:c="24"/>What class should this entity be related to?:</text:p>
      <text:p text:style-name="Standard"><text:s text:c="24"/>&gt; User</text:p>
      <text:p text:style-name="Standard"/>
      <text:p text:style-name="Standard"><text:s text:c="24"/>What type of relationship is this?</text:p>
      <text:p text:style-name="Standard"><text:s text:c="24"/>------------ ----------------------------------------------------------------------</text:p>
      <text:p text:style-name="Standard"><text:s text:c="24"/>Type <text:s text:c="8"/>Description</text:p>
      <text:p text:style-name="Standard"><text:s text:c="24"/>------------ ----------------------------------------------------------------------</text:p>
      <text:p text:style-name="Standard"><text:s text:c="24"/><text:span text:style-name="T2">ManyToOne <text:s text:c="3"/>Each UsersWork relates to (has) one User.</text:span></text:p>
      <text:p text:style-name="P1"><text:s text:c="36"/>Each User can relate to (can have) many UsersWork objects.</text:p>
      <text:p text:style-name="P1"/>
      <text:p text:style-name="P1"><text:s text:c="24"/>OneToMany <text:s text:c="3"/>Each UsersWork can relate to (can have) many User objects.</text:p>
      <text:p text:style-name="P1"><text:s text:c="36"/>Each User relates to (has) one UsersWork.</text:p>
      <text:p text:style-name="P1"/>
      <text:p text:style-name="P1"><text:s text:c="24"/>ManyToMany <text:s text:c="2"/>Each UsersWork can relate to (can have) many User objects.</text:p>
      <text:p text:style-name="P1"><text:s text:c="36"/>Each User can also relate to (can also have) many UsersWork objects.</text:p>
      <text:p text:style-name="P1"/>
      <text:p text:style-name="P1"><text:s text:c="24"/>OneToOne <text:s text:c="4"/>Each UsersWork relates to (has) exactly one User.</text:p>
      <text:p text:style-name="P1"><text:s text:c="36"/>Each User also relates to (has) exactly one UsersWork.</text:p>
      <text:p text:style-name="Standard"><text:s text:c="24"/>------------ ----------------------------------------------------------------------</text:p>
      <text:p text:style-name="Standard"/>
      <text:p text:style-name="Standard"><text:soft-page-break/><text:s text:c="24"/>Relation type? [ManyToOne, OneToMany, ManyToMany, OneToOne]:</text:p>
      <text:p text:style-name="Standard"><text:s text:c="24"/>&gt; ManyToOne</text:p>
      <text:p text:style-name="Standard"/>
      <text:p text:style-name="Standard"><text:s text:c="24"/>Is the UsersWork.user property allowed to be null (nullable)? (yes/no) [yes]:</text:p>
      <text:p text:style-name="Standard"><text:s text:c="24"/>&gt; no</text:p>
      <text:p text:style-name="Standard"/>
      <text:p text:style-name="Standard"><text:s text:c="24"/>Do you want to add a new property to User so that you can access/update UsersWork <text:tab/><text:tab/>objects from it - e.g. $user-&gt;getUsersWorks()? (yes/no) [yes]:</text:p>
      <text:p text:style-name="Standard"><text:s text:c="24"/>&gt; yes</text:p>
      <text:p text:style-name="Standard"/>
      <text:p text:style-name="Standard"><text:s text:c="24"/>A new property will also be added to the User class so that you can access the related <text:tab/><text:tab/>UsersWork objects from it.</text:p>
      <text:p text:style-name="Standard"/>
      <text:p text:style-name="Standard"><text:s text:c="24"/>New field name inside User [usersWorks]:</text:p>
      <text:p text:style-name="Standard"><text:s text:c="24"/>&gt;</text:p>
      <text:p text:style-name="Standard"/>
      <text:p text:style-name="Standard"><text:s text:c="24"/>Do you want to activate orphanRemoval on your relationship?</text:p>
      <text:p text:style-name="Standard"><text:s text:c="24"/>A UsersWork is "orphaned" when it is removed from its related User.</text:p>
      <text:p text:style-name="Standard"><text:s text:c="24"/>e.g. $user-&gt;removeUsersWork($usersWork)</text:p>
      <text:p text:style-name="Standard"/>
      <text:p text:style-name="Standard"><text:s text:c="24"/>NOTE: If a UsersWork may *change* from one User to another, answer "no".</text:p>
      <text:p text:style-name="Standard"/>
      <text:p text:style-name="Standard"><text:s text:c="24"/>Do you want to automatically delete orphaned App\Entity\UsersWork objects <text:tab/><text:tab/><text:tab/>(orphanRemoval)? (yes/no) [no]:</text:p>
      <text:p text:style-name="Standard"><text:s text:c="24"/>&gt; no</text:p>
      <text:p text:style-name="Standard"/>
      <text:p text:style-name="Standard"><text:s text:c="24"/>updated: src/Entity/UsersWork.php</text:p>
      <text:p text:style-name="Standard"><text:s text:c="24"/>updated: src/Entity/User.php</text:p>
      <text:p text:style-name="Standard"/>
      <text:p text:style-name="Standard"><text:s text:c="24"/>Add another property? Enter the property name (or press &lt;return&gt; to stop adding <text:tab/><text:tab/>fields):</text:p>
      <text:p text:style-name="Standard"><text:s text:c="24"/>&gt;</text:p>
      <text:p text:style-name="Standard"/>
      <text:p text:style-name="Standard"/>
      <text:p text:style-name="Standard"/>
      <text:p text:style-name="Standard"><text:s text:c="24"/>Success!</text:p>
      <text:p text:style-name="Standard"/>
      <text:p text:style-name="Standard"/>
      <text:p text:style-name="Standard"><text:s text:c="24"/>Next: When you're ready, create a migration with php bin/console make:migration</text:p>
      <text:p text:style-name="Standard"/>
      <text:p text:style-name="Standard"><text:s text:c="24"/>vipula@aum18:~/web/vca-symfony-demo/MyFirstDemo$ php bin/console <text:tab/><text:tab/><text:tab/>make:migratio</text:p>
      <text:p text:style-name="Standard"/>
      <text:p text:style-name="Standard"><text:tab/><text:span text:style-name="T92">=&gt; run migration command</text:span></text:p>
      <text:p text:style-name="Standard"><text:tab/><text:tab/></text:p>
      <text:p text:style-name="Standard"><text:tab/><text:tab/><text:tab/> <text:s/><text:span text:style-name="T2">php bin/console make:migration</text:span></text:p>
      <text:p text:style-name="P1"><text:tab/><text:tab/><text:tab/> <text:s/>php bin/console doctrine:migrations:migrate</text:p>
      <text:p text:style-name="Standard"/>
      <text:p text:style-name="Standard"><text:tab/><text:span text:style-name="T93">=&gt;databse have now two table </text:span></text:p>
      <text:p text:style-name="Standard"><text:tab/><text:tab/></text:p>
      <text:p text:style-name="Standard"><text:tab/><text:tab/>create two table inside the databse one user,userswork</text:p>
      <text:p text:style-name="Standard"/>
      <text:p text:style-name="Standard"><text:soft-page-break/></text:p>
      <text:p text:style-name="Standard"/>
      <text:p text:style-name="P39">=&gt;Store Records in table wioth relation </text:p>
      <text:p text:style-name="P39"/>
      <text:p text:style-name="P39"><text:tab/><text:tab/>Example</text:p>
      <text:p text:style-name="P39"><text:tab/><text:tab/><text:span text:style-name="T2"> $entityManager = $doctrine-&gt;getManager();</text:span></text:p>
      <text:p text:style-name="P19"/>
      <text:p text:style-name="P19"><text:s text:c="28"/>$user= new User();</text:p>
      <text:p text:style-name="P19"><text:s text:c="28"/>$user-&gt;setName('vipul_Dev');</text:p>
      <text:p text:style-name="P19"><text:s text:c="28"/>$user-&gt;setEmail('vipul@gmail.com');</text:p>
      <text:p text:style-name="P19"><text:s text:c="28"/>$user-&gt;setGender('Male');</text:p>
      <text:p text:style-name="P19"><text:s text:c="28"/>$user-&gt;setDesciption('text');</text:p>
      <text:p text:style-name="P19"><text:s text:c="28"/>$user-&gt;setStatus(1);</text:p>
      <text:p text:style-name="P19"/>
      <text:p text:style-name="P19"><text:s text:c="28"/>//$user = $entityManager-&gt;getRepository(User::class)-&gt;find(2);</text:p>
      <text:p text:style-name="P19"/>
      <text:p text:style-name="P19"><text:s text:c="28"/>$userwork= new UsersWork();</text:p>
      <text:p text:style-name="P19"><text:s text:c="28"/>$userwork-&gt;setTaskname('vipul_Devdfsdf');</text:p>
      <text:p text:style-name="P19"><text:s text:c="28"/>$userwork-&gt;setStartdate('03-03-2023');</text:p>
      <text:p text:style-name="P19"><text:s text:c="28"/>$userwork-&gt;setEnddate('04-03-2023');</text:p>
      <text:p text:style-name="P19"><text:s text:c="28"/>$userwork-&gt;setStatus(1);</text:p>
      <text:p text:style-name="P19"><text:s text:c="28"/>$userwork-&gt;setUser($user);</text:p>
      <text:p text:style-name="P19"/>
      <text:p text:style-name="P19"/>
      <text:p text:style-name="P19"/>
      <text:p text:style-name="P19"/>
      <text:p text:style-name="P19"><text:s text:c="28"/>$entityManager-&gt;persist($user);</text:p>
      <text:p text:style-name="P19"><text:s text:c="28"/>$entityManager-&gt;persist($userwork);</text:p>
      <text:p text:style-name="P19"><text:tab/><text:tab/> <text:s text:c="3"/>$entityManager-&gt;flush();</text:p>
      <text:p text:style-name="P19"/>
      <text:p text:style-name="P19"/>
      <text:p text:style-name="P20">=&gt;<text:span text:style-name="T94">T</text:span>ype of relationship</text:p>
      <text:p text:style-name="P19"><text:tab/><text:span text:style-name="T95">=&gt; one to one</text:span></text:p>
      <text:p text:style-name="P19"><text:tab/><text:tab/><text:span text:style-name="T95">= </text:span><text:span text:style-name="T47">one user have only one address</text:span></text:p>
      <text:p text:style-name="P40"/>
      <text:p text:style-name="P40"><text:tab/><text:span text:style-name="T96">=&gt;</text:span><text:span text:style-name="T16">one to many</text:span></text:p>
      <text:p text:style-name="P40"><text:tab/><text:tab/><text:span text:style-name="T96">=once county have many client</text:span></text:p>
      <text:p text:style-name="P41"><text:tab/><text:span text:style-name="T97">=&gt;</text:span><text:span text:style-name="T18"> </text:span><text:span text:style-name="T2">many</text:span><text:span text:style-name="T18"> to One</text:span></text:p>
      <text:p text:style-name="P40"><text:tab/><text:tab/><text:span text:style-name="T47"> </text:span><text:span text:style-name="T49">=</text:span><text:span text:style-name="T47">many user have one country</text:span></text:p>
      <text:p text:style-name="P40"><text:span text:style-name="T2"><text:tab/></text:span><text:span text:style-name="T17">=&gt;many to many </text:span></text:p>
      <text:p text:style-name="P40"><text:span text:style-name="T17"><text:tab/><text:tab/> </text:span><text:span text:style-name="T19">= </text:span><text:span text:style-name="T49">many user have many location</text:span></text:p>
      <text:p text:style-name="P40"><text:span text:style-name="T49"/></text:p>
      <text:p text:style-name="P40"><text:span text:style-name="T49"/></text:p>
      <text:p text:style-name="P40"><text:span text:style-name="T49"/></text:p>
      <text:p text:style-name="P40"><text:span text:style-name="T49"/></text:p>
      <text:p text:style-name="P40"><text:span text:style-name="T49"/></text:p>
      <text:p text:style-name="P40"><text:span text:style-name="T49"/></text:p>
      <text:p text:style-name="P40"><text:span text:style-name="T49"/></text:p>
      <text:p text:style-name="P40"><text:span text:style-name="T49"/></text:p>
      <text:p text:style-name="P40"><text:span text:style-name="T49"/></text:p>
      <text:p text:style-name="P40"><text:span text:style-name="T49"/></text:p>
      <text:p text:style-name="P40"><text:span text:style-name="T49"/></text:p>
      <text:p text:style-name="P40"><text:soft-page-break/><text:span text:style-name="T49"/></text:p>
      <text:p text:style-name="P40"><text:span text:style-name="T49"/></text:p>
      <text:p text:style-name="P42"><text:span text:style-name="T17">=&gt;Fetching Related Objects</text:span></text:p>
      <text:p text:style-name="P42"><text:span text:style-name="T17"/></text:p>
      <text:p text:style-name="P43"><text:span text:style-name="T17"><text:tab/></text:span><text:span text:style-name="T20">=</text:span><text:span text:style-name="T50">&gt;get the user details form the table</text:span></text:p>
      <text:p text:style-name="P43"><text:span text:style-name="T51"><text:tab/>Example</text:span></text:p>
      <text:p text:style-name="P43"><text:span text:style-name="T51"/></text:p>
      <text:p text:style-name="P43"><text:span text:style-name="T51"><text:tab/><text:tab/> <text:s/>#[Route('/get_user_work', name: 'get_user_work')]</text:span></text:p>
      <text:p text:style-name="P43"><text:span text:style-name="T51"><text:s text:c="25"/></text:span><text:span text:style-name="T21"><text:s text:c="3"/>public function getUSerwork(ManagerRegistry $doctrine) :Response</text:span></text:p>
      <text:p text:style-name="P43"><text:span text:style-name="T51"><text:s text:c="28"/>{</text:span></text:p>
      <text:p text:style-name="P43"><text:span text:style-name="T51"><text:s text:c="32"/>$entityManager = $doctrine-&gt;getManager();</text:span></text:p>
      <text:p text:style-name="P43"><text:span text:style-name="T51"/></text:p>
      <text:p text:style-name="P43"><text:span text:style-name="T51"><text:s text:c="32"/>$user = $doctrine-&gt;getRepository(User::class)-&gt;find(2);</text:span></text:p>
      <text:p text:style-name="P43"><text:span text:style-name="T51"><text:s text:c="32"/>// ...</text:span></text:p>
      <text:p text:style-name="P43"><text:span text:style-name="T51"/></text:p>
      <text:p text:style-name="P43"><text:span text:style-name="T51"><text:s text:c="32"/>$userworks=$user-&gt;getUsersWorks()-&gt;toArray();</text:span></text:p>
      <text:p text:style-name="P43"><text:span text:style-name="T51"><text:s text:c="32"/>$userCountry=$user-&gt;getCountry()-&gt;getName();</text:span></text:p>
      <text:p text:style-name="P43"><text:span text:style-name="T51"><text:s text:c="32"/>$userLocation=$user-&gt;getLocations()-&gt;toArray();</text:span></text:p>
      <text:p text:style-name="P43"><text:span text:style-name="T51"><text:s text:c="32"/>dd($userLocation);</text:span></text:p>
      <text:p text:style-name="P43"><text:span text:style-name="T51"/></text:p>
      <text:p text:style-name="P43"><text:span text:style-name="T51"><text:s text:c="32"/>echo '&lt;a href="../../user_index"&gt;Back&lt;/a&gt;';</text:span></text:p>
      <text:p text:style-name="P43"><text:span text:style-name="T51"><text:s text:c="32"/>echo "&lt;br&gt;";</text:span></text:p>
      <text:p text:style-name="P43"><text:span text:style-name="T51"/></text:p>
      <text:p text:style-name="P43"><text:span text:style-name="T51"><text:s text:c="32"/>return new Response(</text:span></text:p>
      <text:p text:style-name="P43"><text:span text:style-name="T51"><text:s text:c="36"/>'Saved new User with id: '.$user-&gt;getId()</text:span></text:p>
      <text:p text:style-name="P43"><text:span text:style-name="T51"><text:s text:c="36"/>.' and new User Work with id: '.$user-&gt;getUsersWorks()-&gt;toArray()[1]-<text:tab/><text:tab/><text:tab/><text:tab/>&gt;getId()</text:span></text:p>
      <text:p text:style-name="P43"><text:span text:style-name="T51"><text:s text:c="32"/>);</text:span></text:p>
      <text:p text:style-name="P43"><text:span text:style-name="T51"/></text:p>
      <text:p text:style-name="P43"><text:span text:style-name="T51"><text:s text:c="25"/></text:span><text:span text:style-name="T21"><text:s text:c="3"/>}</text:span><text:span text:style-name="T20"> </text:span></text:p>
      <text:p text:style-name="P43"><text:span text:style-name="T20"/></text:p>
      <text:p text:style-name="P44"><text:span text:style-name="T20"><text:tab/><text:tab/></text:span><text:span text:style-name="T22">Custom method</text:span></text:p>
      <text:p text:style-name="P44"><text:span text:style-name="T22"><text:tab/><text:tab/>//</text:span></text:p>
      <text:p text:style-name="P44"><text:span text:style-name="T22"><text:tab/><text:tab/>get query <text:s/>for Address data form custom query for sql and builder</text:span></text:p>
      <text:p text:style-name="P43"><text:span text:style-name="T22"><text:s text:c="11"/><text:tab/><text:tab/> $userAddress=$addressRepository-&gt;findOneByIdJoinedToAddress($user_id);</text:span></text:p>
      <text:p text:style-name="P44"><text:span text:style-name="T22"><text:s text:c="11"/><text:tab/><text:tab/></text:span></text:p>
      <text:p text:style-name="P44"><text:span text:style-name="T22"><text:s/><text:tab/><text:tab/> //get query <text:s/>for Location data form custom query for sql and builder</text:span></text:p>
      <text:p text:style-name="P43"><text:span text:style-name="T22"><text:s text:c="12"/><text:tab/>$usersLocation=$locationRepository-&gt;findByUserId($user_id);</text:span></text:p>
      <text:p text:style-name="P44"><text:span text:style-name="T22"><text:s text:c="11"/></text:span></text:p>
      <text:p text:style-name="P44"><text:span text:style-name="T22"><text:tab/><text:tab/> //get all user and user work base in custom join query</text:span></text:p>
      <text:p text:style-name="P43"><text:span text:style-name="T22"><text:s text:c="11"/><text:tab/><text:tab/> $users=$userRepository-&gt;getUSerWorks();</text:span></text:p>
      <text:p text:style-name="P43"/>
      <text:p text:style-name="P43"><text:span text:style-name="T22"><text:tab/><text:tab/><text:tab/></text:span></text:p>
      <text:p text:style-name="P42"><text:span text:style-name="T50"><text:tab/><text:tab/></text:span><text:span text:style-name="T52">get drop dwon <text:s/>list value in form example</text:span></text:p>
      <text:p text:style-name="P45"><text:span text:style-name="T52"><text:tab/><text:tab/></text:span></text:p>
      <text:p text:style-name="P45"><text:span text:style-name="T52"><text:tab/><text:tab/>-&gt;add('user', EntityType::class, [</text:span></text:p>
      <text:p text:style-name="P42"><text:span text:style-name="T52"><text:s text:c="15"/><text:tab/> 'class' =&gt; User::class,</text:span></text:p>
      <text:p text:style-name="P42"><text:span text:style-name="T52"><text:s text:c="14"/><text:tab/> <text:s/>'choice_label' =&gt; function ($user) {</text:span></text:p>
      <text:p text:style-name="P42"><text:span text:style-name="T52"><text:s text:c="17"/><text:tab/> <text:s text:c="2"/>return $user-&gt;getName();</text:span></text:p>
      <text:p text:style-name="P42"><text:span text:style-name="T52"><text:s text:c="13"/><text:tab/> <text:s text:c="2"/>}</text:span></text:p>
      <text:p text:style-name="P42"><text:span text:style-name="T52"><text:s text:c="11"/><text:tab/><text:tab/> ])</text:span></text:p>
      <text:p text:style-name="P40"><text:tab/></text:p>
      <text:p text:style-name="Standard"><text:soft-page-break/></text:p>
      <text:p text:style-name="Standard"/>
      <text:p text:style-name="Standard"/>
      <text:p text:style-name="Standard"/>
      <text:p text:style-name="Standard"/>
      <text:p text:style-name="Standard">5.<text:span text:style-name="T2"> Webpack Encore leran and documents</text:span></text:p>
      <text:p text:style-name="Standard"/>
      <text:p text:style-name="Standard"><text:s text:c="4"/>=&gt;https://symfony.com/doc/current/frontend.html</text:p>
      <text:p text:style-name="P4"><text:tab/></text:p>
      <text:p text:style-name="P5"><text:tab/>=&gt; symfony <text:span text:style-name="T33">ship with <text:s/>a pure javascript library – called WebPack Encore</text:span></text:p>
      <text:p text:style-name="Standard"><text:tab/></text:p>
      <text:p text:style-name="Standard"><text:span text:style-name="T36">1.</text:span> <text:span text:style-name="T2">Command</text:span></text:p>
      <text:p text:style-name="P1"/>
      <text:p text:style-name="P2">Install Yarn</text:p>
      <text:p text:style-name="P2"/>
      <text:p text:style-name="Standard"><text:s text:c="7"/><text:span text:style-name="T2"><text:s/>sudo apt install --no-install-recommends yarn</text:span></text:p>
      <text:p text:style-name="Standard"><text:s text:c="8"/><text:span text:style-name="T2">yarn --version</text:span></text:p>
      <text:p text:style-name="Standard"/>
      <text:p text:style-name="Standard"><text:s text:c="6"/><text:span text:style-name="T2"><text:s text:c="2"/>yarn watch</text:span></text:p>
      <text:p text:style-name="P6"><text:s text:c="7"/><text:span text:style-name="T2"><text:s/>yarn encore dev</text:span></text:p>
      <text:p text:style-name="P2"/>
      <text:p text:style-name="P2">Install Encore</text:p>
      <text:p text:style-name="P2"/>
      <text:p text:style-name="Standard"><text:s text:c="5"/><text:span text:style-name="T2"><text:s text:c="3"/>composer require "encore:^1.8"</text:span></text:p>
      <text:p text:style-name="P1"/>
      <text:p text:style-name="Standard"><text:s text:c="5"/><text:span text:style-name="T2"><text:s text:c="3"/>symfony server:start</text:span></text:p>
      <text:p text:style-name="Standard"/>
      <text:p text:style-name="Standard"><text:s text:c="8"/>=&gt;<text:span text:style-name="T2">if any thing changes in file we need to create the build first using command</text:span></text:p>
      <text:p text:style-name="Standard"/>
      <text:p text:style-name="Standard"><text:s text:c="15"/><text:span text:style-name="T2"><text:s/>yarn watch</text:span></text:p>
      <text:p text:style-name="Standard"/>
      <text:p text:style-name="Standard"><text:s text:c="9"/><text:span text:style-name="T34">Install </text:span><text:s/>bootstrap <text:span text:style-name="T34">Packge</text:span></text:p>
      <text:p text:style-name="Standard"/>
      <text:p text:style-name="Standard"/>
      <text:p text:style-name="Standard"><text:s text:c="12"/><text:span text:style-name="T2">yarn add "bootstrap@^4" --dev</text:span></text:p>
      <text:p text:style-name="Standard"/>
      <text:p text:style-name="Standard"><text:s text:c="13"/>&lt;<text:span text:style-name="T2">script src="js/jquery.min.js"&gt;&lt;/script&gt;</text:span></text:p>
      <text:p text:style-name="Standard"><text:span text:style-name="T2"><text:s text:c="12"/>&lt;script src="js/bootstrap.min.js"&gt;&lt;/script&gt;</text:span> <text:s/>revmove thi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text:s text:c="5"/><text:span text:style-name="T2"><text:s text:c="3"/></text:span><text:span text:style-name="T3">Install </text:span><text:span text:style-name="T2"><text:s/>jquery</text:span></text:p>
      <text:p text:style-name="P1"/>
      <text:p text:style-name="P1"><text:s text:c="8"/>1)old example</text:p>
      <text:p text:style-name="P1"><text:s text:c="12"/>working</text:p>
      <text:p text:style-name="P1"><text:s text:c="16"/>&lt;script src="js/jquery.min.js"&gt;&lt;/script&gt;</text:p>
      <text:p text:style-name="P1"><text:s text:c="16"/>&lt;script&gt;</text:p>
      <text:p text:style-name="P1"><text:s text:c="16"/>$( document ).ready(function() {</text:p>
      <text:p text:style-name="P1"><text:s text:c="20"/>console.log( "ready!" );</text:p>
      <text:p text:style-name="P1"><text:s text:c="16"/>});</text:p>
      <text:p text:style-name="P1"><text:s text:c="16"/>&lt;/script&gt;</text:p>
      <text:p text:style-name="Standard"/>
      <text:p text:style-name="Standard"><text:s text:c="13"/><text:span text:style-name="T35">=&gt;</text:span> <text:s/><text:span text:style-name="T34">print the </text:span><text:s/>console message </text:p>
      <text:p text:style-name="Standard"><text:s text:c="13"/><text:span text:style-name="T35">=&gt;</text:span> now we need to install libraries</text:p>
      <text:p text:style-name="Standard"/>
      <text:p text:style-name="Standard"><text:s text:c="7"/><text:span text:style-name="T2"><text:s text:c="2"/>2) yarn add jquery --dev</text:span></text:p>
      <text:p text:style-name="Standard"/>
      <text:p text:style-name="Standard"><text:s text:c="11"/><text:span text:style-name="T2"><text:s/>asset/app.js</text:span></text:p>
      <text:p text:style-name="P1"><text:s text:c="16"/>import $ from 'jquery';</text:p>
      <text:p text:style-name="Standard"/>
      <text:p text:style-name="Standard"><text:s text:c="12"/><text:span text:style-name="T2">$( document ).ready(function() {</text:span></text:p>
      <text:p text:style-name="P1"><text:s text:c="16"/>console.log( "ready call!" );</text:p>
      <text:p text:style-name="P1"><text:s text:c="12"/>});</text:p>
      <text:p text:style-name="Standard"/>
      <text:p text:style-name="Standard"><text:tab/></text:p>
      <text:p text:style-name="P1"><text:span text:style-name="T37">2.</text:span>Splitting</text:p>
      <text:p text:style-name="P1"/>
      <text:p text:style-name="Standard"><text:s text:c="9"/><text:span text:style-name="T38">=&gt;</text:span> Suppose you have multiple entry files and each requires jquery. In this case, each output <text:tab/>file will contain jQuery, making your files much larger than necessary.</text:p>
      <text:p text:style-name="Standard"/>
      <text:p text:style-name="Standard"><text:s text:c="9"/><text:span text:style-name="T39">=&gt;</text:span> <text:s/>To solve this, you can ask webpack to analyze your files and split them into additional <text:tab/>files, which will contain "shared" code.</text:p>
      <text:p text:style-name="Standard"/>
      <text:p text:style-name="Standard"><text:s text:c="12"/><text:span text:style-name="T2">Example</text:span></text:p>
      <text:p text:style-name="P1"/>
      <text:p text:style-name="Standard"><text:s text:c="12"/><text:span text:style-name="T2"><text:s/>.addEntry('app', './assets/app.js')</text:span></text:p>
      <text:p text:style-name="P1"><text:s text:c="13"/>.addEntry('homepage', './assets/homepage.js')</text:p>
      <text:p text:style-name="P1"><text:s text:c="12"/>.addEntry('blog', './assets/blog.js')</text:p>
      <text:p text:style-name="P1"><text:s text:c="12"/>.addEntry('store', './assets/store.js')</text:p>
      <text:p text:style-name="Standard"/>
      <text:p text:style-name="Standard"><text:s text:c="12"/>.<text:span text:style-name="T2">splitEntryChunks()</text:span></text:p>
      <text:p text:style-name="Standard"/>
      <text:p text:style-name="Standard"><text:s text:c="12"/><text:span text:style-name="T2">tamplete</text:span></text:p>
      <text:p text:style-name="Standard"/>
      <text:p text:style-name="Standard"><text:s text:c="12"/><text:span text:style-name="T2">{{ encore_entry_script_tags('homepage') }}</text:span></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text:span text:style-name="T40">3. </text:span><text:span text:style-name="T2">Controlling how Assets are Split</text:span></text:p>
      <text:p text:style-name="P1"/>
      <text:p text:style-name="Standard"><text:s text:c="12"/>/<text:span text:style-name="T2">/ webpack.config.js</text:span></text:p>
      <text:p text:style-name="P1"><text:s text:c="14"/>.splitEntryChunks()</text:p>
      <text:p text:style-name="P1"><text:s text:c="13"/>.configureSplitChunks(function(splitChunks) {</text:p>
      <text:p text:style-name="P1"><text:s text:c="12"/>+ <text:s text:c="8"/>// change the configuration</text:p>
      <text:p text:style-name="P1"><text:s text:c="12"/>+ <text:s text:c="8"/>splitChunks.minSize = 0;</text:p>
      <text:p text:style-name="P1"><text:s text:c="12"/>+ <text:s text:c="4"/>})</text:p>
      <text:p text:style-name="Standard"/>
      <text:p text:style-name="Standard"><text:s text:c="3"/><text:span text:style-name="T41">4.</text:span>I<text:span text:style-name="T2">mporting 3rd Party CSS </text:span></text:p>
      <text:p text:style-name="Standard"/>
      <text:p text:style-name="Standard"><text:s text:c="12"/>=&gt;we will <text:span text:style-name="T42">js and css </text:span>import in app.css <text:s/><text:span text:style-name="T42">for access to all out project </text:span></text:p>
      <text:p text:style-name="Standard"><text:s text:c="12"/>=&gt;install bootstrap and import</text:p>
      <text:p text:style-name="Standard"/>
      <text:p text:style-name="Standard"><text:s text:c="15"/><text:span text:style-name="T2"><text:s/>import './bootstrap';</text:span></text:p>
      <text:p text:style-name="Standard"/>
      <text:p text:style-name="P7"><text:s text:c="15"/>we <text:span text:style-name="T42">need </text:span><text:s/>to the css <text:span text:style-name="T42">related <text:s/></text:span><text:s/>file like fornt or <text:span text:style-name="T2">bootstrap</text:span> in import in app.css</text:p>
      <text:p text:style-name="Standard"><text:s text:c="16"/><text:span text:style-name="T2">@import '~bootstrap'\</text:span></text:p>
      <text:p text:style-name="Standard"/>
      <text:p text:style-name="Standard"><text:s text:c="10"/>-&gt;<text:span text:style-name="T2">Image</text:span></text:p>
      <text:p text:style-name="Standard"/>
      <text:p text:style-name="Standard"><text:s text:c="12"/><text:span text:style-name="T42">=&gt;</text:span>image not <text:span text:style-name="T42">found </text:span><text:s/><text:span text:style-name="T42">at the time create image folder n asset folder when run the buid at that <text:tab/>time image is process</text:span></text:p>
      <text:p text:style-name="Standard"><text:s text:c="12"/><text:span text:style-name="T43">=&gt;</text:span>create the imag path in image path</text:p>
      <text:p text:style-name="Standard"><text:s text:c="12"/></text:p>
      <text:p text:style-name="Standard"/>
      <text:p text:style-name="Standard"><text:s text:c="5"/><text:span text:style-name="T4">5.</text:span><text:span text:style-name="T2">Sass &amp; Overriding Bootstrap Variables</text:span></text:p>
      <text:p text:style-name="Standard"/>
      <text:p text:style-name="Standard"><text:s text:c="12"/><text:span text:style-name="T44">=&gt;</text:span>there are many more features that you can opt into if you need them</text:p>
      <text:p text:style-name="P8"><text:s text:c="12"/>instead of using plain CSS you can also use Sass, LESS or Stylus. To use Sass, rename the </text:p>
      <text:p text:style-name="P8"><text:tab/>app.css file to app.scss and update the import statement</text:p>
      <text:p text:style-name="P8"/>
      <text:p text:style-name="Standard"><text:s text:c="10"/><text:span text:style-name="T45">=&gt;</text:span> <text:s/>Because you just changed your webpack.config.js file, you'll need to restart Encore. <text:tab/>When you do, need to add them</text:p>
      <text:p text:style-name="Standard"/>
      <text:p text:style-name="Standard"><text:s text:c="15"/><text:span text:style-name="T2"><text:s/>yarn add sass-loader@^12.0.0 sass --dev</text:span></text:p>
      <text:p text:style-name="Standard"/>
      <text:p text:style-name="Standard"><text:s text:c="15"/>-<text:span text:style-name="T2"> create file as scss extention</text:span></text:p>
      <text:p text:style-name="Standard"><text:s text:c="15"/>-<text:span text:style-name="T2">imoprt all sub file in app.scss file</text:span></text:p>
      <text:p text:style-name="Standard"><text:s text:c="12"/><text:span text:style-name="T2"><text:s text:c="4"/>-just render this file on base page it access all page in child page</text:span></text:p>
      <text:p text:style-name="Standard"><text:s text:c="13"/><text:span text:style-name="T2"><text:s text:c="3"/>-no need import multiple time jus</text:span><text:span text:style-name="T5">t</text:span><text:span text:style-name="T2"> define once</text:span></text:p>
      <text:p text:style-name="P1"/>
      <text:p text:style-name="P1"/>
      <text:p text:style-name="P1"/>
      <text:p text:style-name="P1"/>
      <text:p text:style-name="P1"/>
      <text:p text:style-name="P1"/>
      <text:p text:style-name="P1"/>
      <text:p text:style-name="P1"/>
      <text:p text:style-name="P1"><text:soft-page-break/></text:p>
      <text:p text:style-name="P1"/>
      <text:p text:style-name="Standard"><text:s text:c="16"/><text:span text:style-name="T2">Example</text:span></text:p>
      <text:p text:style-name="Standard"/>
      <text:p text:style-name="Standard"><text:s text:c="14"/><text:span text:style-name="T2"><text:s text:c="2"/>@import './helper/variable';</text:span></text:p>
      <text:p text:style-name="P1"><text:s text:c="16"/>@import './layout/header';</text:p>
      <text:p text:style-name="P1"><text:s text:c="16"/>@import './layout/container';</text:p>
      <text:p text:style-name="P1"><text:s text:c="16"/>@import './datatable/dataTable';</text:p>
      <text:p text:style-name="P1"><text:s text:c="16"/>@import './layout/footer';</text:p>
      <text:p text:style-name="Standard"/>
      <text:p text:style-name="Standard"/>
      <text:p text:style-name="Standard"><text:s text:c="21"/>// enables Sass/SCSS support</text:p>
      <text:p text:style-name="Standard"><text:s text:c="20"/>.enableSassLoader()</text:p>
      <text:p text:style-name="Standard"/>
      <text:p text:style-name="Standard"><text:s text:c="5"/><text:span text:style-name="T6">6.</text:span><text:span text:style-name="T2">Copying Files</text:span></text:p>
      <text:p text:style-name="P1"><text:tab/></text:p>
      <text:p text:style-name="P9"><text:span text:style-name="T2"><text:tab/>=&gt;</text:span><text:span text:style-name="T47">we have esaily copy file form one folder to other esaily using endore</text:span></text:p>
      <text:p text:style-name="P10"/>
      <text:p text:style-name="Standard"><text:s text:c="11"/><text:span text:style-name="T46">=&gt;</text:span> <text:span text:style-name="T2">install this packge</text:span></text:p>
      <text:p text:style-name="Standard"/>
      <text:p text:style-name="Standard"><text:s text:c="13"/><text:span text:style-name="T2"><text:s text:c="3"/>yarn add file-loader@^6.0.0 --dev</text:span></text:p>
      <text:p text:style-name="Standard"><text:tab/></text:p>
      <text:p text:style-name="Standard"><text:tab/><text:span text:style-name="T46">webpack.config.js</text:span></text:p>
      <text:p text:style-name="Standard"><text:s text:c="16"/>copy</text:p>
      <text:p text:style-name="Standard"><text:s text:c="13"/><text:span text:style-name="T2"><text:s text:c="4"/>.copyFiles({</text:span></text:p>
      <text:p text:style-name="P1"><text:s text:c="20"/>from: './assets/js',</text:p>
      <text:p text:style-name="P1"><text:s text:c="20"/>to: 'js/[path][name].[hash:8].[ext]'</text:p>
      <text:p text:style-name="P1"><text:s text:c="16"/>})</text:p>
      <text:p text:style-name="P1"/>
      <text:p text:style-name="Standard"><text:s text:c="20"/>uncomment</text:p>
      <text:p text:style-name="P1"><text:tab/><text:tab/>.cleanupOutputBeforeBuild()</text:p>
      <text:p text:style-name="Standard"/>
      <text:p text:style-name="Standard"><text:s text:c="16"/><text:span text:style-name="T2"><text:s/>run wtach command</text:span></text:p>
      <text:p text:style-name="Standard"/>
      <text:p text:style-name="Standard"><text:span text:style-name="T7">7. </text:span><text:span text:style-name="T2">Page-Specific JS: Multiple Entries</text:span></text:p>
      <text:p text:style-name="P1"/>
      <text:p text:style-name="Standard"><text:span text:style-name="T7"><text:tab/></text:span><text:span text:style-name="T65">=&gt;</text:span><text:span text:style-name="T2">crearte js and css for only one page</text:span></text:p>
      <text:p text:style-name="Standard"/>
      <text:p text:style-name="Standard"><text:s text:c="13"/><text:span text:style-name="T65">=&gt;</text:span> <text:span text:style-name="T2">create new js file same as app.js and add the code of js and css</text:span></text:p>
      <text:p text:style-name="P1"><text:s text:c="16"/>configuration set inside webpack.config.js</text:p>
      <text:p text:style-name="Standard"/>
      <text:p text:style-name="Standard"><text:s text:c="19"/><text:span text:style-name="T2"><text:s/>.addEntry('app_alert', './assets/app_alert.js')</text:span></text:p>
      <text:p text:style-name="Standard"/>
      <text:p text:style-name="Standard"><text:s text:c="10"/>=&gt;just now used inside the file</text:p>
      <text:p text:style-name="Standard"/>
      <text:p text:style-name="Standard"><text:s text:c="9"/><text:span text:style-name="T2"><text:s text:c="3"/>app.alert.js</text:span></text:p>
      <text:p text:style-name="P1"><text:s text:c="12"/>import $ from 'jquery';</text:p>
      <text:p text:style-name="P1"/>
      <text:p text:style-name="P1"><text:s text:c="12"/>$( document ).ready(function() {</text:p>
      <text:p text:style-name="P1"><text:s text:c="16"/>alert('hii re call done');</text:p>
      <text:p text:style-name="P1"><text:s text:c="12"/>});</text:p>
      <text:p text:style-name="Standard"/>
      <text:p text:style-name="Standard"><text:soft-page-break/><text:s text:c="9"/><text:span text:style-name="T66">=&gt;</text:span> <text:span text:style-name="T66">view file import the js file </text:span>base_file</text:p>
      <text:p text:style-name="Standard"/>
      <text:p text:style-name="Standard"><text:s text:c="12"/><text:span text:style-name="T2">{{ encore_entry_script_tags('app_alert') }}</text:span></text:p>
      <text:p text:style-name="Standard"/>
      <text:p text:style-name="Standard"><text:span text:style-name="T8">7. </text:span><text:span text:style-name="T2">Auto-Provide jQuery for Mischievous Packages</text:span></text:p>
      <text:p text:style-name="P1"/>
      <text:p text:style-name="Standard"><text:s text:c="11"/><text:span text:style-name="T67">=&gt;</text:span><text:span text:style-name="T2">when we used to auto Provide jsquery</text:span></text:p>
      <text:p text:style-name="Standard"><text:s text:c="12"/><text:span text:style-name="T67">=&gt;</text:span><text:span text:style-name="T2"> </text:span><text:span text:style-name="T9">when error</text:span><text:span text:style-name="T2"> </text:span><text:span text:style-name="T9">like</text:span><text:span text:style-name="T2"> given jquery not found</text:span></text:p>
      <text:p text:style-name="Standard"><text:s text:c="14"/></text:p>
      <text:p text:style-name="Standard"><text:s text:c="12"/><text:span text:style-name="T67">=&gt;</text:span> <text:span text:style-name="T2"><text:s/>we need to enable or un comment in webpack.config.js</text:span></text:p>
      <text:p text:style-name="Standard"/>
      <text:p text:style-name="Standard"/>
      <text:p text:style-name="Standard"><text:s text:c="16"/>// uncomment if you're having problems with a jQuery plugin</text:p>
      <text:p text:style-name="Standard"><text:s text:c="16"/>//<text:span text:style-name="T2">.autoProvidejQuery()</text:span></text:p>
      <text:p text:style-name="Standard"/>
      <text:p text:style-name="Standard"><text:s text:c="2"/><text:span text:style-name="T9">8.</text:span><text:span text:style-name="T2">addStyleEntry(): CSS-Only Entrypoint</text:span></text:p>
      <text:p text:style-name="Standard"/>
      <text:p text:style-name="Standard"><text:s text:c="8"/><text:span text:style-name="T68">=&gt;</text:span><text:span text:style-name="T2"> If you want to only compile a CSS file, that's possible via addStyleEntry():</text:span></text:p>
      <text:p text:style-name="P1"/>
      <text:p text:style-name="P1"><text:s text:c="12"/>.addStyleEntry('bgcolor', './assets/style/bgcolor.scss')</text:p>
      <text:p text:style-name="Standard"/>
      <text:p text:style-name="Standard"><text:s text:c="12"/><text:span text:style-name="T2">brcolor.scss</text:span></text:p>
      <text:p text:style-name="P1"/>
      <text:p text:style-name="P1"><text:s text:c="12"/>body{</text:p>
      <text:p text:style-name="P1"><text:s text:c="16"/>background-color: lightgray;</text:p>
      <text:p text:style-name="P1"><text:s text:c="13"/>}</text:p>
      <text:p text:style-name="Standard"><text:s text:c="12"/><text:span text:style-name="T2"><text:s/>yarn watch</text:span></text:p>
      <text:p text:style-name="Standard"/>
      <text:p text:style-name="Standard"><text:s text:c="12"/><text:span text:style-name="T69">View file</text:span></text:p>
      <text:p text:style-name="Standard"><text:s text:c="14"/><text:span text:style-name="T2">{{ encore_entry_link_tags('bgcolor') }}</text:span></text:p>
      <text:p text:style-name="P1"/>
      <text:p text:style-name="Standard"><text:s text:c="14"/><text:span text:style-name="T69">=&gt;</text:span>it effect <text:s/>in boday bg color</text:p>
      <text:p text:style-name="Standard"><text:s text:c="14"/><text:span text:style-name="T69">=&gt;</text:span>we can set as per other fi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1"><text:s text:c="3"/><text:span text:style-name="T70">9.</text:span>Support any Browser with PostCSS &amp; Babel</text:p>
      <text:p text:style-name="P1"/>
      <text:p text:style-name="Standard"><text:s text:c="10"/><text:span text:style-name="T70">=&gt;</text:span>t<text:span text:style-name="T2">o Support all Browser out all css and js to enable</text:span></text:p>
      <text:p text:style-name="Standard"/>
      <text:p text:style-name="Standard"><text:s text:c="11"/><text:span text:style-name="T2"><text:s/>webpack.config.js</text:span></text:p>
      <text:p text:style-name="Standard"/>
      <text:p text:style-name="Standard"><text:s text:c="14"/><text:span text:style-name="T2">.enablePostCssLoader()</text:span></text:p>
      <text:p text:style-name="Standard"/>
      <text:p text:style-name="Standard"><text:s text:c="12"/><text:span text:style-name="T71">to used we need to add/</text:span>install </text:p>
      <text:p text:style-name="Standard"/>
      <text:p text:style-name="Standard"><text:s text:c="14"/><text:span text:style-name="T2"><text:s text:c="2"/>yarn add postcss-loader@^6.0.0 --dev</text:span></text:p>
      <text:p text:style-name="Standard"/>
      <text:p text:style-name="Standard"><text:s text:c="8"/>=&gt;s<text:span text:style-name="T2">upoort brwoser need to change</text:span></text:p>
      <text:p text:style-name="Standard"/>
      <text:p text:style-name="Standard"><text:s text:c="10"/><text:span text:style-name="T2"><text:s text:c="2"/>packge.json</text:span></text:p>
      <text:p text:style-name="P1"/>
      <text:p text:style-name="P1"><text:s text:c="13"/>"browserslist": [</text:p>
      <text:p text:style-name="P1"><text:s text:c="20"/>"&gt; .05%"</text:p>
      <text:p text:style-name="P1"><text:s text:c="16"/>]</text:p>
      <text:p text:style-name="Standard"/>
      <text:p text:style-name="Standard"><text:s text:c="14"/><text:span text:style-name="T2"><text:s/></text:span><text:span text:style-name="T10">remove</text:span><text:span text:style-name="T2"> the cache</text:span></text:p>
      <text:p text:style-name="Standard"/>
      <text:p text:style-name="Standard"/>
      <text:p text:style-name="Standard"><text:s text:c="14"/><text:span text:style-name="T2"><text:s text:c="2"/>rm -rf node_modules/.cache/babel-loader/</text:span></text:p>
      <text:p text:style-name="Standard"/>
      <text:p text:style-name="Standard"><text:s text:c="15"/><text:span text:style-name="T2"><text:s/>yarn watch</text:span></text:p>
      <text:p text:style-name="Standard"><text:s text:c="17"/>check now</text:p>
      <text:p text:style-name="Standard"><text:s text:c="16"/></text:p>
      <text:p text:style-name="Standard"/>
      <text:p text:style-name="Standard"><text:s text:c="5"/><text:span text:style-name="T72">10.</text:span><text:span text:style-name="T2">PolyFill</text:span></text:p>
      <text:p text:style-name="P1"/>
      <text:p text:style-name="Standard"><text:s text:c="11"/><text:span text:style-name="T72">=&gt;</text:span> Normal javascript libraries that adds a features if i missing</text:p>
      <text:p text:style-name="Standard"/>
      <text:p text:style-name="Standard"><text:s text:c="11"/><text:span text:style-name="T2"><text:s/>rm -rf node_modules/.cache/babel-loader/</text:span></text:p>
      <text:p text:style-name="Standard"/>
      <text:p text:style-name="Standard"><text:s text:c="12"/>Webpack.config.js</text:p>
      <text:p text:style-name="Standard"/>
      <text:p text:style-name="Standard"><text:s text:c="13"/>.<text:span text:style-name="T2">configureBabel(() =&gt; {}, {</text:span></text:p>
      <text:p text:style-name="P1"><text:s text:c="24"/>useBuiltIns: 'usage',</text:p>
      <text:p text:style-name="P1"><text:s text:c="24"/>corejs: 3</text:p>
      <text:p text:style-name="P1"><text:s text:c="20"/>})</text:p>
      <text:p text:style-name="Standard"><text:s text:c="16"/>WeakSet([]);</text:p>
      <text:p text:style-name="Standard"/>
      <text:p text:style-name="Standard"><text:s text:c="15"/></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1"/>
      <text:p text:style-name="P1"><text:s text:c="2"/>=&gt;Async Imports</text:p>
      <text:p text:style-name="Standard"><text:s text:c="4"/><text:span text:style-name="T73">=&gt;</text:span><text:span text:style-name="T2"> it imports a third-party library and some CSS:</text:span></text:p>
      <text:p text:style-name="Standard"/>
      <text:p text:style-name="Standard"><text:s text:c="3"/><text:tab/> <text:s/>i<text:span text:style-name="T2">mport 'autocomplete.js/dist/autocomplete.jquery';</text:span></text:p>
      <text:p text:style-name="P1"><text:s text:c="8"/><text:tab/>import '../../css/algolia-autocomplete.scss';</text:p>
      <text:p text:style-name="Standard"/>
      <text:p text:style-name="Standard"><text:s text:c="6"/><text:span text:style-name="T2"><text:s/></text:span><text:span text:style-name="T11">=&gt;Async import is</text:span><text:span text:style-name="T2"> <text:s/>workin</text:span><text:span text:style-name="T11">g </text:span><text:span text:style-name="T2">same ad ajax call</text:span></text:p>
      <text:p text:style-name="Standard"><text:s text:c="6"/></text:p>
      <text:p text:style-name="Standard"><text:s text:c="8"/><text:span text:style-name="T2">Example</text:span></text:p>
      <text:p text:style-name="Standard"><text:s text:c="7"/><text:span text:style-name="T2"><text:s/>$(document).ready(function() {</text:span></text:p>
      <text:p text:style-name="P1"><text:s text:c="8"/>const $autoComplete = $('.js-user-autocomplete');</text:p>
      <text:p text:style-name="P1"><text:s text:c="8"/>if (!$autoComplete.is(':disabled')) {</text:p>
      <text:p text:style-name="P1"><text:s text:c="12"/>import('./components/algolia-autocomplete').then((autocomplete) =&gt; {</text:p>
      <text:p text:style-name="P1"><text:s text:c="16"/>autocomplete($autoComplete, 'users', 'email');</text:p>
      <text:p text:style-name="P1"><text:s text:c="12"/>});</text:p>
      <text:p text:style-name="P1"><text:s text:c="8"/>}</text:p>
      <text:p text:style-name="Standard"/>
      <text:p text:style-name="Standard"><text:s text:c="2"/><text:span text:style-name="T74">11. </text:span><text:span text:style-name="T2">Production Build &amp; Deployment</text:span></text:p>
      <text:p text:style-name="Standard"/>
      <text:p text:style-name="Standard"><text:s text:c="7"/><text:span text:style-name="T2"><text:s/>yarn build</text:span></text:p>
      <text:p text:style-name="Standard"><text:s text:c="8"/><text:span text:style-name="T2">./node_modules/.bin/encore production</text:span></text:p>
      <text:p text:style-name="Standard"/>
      <text:p text:style-name="Standard"/>
      <text:p text:style-name="Standard"><text:s text:c="8"/><text:span text:style-name="T75">w</text:span>ebpack.config.js</text:p>
      <text:p text:style-name="Standard"/>
      <text:p text:style-name="Standard"><text:s text:c="12"/><text:span text:style-name="T2">.enableVersioning(Encore.isProduction())</text:span></text:p>
      <text:p text:style-name="Standard"><text:span text:style-name="T2"/></text:p>
      <text:p text:style-name="P46"><text:span text:style-name="T2">12. buid shwoing on public filder in sode the file struchter</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6.Translations example and Dyanmic translations in controller and view</text:p>
      <text:p text:style-name="P1"/>
      <text:p text:style-name="P1"><text:tab/> <text:s/>=&gt;<text:span text:style-name="T47">your application into a layer where they can be translated and converted based on the <text:tab/>user's locale</text:span></text:p>
      <text:p text:style-name="P1"/>
      <text:p text:style-name="P1"><text:s text:c="2"/><text:tab/> =&gt;<text:span text:style-name="T47">get the local language setting</text:span></text:p>
      <text:p text:style-name="P1"/>
      <text:p text:style-name="P1"><text:s text:c="9"/><text:tab/><text:tab/>$getLocale=$request-&gt;getLocale();</text:p>
      <text:p text:style-name="P1"/>
      <text:p text:style-name="P1"><text:s text:c="4"/><text:tab/>=&gt;<text:span text:style-name="T47">set the new local language setting</text:span></text:p>
      <text:p text:style-name="P1"/>
      <text:p text:style-name="P1"><text:s text:c="11"/><text:tab/><text:tab/> $request-&gt;setLocale('en');</text:p>
      <text:p text:style-name="P1"/>
      <text:p text:style-name="P1"><text:s text:c="4"/><text:tab/>=&gt;<text:span text:style-name="T47">translated message with Dyanmic language like</text:span></text:p>
      <text:p text:style-name="P1"/>
      <text:p text:style-name="P1"><text:s text:c="8"/><text:tab/><text:tab/><text:span text:style-name="T47">Controller</text:span></text:p>
      <text:p text:style-name="P1"/>
      <text:p text:style-name="P1"><text:s text:c="10"/><text:tab/><text:tab/>$frtrans=$translator-&gt;trans('Symfony is great', locale: $getLocale);</text:p>
      <text:p text:style-name="P1"/>
      <text:p text:style-name="P1"><text:s text:c="8"/><text:tab/><text:tab/><text:span text:style-name="T47">View</text:span></text:p>
      <text:p text:style-name="P1"><text:s text:c="9"/><text:tab/><text:tab/> {% trans <text:s/>into 'fr_FR' %} symfony.great {% endtrans %} <text:s/>and <text:s/>{% trans %} <text:tab/><text:tab/>Hello {% endtrans %} <text:s/>User list</text:p>
      <text:p text:style-name="P1"/>
      <text:p text:style-name="P1"><text:s text:c="2"/><text:tab/> =&gt;<text:span text:style-name="T47">get also with <text:s/>TranslatableMessage</text:span></text:p>
      <text:p text:style-name="P1"/>
      <text:p text:style-name="P1"><text:s text:c="15"/>$message = new TranslatableMessage('Symfony is great!');</text:p>
      <text:p text:style-name="P1"/>
      <text:p text:style-name="P1"><text:s text:c="3"/><text:tab/>=&gt; <text:span text:style-name="T47">we can set as key also </text:span><text:span text:style-name="T48">for get the translatatedMessage</text:span></text:p>
      <text:p text:style-name="P1"/>
      <text:p text:style-name="P1"/>
      <text:p text:style-name="P1"><text:s text:c="7"/><text:tab/><text:tab/> <text:s/>$trans=$translator-&gt;trans('symfony.great');</text:p>
      <text:p text:style-name="P1"/>
      <text:p text:style-name="P1"><text:s text:c="13"/>=&gt;<text:span text:style-name="T47">setting the file inside the translations fold</text:span><text:span text:style-name="T48">er </text:span><text:span text:style-name="T47"><text:s/>name with</text:span></text:p>
      <text:p text:style-name="P1"/>
      <text:p text:style-name="P1"><text:s text:c="6"/><text:tab/> <text:s/>language code, an underscore (_), then the ISO 3166-1 alpha-2 country code (e.g. <text:tab/>fr_FR for French/France) is recommended.</text:p>
      <text:p text:style-name="P1"/>
      <text:p text:style-name="P1"><text:s text:c="8"/>Example</text:p>
      <text:p text:style-name="P1"><text:tab/>messages.fr_FR.yaml</text:p>
      <text:p text:style-name="P3"><text:span text:style-name="T81"><text:tab/></text:span><text:span text:style-name="T77">Symfony is great</text:span><text:span text:style-name="T78">: </text:span><text:span text:style-name="T80">J'aime Symfony</text:span></text:p>
      <text:p text:style-name="P11"><text:span text:style-name="T76"><text:tab/>symfony.great</text:span>: <text:span text:style-name="T79">J'aime Symfony</text:span></text:p>
      <text:p text:style-name="P11"><text:span text:style-name="T76"><text:tab/>Hello</text:span> : <text:span text:style-name="T79">'hii'</text:span></text:p>
      <text:p text:style-name="P1"/>
      <text:p text:style-name="P1"><text:s text:c="8"/>echo $translator-&gt;trans('Hello World', domain: 'messages');</text:p>
      <text:p text:style-name="P1"/>
      <text:p text:style-name="P1"/>
      <text:p text:style-name="P1"/>
      <text:p text:style-name="P1"><text:soft-page-break/></text:p>
      <text:p text:style-name="P1"/>
      <text:p text:style-name="P1"/>
      <text:p text:style-name="P1"><text:s text:c="4"/>=&gt;Configuration</text:p>
      <text:p text:style-name="P1"/>
      <text:p text:style-name="P1"><text:s text:c="8"/># config/packages/translation.yaml</text:p>
      <text:p text:style-name="P1"><text:s text:c="8"/>framework:</text:p>
      <text:p text:style-name="P1"><text:s text:c="12"/>default_locale: 'en'</text:p>
      <text:p text:style-name="P1"><text:s text:c="12"/>translator:</text:p>
      <text:p text:style-name="P1"><text:s text:c="16"/>default_path: '%kernel.project_dir%/translations'</text:p>
      <text:p text:style-name="Standard"/>
      <text:p text:style-name="P1">7.Example of Command in Doctrine</text:p>
      <text:p text:style-name="Standard"/>
      <text:p text:style-name="Standard"><text:tab/><text:span text:style-name="T99">=&gt;Create class for the Command</text:span></text:p>
      <text:p text:style-name="Standard"><text:tab/><text:tab/> command under src/Command/ directory.<text:tab/></text:p>
      <text:p text:style-name="Standard"/>
      <text:p text:style-name="Standard"><text:tab/><text:span text:style-name="T99">=&gt;Included namespaces</text:span></text:p>
      <text:p text:style-name="Standard"><text:tab/><text:tab/></text:p>
      <text:p text:style-name="Standard"><text:s text:c="12"/><text:tab/>use Symfony\Component\Console\Command\Command;</text:p>
      <text:p text:style-name="Standard"/>
      <text:p text:style-name="Standard"><text:tab/><text:span text:style-name="T100">=&gt;</text:span>Every custom command class must extend the Command class for working. So use <text:tab/>Command class namespace in commad php file.</text:p>
      <text:p text:style-name="Standard"><text:tab/></text:p>
      <text:p text:style-name="Standard"><text:tab/>use Symfony\Component\Console\Input\InputInterface;</text:p>
      <text:p text:style-name="Standard"><text:s text:c="12"/>use Symfony\Component\Console\Output\OutputInterface;</text:p>
      <text:p text:style-name="Standard"><text:tab/></text:p>
      <text:p text:style-name="P47"><text:tab/>=&gt;Above two classes are used for input and output operations while executing the custom <text:tab/>commands.</text:p>
      <text:p text:style-name="P48"><text:tab/>=&gt;the execute() function how these classes and used in the class parameters and used inside the function for input/output operations.</text:p>
      <text:p text:style-name="P48"/>
      <text:p text:style-name="P48"><text:tab/><text:span text:style-name="T101">=&gt;use Symfony\Component\Console\Input\InputArgument;</text:span></text:p>
      <text:p text:style-name="P48"><text:tab/><text:span text:style-name="T101">=&gt; Include this class when you have to pass any argument while executing the command. <text:tab/>See the configure()</text:span></text:p>
      <text:p text:style-name="P48"/>
      <text:p text:style-name="P21"><text:span text:style-name="T102">=&gt;configure() function</text:span></text:p>
      <text:p text:style-name="P48"/>
      <text:p text:style-name="P48"><text:span text:style-name="T103"><text:tab/>=&gt;This function is used to set configurations for the console command.</text:span></text:p>
      <text:p text:style-name="P48"><text:tab/><text:span text:style-name="T104">=&gt;In this function you can set the configurations like name, description and help hint for the <text:tab/>console command.</text:span></text:p>
      <text:p text:style-name="P48"/>
      <text:p text:style-name="P48"><text:tab/>Example</text:p>
      <text:p text:style-name="P48"/>
      <text:p text:style-name="Standard"><text:tab/><text:tab/> $this-&gt;setName('my-custom-command')</text:p>
      <text:p text:style-name="Standard"><text:s text:c="24"/>-&gt;setDescription('This command runs your custom task')</text:p>
      <text:p text:style-name="Standard"><text:s text:c="24"/>-&gt;setHelp('Run this command to execute your custom tasks in the execute function.')</text:p>
      <text:p text:style-name="Standard"><text:s text:c="24"/>-&gt;addArgument('param', InputArgument::REQUIRED, 'Pass the parameter.');</text:p>
      <text:p text:style-name="Standard"/>
      <text:p text:style-name="Standard"/>
      <text:p text:style-name="Standard"/>
      <text:p text:style-name="Standard"/>
      <text:p text:style-name="Standard"/>
      <text:p text:style-name="Standard"><text:soft-page-break/></text:p>
      <text:p text:style-name="Standard"/>
      <text:p text:style-name="P22">=&gt; execute() function</text:p>
      <text:p text:style-name="Standard"><text:tab/><text:tab/>In this function, write the code to be executed on running the created console command.</text:p>
      <text:p text:style-name="Standard"/>
      <text:p text:style-name="Standard"><text:s text:c="20"/>example</text:p>
      <text:p text:style-name="Standard"/>
      <text:p text:style-name="Standard"><text:s text:c="20"/>Command::SUCCESS : if successful execution</text:p>
      <text:p text:style-name="Standard"><text:s text:c="20"/>Command::FAILURE : if execution fails</text:p>
      <text:p text:style-name="Standard"><text:s text:c="20"/>Command::INVALID : if invalid execution (i.e. invalid arguments etc.)</text:p>
      <text:p text:style-name="Standard"/>
      <text:p text:style-name="P49">=&gt;Command Execution</text:p>
      <text:p text:style-name="P49"/>
      <text:p text:style-name="P49"><text:tab/>php bin/console my-custom-command</text:p>
      <text:p text:style-name="P50">=&gt;You can also use these console commands to run cron jobs in symfony.</text:p>
      <text:p text:style-name="P50"><text:tab/>=&gt; * * * * root /usr/bin/php /path/to/bin/console command:to:execute</text:p>
      <text:p text:style-name="P50"/>
      <text:p text:style-name="P51">=&gt;command must be confire in service.yaml file fo access the command code and make logic</text:p>
      <text:p text:style-name="P51"/>
      <text:p text:style-name="P51"><text:tab/>it confiure in serivce.yaml</text:p>
      <text:p text:style-name="P51"/>
      <text:p text:style-name="P51"><text:tab/> <text:s text:c="2"/>App\Command\CreateUserCommand:</text:p>
      <text:p text:style-name="P51"><text:s text:c="16"/>tags:</text:p>
      <text:p text:style-name="P51"><text:s text:c="16"/>- { name: 'console.command', command: 'user-command' }</text:p>
      <text:p text:style-name="P51"/>
      <text:p text:style-name="P51"><text:s text:c="12"/>App\Command\UserParametersCommand:</text:p>
      <text:p text:style-name="P51"><text:s text:c="16"/>tags:</text:p>
      <text:p text:style-name="P51"><text:s text:c="20"/>- { name: 'console.command', command: 'user-params-command' }</text:p>
      <text:p text:style-name="P49"><text:tab/></text:p>
      <text:p text:style-name="P52">=&gt;we can set like rotue </text:p>
      <text:p text:style-name="P52"><text:tab/>//#[AsCommand(name: 'user-params-command')]</text:p>
      <text:p text:style-name="P53">=&gt;How to Call a Command from a Controller</text:p>
      <text:p text:style-name="P53"><text:tab/>You may have the need to call some function that is only available in a console command.</text:p>
      <text:p text:style-name="P53"><text:tab/>=&gt; use Symfony\Component\Console\Input\ArrayInput;</text:p>
      <text:p text:style-name="P53"/>
      <text:p text:style-name="P53"><text:tab/> $input = new ArrayInput([</text:p>
      <text:p text:style-name="P53"><text:s text:c="20"/>'command' =&gt; 'debug:twig',</text:p>
      <text:p text:style-name="P53"><text:s text:c="20"/>// (optional) define the value of command arguments</text:p>
      <text:p text:style-name="P53"><text:s text:c="20"/>'fooArgument' =&gt; 'barValue',</text:p>
      <text:p text:style-name="P53"><text:s text:c="20"/>// (optional) pass options to the command</text:p>
      <text:p text:style-name="P53"><text:s text:c="20"/>'--bar' =&gt; 'fooValue',</text:p>
      <text:p text:style-name="P53"><text:s text:c="16"/>]);</text:p>
      <text:p text:style-name="P54">=&gt;Example to send mail useing command </text:p>
      <text:p text:style-name="P54"/>
      <text:p text:style-name="P54"><text:tab/>Example</text:p>
      <text:p text:style-name="P54"><text:s text:c="12"/>install mail trap</text:p>
      <text:p text:style-name="P54"><text:s text:c="16"/>composer require symfony/mailer</text:p>
      <text:p text:style-name="P54"/>
      <text:p text:style-name="P54"><text:s text:c="12"/>.ENV setting</text:p>
      <text:p text:style-name="P54"/>
      <text:p text:style-name="P54"><text:soft-page-break/><text:s text:c="16"/>MAILER_DSN=smtp://4bcdff21785e96:1a801316744641@smtp.mailtrap.io:2525/?encryption=ssl&amp;auth_mode=login</text:p>
      <text:p text:style-name="P54"/>
      <text:p text:style-name="P54"><text:s text:c="12"/>command</text:p>
      <text:p text:style-name="P54"><text:s text:c="16"/>php bin/console user-notify-command</text:p>
      <text:p text:style-name="P54"/>
      <text:p text:style-name="P54"><text:s text:c="12"/>&lt;?php</text:p>
      <text:p text:style-name="P54"/>
      <text:p text:style-name="P54"><text:s text:c="16"/>namespace App\Command;</text:p>
      <text:p text:style-name="P54"/>
      <text:p text:style-name="P54"><text:s text:c="16"/>use Symfony\Component\Console\Command\Command;</text:p>
      <text:p text:style-name="P54"><text:s text:c="16"/>use Symfony\Component\Console\Input\InputInterface;</text:p>
      <text:p text:style-name="P54"><text:s text:c="16"/>use Symfony\Component\Console\Output\OutputInterface;</text:p>
      <text:p text:style-name="P54"><text:s text:c="16"/>use Symfony\Component\Console\Input\InputArgument;</text:p>
      <text:p text:style-name="P54"><text:s text:c="16"/>use App\Entity\User;</text:p>
      <text:p text:style-name="P54"><text:s text:c="16"/>use Doctrine\Persistence\ManagerRegistry;</text:p>
      <text:p text:style-name="P54"><text:s text:c="16"/>use App\Repository\UserRepository;</text:p>
      <text:p text:style-name="P54"><text:s text:c="16"/>use Symfony\Component\Mailer\MailerInterface;</text:p>
      <text:p text:style-name="P54"><text:s text:c="16"/>use Symfony\Component\Mime\Email;</text:p>
      <text:p text:style-name="P54"><text:s text:c="16"/>use Symfony\Component\Mime\Address;</text:p>
      <text:p text:style-name="P54"/>
      <text:p text:style-name="P54"><text:s text:c="16"/>//#[AsCommand(name: 'user-params-command')]</text:p>
      <text:p text:style-name="P54"><text:s text:c="16"/>#[AsCommand(</text:p>
      <text:p text:style-name="P54"><text:s text:c="20"/>name: 'user-notify-command',</text:p>
      <text:p text:style-name="P54"><text:s text:c="20"/>description: 'Send User Notification Message.',</text:p>
      <text:p text:style-name="P54"><text:s text:c="20"/>hidden: false,</text:p>
      <text:p text:style-name="P54"><text:s text:c="20"/>aliases: ['user-notify']</text:p>
      <text:p text:style-name="P54"><text:s text:c="16"/>)]</text:p>
      <text:p text:style-name="P54"><text:s text:c="16"/>class UserNotificationCommand extends Command</text:p>
      <text:p text:style-name="P54"><text:s text:c="16"/>{</text:p>
      <text:p text:style-name="P54"/>
      <text:p text:style-name="P54"><text:s text:c="20"/>private $userDetails;</text:p>
      <text:p text:style-name="P54"><text:s text:c="20"/>private $mailer;</text:p>
      <text:p text:style-name="P54"/>
      <text:p text:style-name="P54"><text:s text:c="20"/>public function __construct(ManagerRegistry $doctrine,MailerInterface $mailer)</text:p>
      <text:p text:style-name="P54"><text:s text:c="20"/>{</text:p>
      <text:p text:style-name="P54"><text:s text:c="24"/>$this-&gt;userDetails = $doctrine;</text:p>
      <text:p text:style-name="P54"><text:s text:c="24"/>$this-&gt;mailer = $mailer;</text:p>
      <text:p text:style-name="P54"/>
      <text:p text:style-name="P54"><text:s text:c="24"/>parent::__construct();</text:p>
      <text:p text:style-name="P54"><text:s text:c="20"/>}</text:p>
      <text:p text:style-name="P54"/>
      <text:p text:style-name="P54"/>
      <text:p text:style-name="P54"><text:s text:c="20"/>// In this function set the name, description and help hint for the command</text:p>
      <text:p text:style-name="P54"><text:s text:c="20"/>protected function configure(): void</text:p>
      <text:p text:style-name="P54"><text:s text:c="20"/>{</text:p>
      <text:p text:style-name="P54"><text:s text:c="24"/>// Use in-build functions to set name, description and help</text:p>
      <text:p text:style-name="P54"/>
      <text:p text:style-name="P54"><text:s text:c="24"/>$this-&gt;setHelp('Run this command to execute your USer send mail for InActivte Status the execute function.');</text:p>
      <text:p text:style-name="P54"/>
      <text:p text:style-name="P54"><text:s text:c="20"/>}</text:p>
      <text:p text:style-name="P54"><text:soft-page-break/></text:p>
      <text:p text:style-name="P54"><text:s text:c="20"/>// write the code you want to execute when command runs</text:p>
      <text:p text:style-name="P54"><text:s text:c="20"/>protected function execute(InputInterface $input, OutputInterface $output): int</text:p>
      <text:p text:style-name="P54"><text:s text:c="20"/>{</text:p>
      <text:p text:style-name="P54"/>
      <text:p text:style-name="P54"/>
      <text:p text:style-name="P54"><text:s text:c="24"/>//$user = $this-&gt;userDetails-&gt;getRepository(User::class)-&gt;findAll();</text:p>
      <text:p text:style-name="P54"><text:s text:c="24"/>$InActiveusers = $this-&gt;userDetails-&gt;getRepository(User::class)-&gt;findBy(['status' =&gt; 0]);</text:p>
      <text:p text:style-name="P54"/>
      <text:p text:style-name="P54"><text:s text:c="24"/>if(count($InActiveusers) &gt;=1) {</text:p>
      <text:p text:style-name="P54"/>
      <text:p text:style-name="P54"><text:s text:c="28"/>foreach($InActiveusers as $key=&gt;$user){</text:p>
      <text:p text:style-name="P54"/>
      <text:p text:style-name="P54"><text:s text:c="32"/>$user_email=$user-&gt;getemail();</text:p>
      <text:p text:style-name="P54"><text:s text:c="32"/>$this-&gt;MailSend($user_email);</text:p>
      <text:p text:style-name="P54"><text:s text:c="32"/>echo "Mail is sent=&gt; ".$user_email;</text:p>
      <text:p text:style-name="P54"><text:s text:c="32"/>echo " <text:s/>--check you mail box";</text:p>
      <text:p text:style-name="P54"><text:s text:c="32"/>echo "\n";</text:p>
      <text:p text:style-name="P54"><text:s text:c="28"/>}</text:p>
      <text:p text:style-name="P54"/>
      <text:p text:style-name="P54"><text:s text:c="24"/>}</text:p>
      <text:p text:style-name="P54"><text:s text:c="24"/>return Command::SUCCESS;</text:p>
      <text:p text:style-name="P54"><text:s text:c="20"/>}</text:p>
      <text:p text:style-name="P54"><text:s text:c="20"/>//send mail to InActiveUser</text:p>
      <text:p text:style-name="P54"><text:s text:c="20"/>public function MailSend($user_email){</text:p>
      <text:p text:style-name="P54"/>
      <text:p text:style-name="P54"/>
      <text:p text:style-name="P54"><text:s text:c="24"/>$email = (new Email())</text:p>
      <text:p text:style-name="P54"><text:s text:c="24"/>-&gt;from(new Address('vipulagravat@aum.bz', 'Mailtrap'))</text:p>
      <text:p text:style-name="P54"><text:s text:c="24"/>-&gt;to($user_email)</text:p>
      <text:p text:style-name="P54"><text:s text:c="24"/>-&gt;cc('vipulagravat@aum.bz')</text:p>
      <text:p text:style-name="P54"><text:s text:c="24"/>-&gt;subject('User Account is InActive')</text:p>
      <text:p text:style-name="P54"><text:s text:c="24"/>-&gt;text('Hey!'.$user_email)</text:p>
      <text:p text:style-name="P54"><text:s text:c="24"/>-&gt;html('&lt;html&gt;</text:p>
      <text:p text:style-name="P54"><text:s text:c="32"/>&lt;body&gt;</text:p>
      <text:p text:style-name="P54"><text:s text:c="32"/>&lt;p&gt;&lt;br&gt;Hey&lt;/br&gt;</text:p>
      <text:p text:style-name="P54"><text:s text:c="32"/>You User Account is InActive Now&lt;/p&gt;</text:p>
      <text:p text:style-name="P54"><text:s text:c="32"/>&lt;p&gt;Please contact to Admin For Active Account&lt;/p&gt;</text:p>
      <text:p text:style-name="P54"><text:s text:c="32"/>&lt;a href="https://127.0.0.1:8000/"&gt;ActiveNow&lt;/a&gt;</text:p>
      <text:p text:style-name="P54"><text:s text:c="40"/>&lt;/body&gt;</text:p>
      <text:p text:style-name="P54"><text:s text:c="36"/>&lt;/html&gt;');</text:p>
      <text:p text:style-name="P54"><text:s text:c="24"/>$this-&gt;mailer-&gt;send($email);</text:p>
      <text:p text:style-name="P54"><text:s text:c="24"/>return true;</text:p>
      <text:p text:style-name="P54"><text:s text:c="20"/>}</text:p>
      <text:p text:style-name="P54"><text:s text:c="16"/>}</text:p>
      <text:p text:style-name="P54"/>
      <text:p text:style-name="P54"/>
      <text:p text:style-name="P54"/>
      <text:p text:style-name="P54"/>
      <text:p text:style-name="P54"/>
      <text:p text:style-name="P54"/>
      <text:p text:style-name="P54"><text:soft-page-break/></text:p>
      <text:p text:style-name="P54"/>
      <text:p text:style-name="P1">8.How to get the Request data when some event is call like user mail send</text:p>
      <text:p text:style-name="P1"/>
      <text:p text:style-name="P1"><text:span text:style-name="T105"><text:s text:c="6"/>=&gt;</text:span><text:span text:style-name="T53">we will get the User request Details using event is call</text:span></text:p>
      <text:p text:style-name="P55"><text:s text:c="6"/>=&gt;we have create any listeners event or subscribers event</text:p>
      <text:p text:style-name="P55"><text:s text:c="5"/><text:span text:style-name="T106">=&gt;we need to used <text:s text:c="2"/>use Doctrine\Persistence\Event\LifecycleEventArgs; it will given the <text:tab/>current add,edit,update or any event on request</text:span></text:p>
      <text:p text:style-name="P55"><text:s text:c="5"/><text:span text:style-name="T107">=&gt;need to set the event and create object of use Doctrine\Persistence\Event\LifecycleEventArgs;</text:span></text:p>
      <text:p text:style-name="P56"><text:s text:c="5"/>=&gt;inject this service and get the details</text:p>
      <text:p text:style-name="P57">Example</text:p>
      <text:p text:style-name="P57"><text:s/>public function prePersist(LifecycleEventArgs $args): void</text:p>
      <text:p text:style-name="P57"><text:s text:c="4"/>{</text:p>
      <text:p text:style-name="P57"/>
      <text:p text:style-name="P57"/>
      <text:p text:style-name="P57"><text:s text:c="8"/>$this-&gt;logActivity('pre_persist', $args);</text:p>
      <text:p text:style-name="P57"><text:s text:c="4"/>}</text:p>
      <text:p text:style-name="P58">=&gt;it current we need to set or convert in object like</text:p>
      <text:p text:style-name="P59"><text:s text:c="8"/>$entity = $args-&gt;getObject();<text:tab/></text:p>
      <text:p text:style-name="P59"><text:s text:c="8"/>$user_email=$entity-&gt;getemail();</text:p>
      <text:p text:style-name="P58"><text:s text:c="8"/>dd($user_email)</text:p>
      <text:p text:style-name="Standard"/>
      <text:p text:style-name="P1">9.Doctrine event example and demo</text:p>
      <text:p text:style-name="Standard"/>
      <text:p text:style-name="Standard"><text:tab/>Doctrine Events</text:p>
      <text:p text:style-name="Standard"><text:tab/><text:span text:style-name="T108">=&gt;Doctrine, the set of PHP libraries used by Symfony to work with databases, provides a <text:tab/>lightweight event system to update entities during the application execution. These events, <text:tab/>called lifecycle events</text:span></text:p>
      <text:p text:style-name="Standard"><text:tab/></text:p>
      <text:p text:style-name="Standard"><text:tab/><text:span text:style-name="T109">=&gt;"update the createdAt property automatically right before persisting entities of this type".</text:span></text:p>
      <text:p text:style-name="Standard"><text:tab/><text:span text:style-name="T110">=&gt;Doctrine triggers events before/after performing the most common entity operations</text:span></text:p>
      <text:p text:style-name="Standard"><text:tab/><text:span text:style-name="T111">=&gt;prePersist/postPersist, preUpdate/postUpdate</text:span></text:p>
      <text:p text:style-name="Standard"><text:tab/><text:span text:style-name="T112">=&gt;Lifecycle callbacks, they are defined as public methods on the entity classes and they are <text:tab/>called when the events are triggered;<text:tab/></text:span></text:p>
      <text:p text:style-name="Standard"><text:tab/><text:span text:style-name="T113">=&gt;Lifecycle listeners and subscribers, they are classes with callback methods for one or <text:tab/>more events and they are called for all entities;</text:span></text:p>
      <text:p text:style-name="Standard"><text:tab/><text:span text:style-name="T114">=&gt;Entity listeners, they are similar to lifecycle listeners, but they are called only for the <text:tab/>entities of a certain class.</text:span></text:p>
      <text:p text:style-name="Standard"><text:tab/><text:span text:style-name="T115">=&gt;we can create the event beafor any process of request like add,update,delete,etc</text:span></text:p>
      <text:p text:style-name="Standard"><text:tab/><text:span text:style-name="T116">=&gt;create one subscribers listeners <text:s/>and set all event inside this listeners</text:span></text:p>
      <text:p text:style-name="Standard"><text:tab/><text:span text:style-name="T117">=&gt; we can set this kind of event set</text:span></text:p>
      <text:p text:style-name="Standard"/>
      <text:p text:style-name="P60"><text:tab/><text:tab/>Events::prePersist,</text:p>
      <text:p text:style-name="P60"><text:s text:c="9"/><text:tab/><text:tab/>Events::prePersist,</text:p>
      <text:p text:style-name="P60"><text:s text:c="11"/><text:tab/> <text:tab/>Events::postPersist,</text:p>
      <text:p text:style-name="P60"><text:s text:c="12"/><text:tab/>Events::preRemove,</text:p>
      <text:p text:style-name="P60"><text:s text:c="12"/><text:tab/>Events::postRemove,</text:p>
      <text:p text:style-name="P60"><text:s text:c="12"/><text:tab/>Events::preUpdate,</text:p>
      <text:p text:style-name="P60"><text:s text:c="12"/><text:tab/>Events::postUpdate,</text:p>
      <text:p text:style-name="P60"/>
      <text:p text:style-name="P60"/>
      <text:p text:style-name="P60"/>
      <text:p text:style-name="P60"><text:soft-page-break/></text:p>
      <text:p text:style-name="P60"/>
      <text:p text:style-name="P60"/>
      <text:p text:style-name="Standard"><text:tab/><text:span text:style-name="T118">=&gt;Example</text:span></text:p>
      <text:p text:style-name="Standard"><text:tab/><text:tab/>&lt;?php</text:p>
      <text:p text:style-name="Standard"/>
      <text:p text:style-name="Standard">namespace App\Event;</text:p>
      <text:p text:style-name="Standard"/>
      <text:p text:style-name="Standard">use App\Entity\User;</text:p>
      <text:p text:style-name="Standard">use Doctrine\Bundle\DoctrineBundle\EventSubscriber\EventSubscriberInterface;</text:p>
      <text:p text:style-name="Standard">use Doctrine\ORM\Events;</text:p>
      <text:p text:style-name="Standard">use Doctrine\Persistence\Event\LifecycleEventArgs;</text:p>
      <text:p text:style-name="Standard">use Psr\Log\LoggerInterface;</text:p>
      <text:p text:style-name="Standard">use Symfony\Component\Mailer\MailerInterface;</text:p>
      <text:p text:style-name="Standard">use Symfony\Component\Mime\Email;</text:p>
      <text:p text:style-name="Standard">use Symfony\Component\Mime\Address;</text:p>
      <text:p text:style-name="Standard"/>
      <text:p text:style-name="Standard"/>
      <text:p text:style-name="Standard"/>
      <text:p text:style-name="Standard">class UserDBEventSubscriber implements EventSubscriberInterface</text:p>
      <text:p text:style-name="Standard">{</text:p>
      <text:p text:style-name="Standard"><text:s text:c="4"/>private $logger;</text:p>
      <text:p text:style-name="Standard"><text:s text:c="4"/>private $mailer; <text:s/></text:p>
      <text:p text:style-name="Standard"/>
      <text:p text:style-name="Standard"><text:s text:c="4"/>public function __construct(LoggerInterface $logger,MailerInterface $mailer)</text:p>
      <text:p text:style-name="Standard"><text:s text:c="4"/>{</text:p>
      <text:p text:style-name="Standard"><text:s text:c="8"/>$this-&gt;logger = $logger;</text:p>
      <text:p text:style-name="Standard"><text:s text:c="8"/>$this-&gt;mailer = $mailer;</text:p>
      <text:p text:style-name="Standard"><text:s text:c="8"/></text:p>
      <text:p text:style-name="Standard"><text:s text:c="4"/>}</text:p>
      <text:p text:style-name="Standard"><text:s text:c="4"/>// public function __construct()</text:p>
      <text:p text:style-name="Standard"><text:s text:c="4"/>// { </text:p>
      <text:p text:style-name="Standard"><text:s text:c="4"/>// }</text:p>
      <text:p text:style-name="Standard"><text:s text:c="4"/></text:p>
      <text:p text:style-name="Standard"><text:s text:c="4"/>// Returns an array indexed by event name and value by method name to call</text:p>
      <text:p text:style-name="Standard"><text:s text:c="4"/>public <text:s/>function getSubscribedEvents()</text:p>
      <text:p text:style-name="Standard"><text:s text:c="4"/>{</text:p>
      <text:p text:style-name="Standard"><text:s text:c="8"/>return [</text:p>
      <text:p text:style-name="Standard"><text:s text:c="12"/>Events::prePersist, </text:p>
      <text:p text:style-name="Standard"><text:s text:c="12"/>Events::postPersist,</text:p>
      <text:p text:style-name="Standard"><text:s text:c="12"/>Events::preRemove,</text:p>
      <text:p text:style-name="Standard"><text:s text:c="12"/>Events::postRemove,</text:p>
      <text:p text:style-name="Standard"><text:s text:c="12"/>Events::preUpdate,</text:p>
      <text:p text:style-name="Standard"><text:s text:c="12"/>Events::postUpdate,</text:p>
      <text:p text:style-name="Standard"><text:s text:c="8"/>];</text:p>
      <text:p text:style-name="Standard"><text:s text:c="4"/>}</text:p>
      <text:p text:style-name="Standard"/>
      <text:p text:style-name="Standard"><text:s text:c="4"/>public function prePersist(LifecycleEventArgs $args): void</text:p>
      <text:p text:style-name="Standard"><text:s text:c="4"/>{</text:p>
      <text:p text:style-name="Standard"><text:s text:c="7"/></text:p>
      <text:p text:style-name="Standard"><text:s text:c="8"/>$this-&gt;logActivity('pre_persist', $args);</text:p>
      <text:p text:style-name="Standard"><text:s text:c="4"/>}</text:p>
      <text:p text:style-name="Standard"><text:soft-page-break/><text:s text:c="4"/></text:p>
      <text:p text:style-name="Standard"><text:s text:c="4"/>public function postPersist(LifecycleEventArgs $args): void</text:p>
      <text:p text:style-name="Standard"><text:s text:c="4"/>{ <text:s text:c="2"/></text:p>
      <text:p text:style-name="Standard"><text:s text:c="8"/></text:p>
      <text:p text:style-name="Standard"><text:s text:c="8"/>$this-&gt;logActivity('post_persist', $args);</text:p>
      <text:p text:style-name="Standard"/>
      <text:p text:style-name="Standard"><text:s text:c="4"/>}</text:p>
      <text:p text:style-name="Standard"/>
      <text:p text:style-name="Standard"><text:s text:c="4"/>public function preRemove(LifecycleEventArgs $args): void</text:p>
      <text:p text:style-name="Standard"><text:s text:c="4"/>{</text:p>
      <text:p text:style-name="Standard"><text:s text:c="8"/>$this-&gt;logActivity('pre_remove', $args);</text:p>
      <text:p text:style-name="Standard"><text:s text:c="4"/>}</text:p>
      <text:p text:style-name="Standard"><text:s text:c="4"/>public function postRemove(LifecycleEventArgs $args): void</text:p>
      <text:p text:style-name="Standard"><text:s text:c="4"/>{</text:p>
      <text:p text:style-name="Standard"><text:s text:c="8"/>$this-&gt;logActivity('post_remove', $args);</text:p>
      <text:p text:style-name="Standard"><text:s text:c="4"/>}</text:p>
      <text:p text:style-name="Standard"/>
      <text:p text:style-name="Standard"><text:s text:c="4"/>public function preUpdate(LifecycleEventArgs $args): void</text:p>
      <text:p text:style-name="Standard"><text:s text:c="4"/>{</text:p>
      <text:p text:style-name="Standard"><text:s text:c="8"/></text:p>
      <text:p text:style-name="Standard"><text:s text:c="8"/>$this-&gt;logActivity('pre_update', $args);</text:p>
      <text:p text:style-name="Standard"><text:s text:c="4"/>}</text:p>
      <text:p text:style-name="Standard"/>
      <text:p text:style-name="Standard"><text:s text:c="4"/>public function postUpdate(LifecycleEventArgs $args): void</text:p>
      <text:p text:style-name="Standard"><text:s text:c="4"/>{</text:p>
      <text:p text:style-name="Standard"><text:s text:c="6"/></text:p>
      <text:p text:style-name="Standard"><text:s text:c="8"/>$this-&gt;logActivity('post_update', $args);</text:p>
      <text:p text:style-name="Standard"><text:s text:c="4"/>}</text:p>
      <text:p text:style-name="Standard"><text:s text:c="4"/></text:p>
      <text:p text:style-name="Standard"><text:s text:c="4"/>private function logActivity(string $action, LifecycleEventArgs $args): void</text:p>
      <text:p text:style-name="Standard"><text:s text:c="4"/>{</text:p>
      <text:p text:style-name="Standard"><text:s text:c="12"/></text:p>
      <text:p text:style-name="Standard"><text:s text:c="8"/>$entity = $args-&gt;getObject();</text:p>
      <text:p text:style-name="Standard"><text:s text:c="8"/></text:p>
      <text:p text:style-name="Standard"><text:s text:c="8"/>if($action=="post_persist"){</text:p>
      <text:p text:style-name="Standard"><text:s text:c="11"/></text:p>
      <text:p text:style-name="Standard"><text:s text:c="12"/>$user_email=$entity-&gt;getemail();</text:p>
      <text:p text:style-name="Standard"><text:s text:c="12"/></text:p>
      <text:p text:style-name="Standard"><text:s text:c="12"/>$subject="Account Registration";</text:p>
      <text:p text:style-name="Standard"><text:s text:c="12"/>$html='&lt;html&gt;</text:p>
      <text:p text:style-name="Standard"><text:s text:c="12"/>&lt;body&gt;</text:p>
      <text:p text:style-name="Standard"><text:s text:c="12"/>&lt;p&gt;&lt;br&gt;Hey&lt;/br&gt;</text:p>
      <text:p text:style-name="Standard"><text:s text:c="12"/>Your <text:s/>Account <text:s/>Registration is Complated &lt;/p&gt;</text:p>
      <text:p text:style-name="Standard"><text:s text:c="12"/>&lt;p&gt;You can Access your Active Account&lt;/p&gt;</text:p>
      <text:p text:style-name="Standard"><text:s text:c="12"/>&lt;a href="https://127.0.0.1:8000/"&gt;Access Account&lt;/a&gt;</text:p>
      <text:p text:style-name="Standard"><text:s text:c="20"/>&lt;/body&gt;</text:p>
      <text:p text:style-name="Standard"><text:s text:c="16"/>&lt;/html&gt;';</text:p>
      <text:p text:style-name="Standard"/>
      <text:p text:style-name="Standard"><text:s text:c="13"/>//$this-&gt;MailSend($user_email, $subject, $html);</text:p>
      <text:p text:style-name="Standard"><text:s text:c="13"/>$this-&gt;logger-&gt;info('User mail send!'.$action);</text:p>
      <text:p text:style-name="Standard"><text:s text:c="12"/>// add some code to check the entity type as early as possible</text:p>
      <text:p text:style-name="Standard"><text:s text:c="11"/></text:p>
      <text:p text:style-name="Standard"><text:soft-page-break/><text:s text:c="8"/>}</text:p>
      <text:p text:style-name="Standard"><text:s text:c="8"/>$this-&gt;logger-&gt;info('I just got the logger'.$action);</text:p>
      <text:p text:style-name="Standard"><text:s text:c="8"/>if (!$entity instanceof User) {</text:p>
      <text:p text:style-name="Standard"><text:s text:c="12"/>return;</text:p>
      <text:p text:style-name="Standard"><text:s text:c="8"/>}</text:p>
      <text:p text:style-name="Standard"><text:s text:c="8"/>// if this subscriber only applies to certain entity types,</text:p>
      <text:p text:style-name="Standard"><text:s text:c="8"/></text:p>
      <text:p text:style-name="Standard"><text:s text:c="8"/>// ... get the entity information and log it somehow</text:p>
      <text:p text:style-name="Standard"><text:s text:c="4"/>}</text:p>
      <text:p text:style-name="Standard"><text:s text:c="4"/>//send mail to InActiveUser</text:p>
      <text:p text:style-name="Standard"><text:s text:c="4"/>public function MailSend($user_email,$subject,$html){</text:p>
      <text:p text:style-name="Standard"><text:s text:c="12"/></text:p>
      <text:p text:style-name="Standard"><text:s text:c="8"/>$email = (new Email())</text:p>
      <text:p text:style-name="Standard"><text:s text:c="12"/>-&gt;from(new Address('vipulagravat@aum.bz', 'Mailtrap'))</text:p>
      <text:p text:style-name="Standard"><text:s text:c="12"/>-&gt;to($user_email)</text:p>
      <text:p text:style-name="Standard"><text:s text:c="12"/>-&gt;cc('vipulagravat@aum.bz')</text:p>
      <text:p text:style-name="Standard"><text:s text:c="12"/>-&gt;subject($subject)</text:p>
      <text:p text:style-name="Standard"><text:s text:c="12"/>-&gt;text('Hey!'.$user_email)</text:p>
      <text:p text:style-name="Standard"><text:s text:c="12"/>-&gt;html($html);</text:p>
      <text:p text:style-name="Standard"><text:s text:c="8"/>$this-&gt;mailer-&gt;send($email);</text:p>
      <text:p text:style-name="Standard"><text:s text:c="4"/>} <text:s text:c="3"/></text:p>
      <text:p text:style-name="Standard"><text:s text:c="4"/></text:p>
      <text:p text:style-name="Standard">}</text:p>
      <text:p text:style-name="Standard"/>
      <text:p text:style-name="Standard"><text:tab/></text:p>
      <text:p text:style-name="P1">10. Form validation Example</text:p>
      <text:p text:style-name="P1"/>
      <text:p text:style-name="P1"><text:tab/><text:span text:style-name="T119">=&gt;</text:span><text:span text:style-name="T54">Validation is done by adding a set of rules, called (validation) constraints, to a class. You can add them either to the entity class or to the form class.</text:span></text:p>
      <text:p text:style-name="P1"><text:s text:c="4"/>Example</text:p>
      <text:p text:style-name="P1"><text:tab/><text:span text:style-name="T120">Set the </text:span><text:span text:style-name="T55">validation inside the validtionm.yaml file</text:span></text:p>
      <text:p text:style-name="P1"><text:span text:style-name="T55"/></text:p>
      <text:p text:style-name="P1"><text:span text:style-name="T55"><text:tab/></text:span></text:p>
      <text:p text:style-name="P1"><text:span text:style-name="T55"><text:s text:c="5"/>config/validator/validation.yaml</text:span></text:p>
      <text:p text:style-name="P1"><text:span text:style-name="T55"><text:s text:c="8"/># config/validator/validation.yaml</text:span></text:p>
      <text:p text:style-name="P1"><text:span text:style-name="T55">App\Entity\User:</text:span></text:p>
      <text:p text:style-name="P1"><text:span text:style-name="T55"><text:s text:c="4"/>properties:</text:span></text:p>
      <text:p text:style-name="P1"><text:span text:style-name="T55"><text:s text:c="9"/>name:</text:span></text:p>
      <text:p text:style-name="P1"><text:span text:style-name="T55"><text:s text:c="12"/>- NotBlank: ~</text:span></text:p>
      <text:p text:style-name="P1"><text:span text:style-name="T55"><text:s text:c="12"/></text:span></text:p>
      <text:p text:style-name="P1"><text:span text:style-name="T55"/></text:p>
      <text:p text:style-name="P1"><text:span text:style-name="T55">App\Entity\Contact:</text:span></text:p>
      <text:p text:style-name="P1"><text:span text:style-name="T55"><text:s text:c="4"/>properties:</text:span></text:p>
      <text:p text:style-name="P1"><text:span text:style-name="T55"><text:s text:c="8"/>firstname:</text:span></text:p>
      <text:p text:style-name="P1"><text:span text:style-name="T55"><text:s text:c="12"/>- NotBlank: ~</text:span></text:p>
      <text:p text:style-name="P1"><text:span text:style-name="T55"><text:s text:c="12"/>- Length:</text:span></text:p>
      <text:p text:style-name="P1"><text:span text:style-name="T55"><text:s text:c="16"/>min: 2</text:span></text:p>
      <text:p text:style-name="P1"><text:span text:style-name="T55"><text:s text:c="16"/>max: 5</text:span></text:p>
      <text:p text:style-name="P1"><text:span text:style-name="T55"><text:s text:c="12"/></text:span></text:p>
      <text:p text:style-name="P1"><text:span text:style-name="T55"><text:s text:c="8"/>lastname:</text:span></text:p>
      <text:p text:style-name="P1"><text:span text:style-name="T55"><text:s text:c="12"/>- NotBlank: ~</text:span></text:p>
      <text:p text:style-name="P1"><text:span text:style-name="T55"><text:s text:c="12"/>- Length:</text:span></text:p>
      <text:p text:style-name="P1"><text:soft-page-break/><text:span text:style-name="T55"><text:s text:c="16"/>min: 2</text:span></text:p>
      <text:p text:style-name="P1"><text:span text:style-name="T55"><text:s text:c="16"/>max: 5</text:span></text:p>
      <text:p text:style-name="P1"><text:span text:style-name="T55"/></text:p>
      <text:p text:style-name="P1"><text:span text:style-name="T55"><text:tab/>App\Entity\UsersWork:</text:span></text:p>
      <text:p text:style-name="P23"><text:span text:style-name="T55"><text:s text:c="3"/><text:tab/> properties:</text:span></text:p>
      <text:p text:style-name="P1"><text:span text:style-name="T55"><text:s text:c="6"/><text:tab/> <text:s/>startdate:</text:span></text:p>
      <text:p text:style-name="P24"><text:span text:style-name="T55">- Date: ~</text:span></text:p>
      <text:p text:style-name="P24"><text:span text:style-name="T55"/></text:p>
      <text:p text:style-name="P25"><text:span text:style-name="T56">=&gt;That's it! If you re-submit the form with invalid data, you'll see the corresponding errors printed out with the form.</text:span></text:p>
      <text:p text:style-name="P26"><text:span text:style-name="T57">=&gt;we need to install command to install this validation packages</text:span></text:p>
      <text:p text:style-name="P26"><text:span text:style-name="T57"><text:tab/></text:span></text:p>
      <text:p text:style-name="P27"><text:span text:style-name="T58">=&gt; </text:span><text:span text:style-name="T121">composer require symfony/validator</text:span><text:span text:style-name="T55"> <text:s text:c="3"/></text:span></text:p>
      <text:p text:style-name="P28"><text:span text:style-name="T59">=&gt; The Validation also allows you to create a closure to validate values against a set of constraints</text:span></text:p>
      <text:p text:style-name="P29"><text:span text:style-name="T60">=&gt;&gt;The validator is designed to validate objects against constraints (i.e. rules). In order to validate an object, simply map one or more constraints to its class and then pass it to the validator service.</text:span></text:p>
      <text:p text:style-name="P29"><text:span text:style-name="T60"/></text:p>
      <text:p text:style-name="P29"><text:span text:style-name="T60"><text:tab/></text:span><text:span text:style-name="T122">Basic Constraints</text:span></text:p>
      <text:p text:style-name="P29"><text:span text:style-name="T60"><text:s text:c="12"/>NotBlank</text:span></text:p>
      <text:p text:style-name="P29"><text:span text:style-name="T60"><text:s text:c="12"/>Blank</text:span></text:p>
      <text:p text:style-name="P29"><text:span text:style-name="T60"><text:s text:c="12"/>NotNull</text:span></text:p>
      <text:p text:style-name="P29"><text:span text:style-name="T60"><text:s text:c="12"/>IsNull</text:span></text:p>
      <text:p text:style-name="P29"><text:span text:style-name="T60"><text:s text:c="12"/>IsTrue</text:span></text:p>
      <text:p text:style-name="P29"><text:span text:style-name="T60"><text:s text:c="12"/>IsFalse</text:span></text:p>
      <text:p text:style-name="P29"><text:span text:style-name="T60"><text:tab/></text:span><text:span text:style-name="T122">String Constraints</text:span></text:p>
      <text:p text:style-name="P29"><text:span text:style-name="T60"><text:s text:c="8"/><text:tab/> Email</text:span></text:p>
      <text:p text:style-name="P29"><text:span text:style-name="T60"><text:s text:c="7"/><text:tab/> ExpressionSyntax</text:span></text:p>
      <text:p text:style-name="P29"><text:span text:style-name="T60"><text:s text:c="5"/><text:tab/> <text:s/>Length</text:span></text:p>
      <text:p text:style-name="P29"><text:span text:style-name="T60"><text:s text:c="7"/><text:tab/> Url</text:span></text:p>
      <text:p text:style-name="P29"><text:span text:style-name="T60"><text:s text:c="7"/><text:tab/> Regex</text:span></text:p>
      <text:p text:style-name="P29"><text:span text:style-name="T60"><text:s text:c="6"/><text:tab/> <text:s/>Hostname</text:span></text:p>
      <text:p text:style-name="P29"><text:span text:style-name="T60"><text:s text:c="6"/><text:tab/> <text:s/>Ip</text:span></text:p>
      <text:p text:style-name="P29"><text:span text:style-name="T60"><text:s text:c="7"/><text:tab/> <text:s/>Cidr</text:span></text:p>
      <text:p text:style-name="P29"><text:span text:style-name="T60"><text:s text:c="6"/><text:tab/> <text:s/>Json</text:span></text:p>
      <text:p text:style-name="P29"><text:span text:style-name="T60"><text:s text:c="5"/><text:tab/> <text:s/>Uuid</text:span></text:p>
      <text:p text:style-name="P29"><text:span text:style-name="T60"><text:s text:c="8"/><text:tab/> Ulid</text:span></text:p>
      <text:p text:style-name="P29"><text:span text:style-name="T60"><text:s text:c="7"/><text:tab/> UserPassword</text:span></text:p>
      <text:p text:style-name="P29"><text:span text:style-name="T60"><text:s text:c="7"/><text:tab/> NotCompromisedPassword</text:span></text:p>
      <text:p text:style-name="P30"><text:span text:style-name="T60"><text:s text:c="8"/><text:tab/> CssColor</text:span><text:span text:style-name="T55"> <text:s text:c="2"/></text:span></text:p>
      <text:p text:style-name="P30"><text:span text:style-name="T55"><text:tab/></text:span><text:span text:style-name="T120">Comparison Constraints</text:span></text:p>
      <text:p text:style-name="P30"><text:span text:style-name="T55"><text:s text:c="8"/><text:tab/>EqualTo</text:span></text:p>
      <text:p text:style-name="P30"><text:span text:style-name="T55"><text:s text:c="8"/><text:tab/>NotEqualTo</text:span></text:p>
      <text:p text:style-name="P30"><text:span text:style-name="T55"><text:s text:c="8"/><text:tab/>IdenticalTo</text:span></text:p>
      <text:p text:style-name="P30"><text:span text:style-name="T55"><text:s text:c="7"/><text:tab/> NotIdenticalTo</text:span></text:p>
      <text:p text:style-name="P30"><text:span text:style-name="T55"><text:s text:c="8"/><text:tab/>LessThan</text:span></text:p>
      <text:p text:style-name="P30"><text:span text:style-name="T55"><text:s text:c="8"/><text:tab/>LessThanOrEqual</text:span></text:p>
      <text:p text:style-name="P30"><text:span text:style-name="T55"><text:s text:c="7"/><text:tab/> GreaterThan</text:span></text:p>
      <text:p text:style-name="P30"><text:span text:style-name="T55"><text:s text:c="7"/><text:tab/> GreaterThanOrEqual</text:span></text:p>
      <text:p text:style-name="P30"><text:span text:style-name="T55"><text:s text:c="7"/><text:tab/> Range</text:span></text:p>
      <text:p text:style-name="P30"><text:span text:style-name="T55"><text:s text:c="6"/><text:tab/> <text:s/>DivisibleBy</text:span></text:p>
      <text:p text:style-name="P30"><text:span text:style-name="T55"><text:s text:c="8"/><text:tab/> <text:s/>Unique </text:span></text:p>
      <text:p text:style-name="P30"><text:span text:style-name="T55"><text:tab/></text:span></text:p>
      <text:p text:style-name="P30"><text:soft-page-break/><text:span text:style-name="T55"/></text:p>
      <text:p text:style-name="P30"><text:span text:style-name="T55"/></text:p>
      <text:p text:style-name="P30"><text:span text:style-name="T55"><text:tab/></text:span><text:span text:style-name="T120">Number Constraints</text:span></text:p>
      <text:p text:style-name="P30"><text:span text:style-name="T55"><text:s text:c="7"/><text:tab/> Positive</text:span></text:p>
      <text:p text:style-name="P30"><text:span text:style-name="T55"><text:s text:c="8"/><text:tab/>PositiveOrZero</text:span></text:p>
      <text:p text:style-name="P30"><text:span text:style-name="T55"><text:s text:c="8"/><text:tab/>Negative</text:span></text:p>
      <text:p text:style-name="P30"><text:span text:style-name="T55"><text:s text:c="8"/><text:tab/>NegativeOrZero</text:span></text:p>
      <text:p text:style-name="P30"><text:span text:style-name="T55"><text:tab/></text:span></text:p>
      <text:p text:style-name="P30"><text:span text:style-name="T55"><text:tab/></text:span><text:span text:style-name="T120">Date Constraints</text:span></text:p>
      <text:p text:style-name="P30"><text:span text:style-name="T55"><text:s text:c="8"/><text:tab/>Date</text:span></text:p>
      <text:p text:style-name="P30"><text:span text:style-name="T55"><text:s text:c="8"/><text:tab/>DateTime</text:span></text:p>
      <text:p text:style-name="P30"><text:span text:style-name="T55"><text:s text:c="8"/><text:tab/>Time</text:span></text:p>
      <text:p text:style-name="P30"><text:span text:style-name="T55"><text:s text:c="8"/><text:tab/>Timezone</text:span></text:p>
      <text:p text:style-name="Standard"><text:tab/><text:span text:style-name="T2">Choice Constraints</text:span></text:p>
      <text:p text:style-name="Standard"><text:s text:c="8"/><text:tab/> <text:s/>Choice</text:p>
      <text:p text:style-name="Standard"><text:s text:c="6"/><text:tab/> <text:s/>Language</text:p>
      <text:p text:style-name="Standard"><text:s text:c="6"/><text:tab/> <text:s/>Locale</text:p>
      <text:p text:style-name="Standard"><text:s text:c="5"/><text:tab/> <text:s text:c="2"/>Country</text:p>
      <text:p text:style-name="Standard"><text:tab/><text:span text:style-name="T23">File Constraints</text:span></text:p>
      <text:p text:style-name="Standard"><text:tab/> File</text:p>
      <text:p text:style-name="Standard"><text:s text:c="8"/><text:tab/>Image</text:p>
      <text:p text:style-name="Standard"/>
      <text:p text:style-name="Standard"><text:tab/><text:span text:style-name="T123">=&gt;Constraint Configuration</text:span></text:p>
      <text:p text:style-name="Standard"><text:tab/><text:span text:style-name="T124">=&gt;Some constraints, like NotBlank, are simple whereas others, like the Choice constraint, have several configuration options available.</text:span></text:p>
      <text:p text:style-name="Standard"><text:s text:c="8"/>Example</text:p>
      <text:p text:style-name="Standard"><text:s/>App\Entity\Author:</text:p>
      <text:p text:style-name="Standard"><text:s text:c="12"/>properties:</text:p>
      <text:p text:style-name="Standard"><text:s text:c="16"/>genre:</text:p>
      <text:p text:style-name="P64"><text:tab/><text:tab/>- Choice: { choices: [fiction, non-fiction], message: Choose a valid genre. }</text:p>
      <text:p text:style-name="P64"/>
      <text:p text:style-name="P65">=&gt;Constraints in Form Classes</text:p>
      <text:p text:style-name="P65"><text:tab/><text:span text:style-name="T125">=&gt;Constraints can be defined while building the form via the constraints option of the form fields</text:span></text:p>
      <text:p text:style-name="P65"><text:tab/>$builder</text:p>
      <text:p text:style-name="P65"><text:s text:c="16"/>-&gt;add('myField', TextType::class, [</text:p>
      <text:p text:style-name="P65"><text:s text:c="20"/>'required' =&gt; true,</text:p>
      <text:p text:style-name="P65"><text:s text:c="20"/>'constraints' =&gt; [new Length(['min' =&gt; 3])],</text:p>
      <text:p text:style-name="P65"><text:s text:c="16"/>])</text:p>
      <text:p text:style-name="P66">=&gt;Properties</text:p>
      <text:p text:style-name="P66"><text:tab/><text:span text:style-name="T126">=&gt;validating class properties is the most basic validation technique. Symfony allows you to validate private, protected or public properties</text:span></text:p>
      <text:p text:style-name="P67"><text:tab/><text:span text:style-name="T55">App\Entity\UsersWork:</text:span></text:p>
      <text:p text:style-name="P32"><text:span text:style-name="T55"><text:s text:c="3"/><text:tab/> properties:</text:span></text:p>
      <text:p text:style-name="P32"><text:span text:style-name="T55"><text:s text:c="6"/><text:tab/> <text:s/>startdate:</text:span></text:p>
      <text:p text:style-name="P31"><text:span text:style-name="T55">- Date: ~</text:span></text:p>
      <text:p text:style-name="P33"><text:span text:style-name="T55">=&gt;Debugging the Constraints</text:span></text:p>
      <text:p text:style-name="P33"><text:span text:style-name="T55"><text:tab/></text:span><text:span text:style-name="T47">=&gt;Use the debug:validator command to list the validation constraints of a given class:</text:span></text:p>
      <text:p text:style-name="P33"><text:span text:style-name="T47"><text:s text:c="8"/>Example</text:span></text:p>
      <text:p text:style-name="P33"><text:span text:style-name="T47"/></text:p>
      <text:p text:style-name="P33"><text:span text:style-name="T47"><text:tab/> php bin/console debug:validator 'App\Entity\SomeClass'</text:span></text:p>
      <text:p text:style-name="P34"><text:span text:style-name="T47"/></text:p>
      <text:p text:style-name="P34"><text:soft-page-break/><text:span text:style-name="T47"/></text:p>
      <text:p text:style-name="P34"><text:span text:style-name="T47"/></text:p>
      <text:p text:style-name="P34"><text:span text:style-name="T47"/></text:p>
      <text:p text:style-name="P34"><text:span text:style-name="T47">=&gt;</text:span>Set valitaion in <text:s/>Attribute</text:p>
      <text:p text:style-name="P34"/>
      <text:p text:style-name="P34"><text:tab/> use Symfony\Component\Validator\Constraints as Assert;</text:p>
      <text:p text:style-name="P34"><text:tab/></text:p>
      <text:p text:style-name="P34"><text:tab/>#[Assert\NotBlank]</text:p>
      <text:p text:style-name="P34"><text:s text:c="11"/>#[Assert\Length(min: 3)]</text:p>
      <text:p text:style-name="P34"><text:s text:c="11"/>private $firstName;</text:p>
      <text:p text:style-name="P35">=&gt;way to set validation in form</text:p>
      <text:p text:style-name="P35"><text:tab/> -&gt;add('note', TextareaType::class, [</text:p>
      <text:p text:style-name="P35"><text:s text:c="16"/>'required'=&gt;true,</text:p>
      <text:p text:style-name="P35"><text:s text:c="16"/>//'constraints' =&gt; [new Length(['min' =&gt; 3])],</text:p>
      <text:p text:style-name="P35"><text:s text:c="16"/>'attr' =&gt; ['placeholder' =&gt; 'Enter some notes'],</text:p>
      <text:p text:style-name="P35"><text:s text:c="12"/>])</text:p>
      <text:p text:style-name="P35"/>
      <text:p text:style-name="P1">11. Form Event Example and Demo</text:p>
      <text:p text:style-name="Standard"/>
      <text:p text:style-name="Standard"><text:tab/><text:span text:style-name="T127">=&gt;sing form events, you may modify information or fields at different steps of the workflow</text:span></text:p>
      <text:p text:style-name="Standard"><text:tab/><text:span text:style-name="T128">=&gt;from the population of the form to the submission of the data from the request.</text:span></text:p>
      <text:p text:style-name="Standard"><text:tab/><text:span text:style-name="T129">=&gt;event of form</text:span></text:p>
      <text:p text:style-name="Standard"><text:tab/> 1) Submitting a Form</text:p>
      <text:p text:style-name="Standard"/>
      <text:p text:style-name="Standard"><text:tab/> <text:s text:c="7"/>=&gt;FormEvents::PRE_SUBMIT</text:p>
      <text:p text:style-name="Standard"><text:s text:c="7"/><text:tab/> <text:s text:c="7"/>=&gt;FormEvents::POST_SUBMIT</text:p>
      <text:p text:style-name="Standard"/>
      <text:p text:style-name="Standard"><text:span text:style-name="T130"><text:tab/>2) Form dataset</text:span></text:p>
      <text:p text:style-name="Standard"><text:tab/><text:tab/> =&gt;FormEvents::PRE_SET_DATA</text:p>
      <text:p text:style-name="Standard"><text:s text:c="8"/><text:tab/><text:tab/>=&gt;FormEvents::POST_SET_DATA</text:p>
      <text:p text:style-name="Standard"><text:tab/><text:span text:style-name="T131">=&gt; Form::setData() is called: FormEvents::PRE_SET_DATA and FormEvents::POST_SET_DATA.</text:span></text:p>
      <text:p text:style-name="Standard"/>
      <text:p text:style-name="Standard"><text:s/>=&gt; <text:span text:style-name="T2">The FormEvents::PRE_SET_DATA Event</text:span></text:p>
      <text:p text:style-name="Standard"><text:s text:c="8"/>=&gt;The FormEvents::PRE_SET_DATA event is dispatched at the beginning of the <text:tab/>Form::setData() method</text:p>
      <text:p text:style-name="Standard"><text:s text:c="8"/>=&gt;During FormEvents::PRE_SET_DATA, Form::setData() is locked and will throw an <text:tab/>exception if used.</text:p>
      <text:p text:style-name="Standard"><text:s text:c="8"/>=&gt;f you wish to modify data, you should use FormEvent::setData() instead.</text:p>
      <text:p text:style-name="P68">=<text:span text:style-name="T2">&gt; The FormEvents::POST_SET_DATA Event</text:span></text:p>
      <text:p text:style-name="P68"><text:s text:c="8"/>=&gt;The FormEvents::POST_SET_DATA event is dispatched at the end of the Form::setData() method.</text:p>
      <text:p text:style-name="P68"><text:s text:c="8"/>=&gt;FormEvents::POST_SET_DATA event in order to collect information about the forms from the denormalized model and view data.</text:p>
      <text:p text:style-name="P69">=&gt;Three events are dispatched when Form::handleRequest() or Form::submit() are called: FormEvents::PRE_SUBMIT, FormEvents::SUBMIT, FormEvents::POST_SUBMIT.</text:p>
      <text:p text:style-name="P69"/>
      <text:p text:style-name="P69"/>
      <text:p text:style-name="P69"/>
      <text:p text:style-name="P69"/>
      <text:p text:style-name="P69"/>
      <text:p text:style-name="P69"/>
      <text:p text:style-name="P69"><text:soft-page-break/></text:p>
      <text:p text:style-name="P69"/>
      <text:p text:style-name="P69"/>
      <text:p text:style-name="P69"/>
      <text:p text:style-name="P69"><text:s/>=&gt; <text:span text:style-name="T2">The FormEvents::PRE_SUBMIT Event</text:span></text:p>
      <text:p text:style-name="P69"><text:s text:c="8"/>=&gt;The FormEvents::PRE_SUBMIT event is dispatched at the beginning of the Form::submit() method.</text:p>
      <text:p text:style-name="P69"><text:s text:c="8"/>=&gt;Change data from the request, before submitting the data to the form;</text:p>
      <text:p text:style-name="P69"><text:s text:c="8"/>=&gt;Add or remove form fields, before submitting the data to the form.</text:p>
      <text:p text:style-name="P69"/>
      <text:p text:style-name="P69"><text:s text:c="4"/>=&gt;<text:span text:style-name="T2">The FormEvents::SUBMIT Event</text:span></text:p>
      <text:p text:style-name="P69"><text:s text:c="8"/>=&gt;The FormEvents::SUBMIT event is dispatched right before the Form::submit() method transforms back the normalized data to the model and view data.</text:p>
      <text:p text:style-name="P36"/>
      <text:p text:style-name="P36"><text:s text:c="4"/>=&gt;The FormEvents::POST_SUBMIT Event</text:p>
      <text:p text:style-name="P69"><text:s text:c="8"/>=&gt;The FormEvents::POST_SUBMIT event is dispatched after the Form::submit() once the model and view data have been denormalized.</text:p>
      <text:p text:style-name="P69"/>
      <text:p text:style-name="P70">=&gt;<text:span text:style-name="T2">Registering Event Listeners or Event Subscribers</text:span></text:p>
      <text:p text:style-name="P70"><text:span text:style-name="T2"/></text:p>
      <text:p text:style-name="P70"><text:span text:style-name="T2"><text:tab/> form.pre_set_data<text:tab/>FormEvents::PRE_SET_DATA<text:tab/>Model data</text:span></text:p>
      <text:p text:style-name="P70"><text:span text:style-name="T2"><text:s text:c="7"/><text:tab/> form.post_set_data<text:tab/>FormEvents::POST_SET_DATA<text:tab/>Model data</text:span></text:p>
      <text:p text:style-name="P70"><text:span text:style-name="T2"><text:s text:c="8"/><text:tab/>form.pre_submit<text:tab/> <text:s text:c="3"/>FormEvents::PRE_SUBMIT<text:tab/> <text:s text:c="3"/>Request data</text:span></text:p>
      <text:p text:style-name="P70"><text:span text:style-name="T2"><text:s text:c="7"/><text:tab/> form.submit<text:tab/> <text:s text:c="7"/>FormEvents::SUBMIT<text:tab/> <text:s text:c="7"/>Normalized data</text:span></text:p>
      <text:p text:style-name="P70"><text:span text:style-name="T2"><text:s text:c="8"/><text:tab/>form.post_submit<text:tab/>FormEvents::POST_SUBMIT<text:tab/> <text:s text:c="3"/>View data</text:span></text:p>
      <text:p text:style-name="P70"><text:span text:style-name="T2"/></text:p>
      <text:p text:style-name="P70"><text:span text:style-name="T24">1) <text:s/>=&gt;Event Listeners</text:span></text:p>
      <text:p text:style-name="P70"><text:span text:style-name="T24"><text:tab/>Add Form event in form bulder class type php file to set the form</text:span></text:p>
      <text:p text:style-name="P70"><text:span text:style-name="T24"/></text:p>
      <text:p text:style-name="P70"><text:span text:style-name="T24"><text:tab/> -&gt;addEventListener(</text:span></text:p>
      <text:p text:style-name="P70"><text:span text:style-name="T24"><text:s text:c="16"/>FormEvents::PRE_SET_DATA,</text:span></text:p>
      <text:p text:style-name="P70"><text:span text:style-name="T24"><text:s text:c="16"/>[$this, 'onPreSetData']</text:span></text:p>
      <text:p text:style-name="P70"><text:span text:style-name="T24"><text:s text:c="12"/>)-&gt;addEventListener(</text:span></text:p>
      <text:p text:style-name="P70"><text:span text:style-name="T24"><text:s text:c="16"/>FormEvents::POST_SET_DATA,</text:span></text:p>
      <text:p text:style-name="P70"><text:span text:style-name="T24"><text:s text:c="16"/>[$this, 'onPostSetData']</text:span></text:p>
      <text:p text:style-name="P70"><text:span text:style-name="T24"><text:s text:c="12"/>)</text:span></text:p>
      <text:p text:style-name="P70"><text:span text:style-name="T24"><text:s text:c="12"/>-&gt;addEventListener(</text:span></text:p>
      <text:p text:style-name="P70"><text:span text:style-name="T24"><text:s text:c="16"/>FormEvents::PRE_SUBMIT,</text:span></text:p>
      <text:p text:style-name="P70"><text:span text:style-name="T24"><text:s text:c="16"/>[$this, 'onPreSubmit']</text:span></text:p>
      <text:p text:style-name="P70"><text:span text:style-name="T24"><text:s text:c="12"/>)</text:span></text:p>
      <text:p text:style-name="P70"><text:span text:style-name="T24"><text:s text:c="12"/>-&gt;addEventListener(</text:span></text:p>
      <text:p text:style-name="P70"><text:span text:style-name="T24"><text:s text:c="16"/>FormEvents::POST_SUBMIT,</text:span></text:p>
      <text:p text:style-name="P70"><text:span text:style-name="T24"><text:s text:c="16"/>[$this, 'onPostSubmit']</text:span></text:p>
      <text:p text:style-name="P70"><text:span text:style-name="T24"><text:s text:c="12"/>)</text:span></text:p>
      <text:p text:style-name="P70"><text:span text:style-name="T24"><text:tab/></text:span><text:span text:style-name="T25">=&gt;we need to set this function to get the event message to create this method <text:s/>on type <text:tab/>class</text:span></text:p>
      <text:p text:style-name="P70"><text:span text:style-name="T25"><text:tab/></text:span><text:span text:style-name="T26">Exanmple</text:span></text:p>
      <text:p text:style-name="P70"><text:span text:style-name="T26"/></text:p>
      <text:p text:style-name="P70"><text:span text:style-name="T26"><text:tab/> public function onPreSetData(FormEvent $event): void</text:span></text:p>
      <text:p text:style-name="P70"><text:span text:style-name="T26"><text:s text:c="16"/>{</text:span></text:p>
      <text:p text:style-name="P70"><text:span text:style-name="T26"><text:s text:c="20"/>echo "&lt;br&gt;";</text:span></text:p>
      <text:p text:style-name="P70"><text:span text:style-name="T26"><text:s text:c="20"/>echo "onPostSetData";</text:span></text:p>
      <text:p text:style-name="P70"><text:soft-page-break/><text:span text:style-name="T26"><text:s text:c="20"/>echo "&lt;br&gt;";</text:span></text:p>
      <text:p text:style-name="P70"><text:span text:style-name="T26"><text:s text:c="20"/>// ...</text:span></text:p>
      <text:p text:style-name="P70"><text:span text:style-name="T26"><text:s text:c="16"/>}</text:span></text:p>
      <text:p text:style-name="P70"><text:span text:style-name="T26"><text:s text:c="16"/>public function onPostSetData(FormEvent $event): void</text:span></text:p>
      <text:p text:style-name="P70"><text:span text:style-name="T26"><text:s text:c="16"/>{</text:span></text:p>
      <text:p text:style-name="P70"><text:span text:style-name="T26"><text:s text:c="20"/>echo "onPostSetData";</text:span></text:p>
      <text:p text:style-name="P70"><text:span text:style-name="T26"><text:s text:c="20"/>// ...</text:span></text:p>
      <text:p text:style-name="P70"><text:span text:style-name="T26"><text:s text:c="16"/>}</text:span></text:p>
      <text:p text:style-name="P70"><text:span text:style-name="T26"><text:s text:c="16"/>public function onPreSubmit(FormEvent $event): void</text:span></text:p>
      <text:p text:style-name="P70"><text:span text:style-name="T26"><text:s text:c="16"/>{</text:span></text:p>
      <text:p text:style-name="P70"><text:span text:style-name="T26"><text:s text:c="20"/>echo "&lt;br&gt;";</text:span></text:p>
      <text:p text:style-name="P70"><text:span text:style-name="T26"><text:s text:c="20"/>echo "onPreSubmit";</text:span></text:p>
      <text:p text:style-name="P70"><text:span text:style-name="T26"><text:s text:c="20"/>echo "&lt;br&gt;";</text:span></text:p>
      <text:p text:style-name="P70"><text:span text:style-name="T26"><text:s text:c="20"/>// <text:s/>dd('onPreSubmit');</text:span></text:p>
      <text:p text:style-name="P70"><text:span text:style-name="T26"><text:s text:c="20"/>// ...</text:span></text:p>
      <text:p text:style-name="P70"><text:span text:style-name="T26"><text:s text:c="16"/>}</text:span></text:p>
      <text:p text:style-name="P70"><text:span text:style-name="T26"><text:s text:c="16"/>public function onPostSubmit(FormEvent $event): void</text:span></text:p>
      <text:p text:style-name="P70"><text:span text:style-name="T26"><text:s text:c="16"/>{</text:span></text:p>
      <text:p text:style-name="P70"><text:span text:style-name="T26"><text:s text:c="20"/>echo "onPostSubmit";</text:span></text:p>
      <text:p text:style-name="P70"><text:span text:style-name="T26"><text:s text:c="16"/>// dd('onPostSubmit');</text:span></text:p>
      <text:p text:style-name="P70"><text:span text:style-name="T26"><text:s text:c="20"/>// ...</text:span></text:p>
      <text:p text:style-name="P70"><text:span text:style-name="T26"><text:s text:c="16"/>}</text:span></text:p>
      <text:p text:style-name="P70"><text:span text:style-name="T26"><text:tab/>2)=&gt;Event Subscribers</text:span></text:p>
      <text:p text:style-name="P70"><text:span text:style-name="T26"/></text:p>
      <text:p text:style-name="P70"><text:span text:style-name="T26"><text:tab/><text:tab/></text:span><text:span text:style-name="T27">=&gt;Event subscribers have different uses:</text:span></text:p>
      <text:p text:style-name="P70"><text:span text:style-name="T27"><text:tab/><text:tab/> -Improving readability;</text:span></text:p>
      <text:p text:style-name="P70"><text:span text:style-name="T27"><text:s text:c="10"/><text:tab/><text:tab/> -Listening to multiple events;</text:span></text:p>
      <text:p text:style-name="P70"><text:span text:style-name="T27"><text:s text:c="11"/><text:tab/><text:tab/> -Regrouping multiple listeners inside a single class.</text:span></text:p>
      <text:p text:style-name="P70"><text:span text:style-name="T27"><text:s text:c="11"/><text:tab/><text:tab/> =&gt;create one event subscriber</text:span></text:p>
      <text:p text:style-name="P70"><text:span text:style-name="T27"><text:tab/></text:span><text:span text:style-name="T28">Example</text:span></text:p>
      <text:p text:style-name="P70"><text:span text:style-name="T28"><text:tab/></text:span><text:span text:style-name="T61"> <text:s/>&lt;?php</text:span></text:p>
      <text:p text:style-name="P70"><text:span text:style-name="T61"><text:s text:c="12"/>// src/Form/EventListener/AddEmailFieldListener.php</text:span></text:p>
      <text:p text:style-name="P70"><text:span text:style-name="T61"><text:s text:c="12"/>namespace App\Form\EventListener;</text:span></text:p>
      <text:p text:style-name="P70"><text:span text:style-name="T61"/></text:p>
      <text:p text:style-name="P70"><text:span text:style-name="T61"><text:s text:c="12"/>use Symfony\Component\EventDispatcher\EventSubscriberInterface;</text:span></text:p>
      <text:p text:style-name="P70"><text:span text:style-name="T61"><text:s text:c="12"/>use Symfony\Component\Form\Extension\Core\Type\EmailType;</text:span></text:p>
      <text:p text:style-name="P70"><text:span text:style-name="T61"><text:s text:c="12"/>use Symfony\Component\Form\FormEvent;</text:span></text:p>
      <text:p text:style-name="P70"><text:span text:style-name="T61"><text:s text:c="12"/>use Symfony\Component\Form\FormEvents;</text:span></text:p>
      <text:p text:style-name="P70"><text:span text:style-name="T61"/></text:p>
      <text:p text:style-name="P70"><text:span text:style-name="T61"><text:s text:c="12"/>class UserFromEventListener implements EventSubscriberInterface</text:span></text:p>
      <text:p text:style-name="P70"><text:span text:style-name="T61"><text:s text:c="12"/>{</text:span></text:p>
      <text:p text:style-name="P70"><text:span text:style-name="T61"><text:s text:c="16"/>public static function getSubscribedEvents(): array</text:span></text:p>
      <text:p text:style-name="P70"><text:span text:style-name="T61"><text:s text:c="16"/>{</text:span></text:p>
      <text:p text:style-name="P70"><text:span text:style-name="T61"><text:s text:c="20"/>return [</text:span></text:p>
      <text:p text:style-name="P70"><text:span text:style-name="T61"><text:s text:c="24"/>FormEvents::PRE_SET_DATA =&gt; 'onPreSetData',</text:span></text:p>
      <text:p text:style-name="P70"><text:span text:style-name="T61"><text:s text:c="24"/>FormEvents::POST_SET_DATA =&gt; 'onPostSetData',</text:span></text:p>
      <text:p text:style-name="P70"><text:span text:style-name="T61"><text:s text:c="24"/>FormEvents::PRE_SUBMIT <text:s text:c="2"/>=&gt; 'onPreSubmit',</text:span></text:p>
      <text:p text:style-name="P70"><text:span text:style-name="T61"><text:s text:c="24"/>FormEvents::POST_SUBMIT <text:s text:c="2"/>=&gt; 'onPostSubmit'</text:span></text:p>
      <text:p text:style-name="P70"><text:span text:style-name="T61"><text:s text:c="20"/>];</text:span></text:p>
      <text:p text:style-name="P70"><text:span text:style-name="T61"><text:s text:c="16"/>}</text:span></text:p>
      <text:p text:style-name="P70"><text:span text:style-name="T61"/></text:p>
      <text:p text:style-name="P70"><text:span text:style-name="T61"><text:s text:c="16"/>public function onPreSetData(FormEvent $event): void</text:span></text:p>
      <text:p text:style-name="P70"><text:soft-page-break/><text:span text:style-name="T61"><text:s text:c="16"/>{</text:span></text:p>
      <text:p text:style-name="P70"><text:span text:style-name="T61"><text:s text:c="20"/>$user = $event-&gt;getData();</text:span></text:p>
      <text:p text:style-name="P70"><text:span text:style-name="T61"><text:s text:c="20"/>$form = $event-&gt;getForm();</text:span></text:p>
      <text:p text:style-name="P70"><text:span text:style-name="T61"><text:s text:c="20"/>// dd($user,$form);</text:span></text:p>
      <text:p text:style-name="P70"><text:span text:style-name="T61"><text:s text:c="20"/>// checks whether the user from the initial data has chosen to</text:span></text:p>
      <text:p text:style-name="P70"><text:span text:style-name="T61"><text:s text:c="20"/>// display their email or not.</text:span></text:p>
      <text:p text:style-name="P70"><text:span text:style-name="T61"><text:s text:c="20"/>echo <text:s/>"&lt;br&gt;";</text:span></text:p>
      <text:p text:style-name="P70"><text:span text:style-name="T61"><text:s text:c="20"/>echo "PreSetData Subscibe event is call";</text:span></text:p>
      <text:p text:style-name="P70"><text:span text:style-name="T61"><text:s text:c="20"/>echo <text:s/>"&lt;br&gt;";</text:span></text:p>
      <text:p text:style-name="P70"><text:span text:style-name="T61"><text:s text:c="16"/>}</text:span></text:p>
      <text:p text:style-name="P70"><text:span text:style-name="T61"><text:s text:c="16"/>public function onPostSetData(FormEvent $event): void</text:span></text:p>
      <text:p text:style-name="P70"><text:span text:style-name="T61"><text:s text:c="16"/>{</text:span></text:p>
      <text:p text:style-name="P70"><text:span text:style-name="T61"><text:s text:c="20"/>$user = $event-&gt;getData();</text:span></text:p>
      <text:p text:style-name="P70"><text:span text:style-name="T61"><text:s text:c="20"/>$form = $event-&gt;getForm();</text:span></text:p>
      <text:p text:style-name="P70"><text:span text:style-name="T61"><text:s text:c="20"/>// dd($user,$form);</text:span></text:p>
      <text:p text:style-name="P70"><text:span text:style-name="T61"><text:s text:c="20"/>// checks whether the user from the initial data has chosen to</text:span></text:p>
      <text:p text:style-name="P70"><text:span text:style-name="T61"><text:s text:c="20"/>// display their email or not.</text:span></text:p>
      <text:p text:style-name="P70"><text:span text:style-name="T61"><text:s text:c="20"/>echo <text:s/>"&lt;br&gt;";</text:span></text:p>
      <text:p text:style-name="P70"><text:span text:style-name="T61"><text:s text:c="20"/>echo "Post SetData Subscibe event is call";</text:span></text:p>
      <text:p text:style-name="P70"><text:span text:style-name="T61"><text:s text:c="20"/>echo <text:s/>"&lt;br&gt;";</text:span></text:p>
      <text:p text:style-name="P70"><text:span text:style-name="T61"><text:s text:c="16"/>}</text:span></text:p>
      <text:p text:style-name="P70"><text:span text:style-name="T61"/></text:p>
      <text:p text:style-name="P70"><text:span text:style-name="T61"><text:s text:c="16"/>public function onPreSubmit(FormEvent $event): void</text:span></text:p>
      <text:p text:style-name="P70"><text:span text:style-name="T61"><text:s text:c="16"/>{</text:span></text:p>
      <text:p text:style-name="P70"><text:span text:style-name="T61"/></text:p>
      <text:p text:style-name="P70"><text:span text:style-name="T61"><text:s text:c="20"/>$user = $event-&gt;getData();</text:span></text:p>
      <text:p text:style-name="P70"><text:span text:style-name="T61"><text:s text:c="20"/>$form = $event-&gt;getForm();</text:span></text:p>
      <text:p text:style-name="P70"><text:span text:style-name="T61"/></text:p>
      <text:p text:style-name="P70"><text:span text:style-name="T61"><text:s text:c="20"/>if (!$user) {</text:span></text:p>
      <text:p text:style-name="P70"><text:span text:style-name="T61"><text:s text:c="24"/>return;</text:span></text:p>
      <text:p text:style-name="P70"><text:span text:style-name="T61"><text:s text:c="20"/>}</text:span></text:p>
      <text:p text:style-name="P70"><text:span text:style-name="T61"><text:s text:c="20"/>echo <text:s/>"&lt;br&gt;";</text:span></text:p>
      <text:p text:style-name="P70"><text:span text:style-name="T61"><text:s text:c="20"/>echo "Pre Submit Subscibe event is call";</text:span></text:p>
      <text:p text:style-name="P70"><text:span text:style-name="T61"><text:s text:c="20"/>echo <text:s/>"&lt;br&gt;";</text:span></text:p>
      <text:p text:style-name="P70"><text:span text:style-name="T61"><text:s text:c="20"/>// checks whether the user has chosen to display their email or not.</text:span></text:p>
      <text:p text:style-name="P70"><text:span text:style-name="T61"><text:s text:c="20"/>// If the data was submitted previously, the additional value that</text:span></text:p>
      <text:p text:style-name="P70"><text:span text:style-name="T61"><text:s text:c="20"/>// // is included in the request variables needs to be removed.</text:span></text:p>
      <text:p text:style-name="P70"><text:span text:style-name="T61"><text:s text:c="20"/>// if (isset($user['showEmail']) &amp;&amp; $user['showEmail']) {</text:span></text:p>
      <text:p text:style-name="P70"><text:span text:style-name="T61"><text:s text:c="20"/>// <text:s text:c="4"/>$form-&gt;add('email', EmailType::class);</text:span></text:p>
      <text:p text:style-name="P70"><text:span text:style-name="T61"><text:s text:c="20"/>// } else {</text:span></text:p>
      <text:p text:style-name="P70"><text:span text:style-name="T61"><text:s text:c="20"/>// <text:s text:c="4"/>unset($user['email']);</text:span></text:p>
      <text:p text:style-name="P70"><text:span text:style-name="T61"><text:s text:c="20"/>// <text:s text:c="4"/>$event-&gt;setData($user);</text:span></text:p>
      <text:p text:style-name="P70"><text:span text:style-name="T61"><text:s text:c="20"/>// }</text:span></text:p>
      <text:p text:style-name="P70"><text:span text:style-name="T61"><text:s text:c="16"/>}</text:span></text:p>
      <text:p text:style-name="P70"><text:span text:style-name="T61"><text:s text:c="16"/>public function onPostSubmit(FormEvent $event): void</text:span></text:p>
      <text:p text:style-name="P70"><text:span text:style-name="T61"><text:s text:c="16"/>{</text:span></text:p>
      <text:p text:style-name="P70"><text:span text:style-name="T61"><text:s text:c="20"/>$user = $event-&gt;getData();</text:span></text:p>
      <text:p text:style-name="P70"><text:span text:style-name="T61"><text:s text:c="20"/>$form = $event-&gt;getForm();</text:span></text:p>
      <text:p text:style-name="P70"><text:span text:style-name="T61"/></text:p>
      <text:p text:style-name="P70"><text:span text:style-name="T61"><text:s text:c="20"/>if (!$user) {</text:span></text:p>
      <text:p text:style-name="P70"><text:span text:style-name="T61"><text:s text:c="24"/>return;</text:span></text:p>
      <text:p text:style-name="P70"><text:span text:style-name="T61"><text:s text:c="20"/>}</text:span></text:p>
      <text:p text:style-name="P70"><text:soft-page-break/><text:span text:style-name="T61"/></text:p>
      <text:p text:style-name="P70"><text:span text:style-name="T61"><text:s text:c="20"/>echo <text:s/>"&lt;br&gt;";</text:span></text:p>
      <text:p text:style-name="P70"><text:span text:style-name="T61"><text:s text:c="20"/>echo "Post Submit Subscibe event is call";</text:span></text:p>
      <text:p text:style-name="P70"><text:span text:style-name="T61"><text:s text:c="20"/>echo <text:s/>"&lt;br&gt;";</text:span></text:p>
      <text:p text:style-name="P70"><text:span text:style-name="T61"><text:s text:c="20"/>// checks whether the user has chosen to display their email or not.</text:span></text:p>
      <text:p text:style-name="P70"><text:span text:style-name="T61"><text:s text:c="20"/>// If the data was submitted previously, the additional value that</text:span></text:p>
      <text:p text:style-name="P70"><text:span text:style-name="T61"><text:s text:c="20"/>// is included in the request variables needs to be removed.</text:span></text:p>
      <text:p text:style-name="P70"><text:span text:style-name="T61"><text:s text:c="16"/>}</text:span></text:p>
      <text:p text:style-name="P70"><text:span text:style-name="T61"><text:s text:c="12"/>}</text:span></text:p>
      <text:p text:style-name="P70"><text:span text:style-name="T61"><text:tab/></text:span><text:span text:style-name="T62">=&gt;configuration of event subscriber in type calss file in call the event</text:span></text:p>
      <text:p text:style-name="P70"><text:span text:style-name="T62"/></text:p>
      <text:p text:style-name="P70"><text:span text:style-name="T62"><text:s text:c="12"/>-&gt;use namespace of event subscriber</text:span></text:p>
      <text:p text:style-name="P70"><text:span text:style-name="T62"><text:s text:c="16"/>use App\Form\EventListener\UserFromEventListener;</text:span></text:p>
      <text:p text:style-name="P70"><text:span text:style-name="T62"/></text:p>
      <text:p text:style-name="P70"><text:span text:style-name="T62"><text:tab/></text:span><text:span text:style-name="T63">=&gt;addEventSubscriber(new UserFromEventListener())</text:span></text:p>
      <text:p text:style-name="P70"><text:span text:style-name="T63"><text:tab/> call the event subscriber foir the from builder</text:span></text:p>
      <text:p text:style-name="P70"><text:span text:style-name="T63"><text:s text:c="12"/>=&gt; event is call base on action</text:span></text:p>
      <text:p text:style-name="P70"><text:span text:style-name="T63"><text:s text:c="12"/>=&gt; we can perform action base on it</text:span></text:p>
      <text:p text:style-name="P70"><text:span text:style-name="T63"><text:s text:c="12"/>=&gt;set change the logic or print message</text:span></text:p>
      <text:p text:style-name="P70"><text:span text:style-name="T63"><text:s text:c="12"/>=&gt; when form submission event is call</text:span></text:p>
      <text:p text:style-name="P71"><text:span text:style-name="T26"><text:tab/></text:span><text:span text:style-name="T32">=&gt;Also we need to Configuration in serivce.yaml</text:span></text:p>
      <text:p text:style-name="P61"/>
      <text:p text:style-name="P61"><text:tab/> <text:s/>App\Event\UserDBEventSubscriber:</text:p>
      <text:p text:style-name="P61"><text:s text:c="10"/><text:tab/> <text:s/>tags:</text:p>
      <text:p text:style-name="P61"><text:tab/><text:tab/>- { name: doctrine.event_subscriber, priority: 500, connection: 'default' }</text:p>
      <text:p text:style-name="P63"><text:tab/>=&gt; if we create the only listeners it need to config</text:p>
      <text:p text:style-name="P63"><text:tab/></text:p>
      <text:p text:style-name="P63"><text:tab/><text:tab/>App\EventListener\UserDBListener:</text:p>
      <text:p text:style-name="P63"><text:s text:c="11"/><text:tab/><text:tab/> <text:s text:c="5"/>tags:<text:tab/></text:p>
      <text:p text:style-name="P63"><text:span text:style-name="T26"><text:tab/>-{ name: doctrine.event_listener, event: 'postPersist', connection: 'default' }</text:span></text:p>
      <text:p text:style-name="P63"><text:span text:style-name="T26"/></text:p>
      <text:p text:style-name="P1">12. Form example to Add more fields example like user and user branch(branch have multiple)</text:p>
      <text:p text:style-name="P72"><text:tab/>Done <text:span text:style-name="T132">with custom <text:s/>code <text:s/></text:span></text:p>
      <text:p text:style-name="P72"><text:span text:style-name="T132"><text:tab/></text:span></text:p>
      <text:p text:style-name="P72"><text:span text:style-name="T132"><text:tab/>if (isset($branch_name) and $branch_name!="") {</text:span></text:p>
      <text:p text:style-name="Standard"><text:s text:c="16"/></text:p>
      <text:p text:style-name="Standard"><text:s text:c="20"/>$branch=$request-&gt;get('branch');</text:p>
      <text:p text:style-name="Standard"><text:s text:c="20"/>$user_id=$branch['user'];</text:p>
      <text:p text:style-name="Standard"><text:s text:c="20"/>$status=$branch['status'];</text:p>
      <text:p text:style-name="Standard"><text:s text:c="20"/></text:p>
      <text:p text:style-name="Standard"><text:s text:c="20"/>$response=$branchRepository-&gt;saveBranch($branch_name,$user_id,$status);</text:p>
      <text:p text:style-name="Standard"><text:s text:c="20"/>if($response['status']==1){</text:p>
      <text:p text:style-name="Standard"><text:s text:c="24"/></text:p>
      <text:p text:style-name="Standard"><text:s text:c="24"/>return $this-&gt;redirectToRoute('app_branch_list');</text:p>
      <text:p text:style-name="Standard"><text:s text:c="20"/>}else{</text:p>
      <text:p text:style-name="Standard"><text:s text:c="20"/>return $this-&gt;render('branch/add_branch_form.html.twig', [</text:p>
      <text:p text:style-name="Standard"><text:s text:c="24"/>'form' =&gt; $form</text:p>
      <text:p text:style-name="Standard"><text:s text:c="20"/>]);</text:p>
      <text:p text:style-name="Standard"><text:s text:c="20"/>} <text:s text:c="3"/></text:p>
      <text:p text:style-name="Standard"><text:s text:c="16"/>} <text:s text:c="5"/></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p>
      <text:p text:style-name="P1">13. Bundle System Example with two table</text:p>
      <text:p text:style-name="P1"/>
      <text:p text:style-name="Standard"><text:tab/><text:span text:style-name="T133">=&gt;A bundle is similar to a plugin in other software, but even better</text:span></text:p>
      <text:p text:style-name="Standard"><text:tab/><text:span text:style-name="T133">=&gt;the core features of Symfony framework are implemented with bundles</text:span></text:p>
      <text:p text:style-name="Standard"><text:tab/><text:span text:style-name="T134">=&gt;</text:span><text:span text:style-name="T135">FrameworkBundle, SecurityBundle, DebugBundle, etc.) They are also used to add new <text:tab/>features in your application via third-party bundles.</text:span></text:p>
      <text:p text:style-name="Standard"><text:tab/><text:span text:style-name="T135">=&gt;Bundles used in your applications must be enabled per environment in the <text:tab/>config/bundles.php file:</text:span></text:p>
      <text:p text:style-name="Standard"/>
      <text:p text:style-name="Standard"><text:tab/><text:span text:style-name="T136">=&gt;Creating a Bundle</text:span></text:p>
      <text:p text:style-name="P73"><text:tab/><text:tab/><text:span text:style-name="T136">=&gt;This section creates and enables a new bundle to show there are only a few steps <text:tab/><text:tab/>required</text:span></text:p>
      <text:p text:style-name="P73"><text:tab/><text:tab/><text:span text:style-name="T137">=&gt;This empty class is the only piece you need to create the new bundle. Though <text:tab/>commonly empty, this class is powerful and can be used to customize the behavior of the <text:tab/>bundle. Now that you've created the bundle, enable it:</text:span></text:p>
      <text:p text:style-name="P73"><text:tab/><text:span text:style-name="T138">Example</text:span></text:p>
      <text:p text:style-name="P73"><text:tab/><text:tab/> // config/bundles.php</text:p>
      <text:p text:style-name="P73"><text:s text:c="10"/>// config/bundles.php</text:p>
      <text:p text:style-name="P73"><text:s text:c="11"/><text:tab/> <text:tab/>return [</text:p>
      <text:p text:style-name="P73"><text:s text:c="15"/><text:tab/> // ...</text:p>
      <text:p text:style-name="P73"><text:s text:c="15"/><text:tab/> Acme\TestBundle\AcmeTestBundle::class =&gt; ['all' =&gt; true],</text:p>
      <text:p text:style-name="P73"><text:s text:c="12"/><text:tab/>];</text:p>
      <text:p text:style-name="P73"/>
      <text:p text:style-name="Standard"><text:tab/><text:span text:style-name="T139">=&gt;Bundle Directory Structure</text:span></text:p>
      <text:p text:style-name="P74"><text:tab/><text:span text:style-name="T140">=&gt; The directory structure of a bundle is meant to help to keep code consistent between all Symfony bundles.</text:span></text:p>
      <text:p text:style-name="P74"/>
      <text:p text:style-name="P74"><text:tab/>=&gt;src/</text:p>
      <text:p text:style-name="P74"><text:s text:c="12"/><text:tab/>Contains all PHP classes related to the bundle logic (e.g. <text:tab/>Controller/RandomController.php).</text:p>
      <text:p text:style-name="P74"><text:tab/>=&gt;config/</text:p>
      <text:p text:style-name="P74"><text:s text:c="12"/><text:tab/>Houses configuration, including routing configuration (e.g. routing.yaml).</text:p>
      <text:p text:style-name="P74"><text:tab/> =&gt;templates/</text:p>
      <text:p text:style-name="P74"><text:s text:c="11"/><text:tab/><text:tab/> Holds templates organized by controller name (e.g. random/index.html.twig).</text:p>
      <text:p text:style-name="P74"><text:s text:c="2"/><text:tab/>=&gt;translations/</text:p>
      <text:p text:style-name="P74"><text:s text:c="12"/><text:tab/>Holds translations organized by domain and locale (e.g. AcmeTestBundle.en.xlf).</text:p>
      <text:p text:style-name="P74"><text:s text:c="5"/><text:tab/>=&gt;public/</text:p>
      <text:p text:style-name="P74"><text:soft-page-break/><text:s text:c="12"/><text:tab/>Contains web assets (images, stylesheets, etc) and is copied or symbolically linked <text:tab/><text:tab/>into the project public/ directory via the assets:install console command.</text:p>
      <text:p text:style-name="P74"><text:s text:c="5"/><text:tab/>=&gt;assets/</text:p>
      <text:p text:style-name="P74"><text:tab/><text:tab/> Contains JavaScript, CSS, images and other assets related to the bundle that are not <text:tab/><text:tab/>in public/ (e.g. stimulus controllers)</text:p>
      <text:p text:style-name="P74"><text:s text:c="5"/><text:tab/>=&gt;tests/</text:p>
      <text:p text:style-name="P74"><text:s text:c="12"/><text:tab/>Holds all tests for the bundle.</text:p>
      <text:p text:style-name="Standard"><text:tab/></text:p>
      <text:p text:style-name="Standard"/>
      <text:p text:style-name="Standard"/>
      <text:p text:style-name="Standard"/>
      <text:p text:style-name="Standard"/>
      <text:p text:style-name="Standard"/>
      <text:p text:style-name="Standard"/>
      <text:p text:style-name="Standard"/>
      <text:p text:style-name="P1">14. Dependency Injection</text:p>
      <text:p text:style-name="Standard"/>
      <text:p text:style-name="P75"><text:tab/>=&gt;Dependency Injection is simple word some serivceis access by other file or other location using inject this serivce</text:p>
      <text:p text:style-name="P75"><text:tab/><text:span text:style-name="T141">=&gt;The DependencyInjection component implements a PSR-11 compatible service container that allows you to standardize and centralize the way objects are constructed in your application.</text:span></text:p>
      <text:p text:style-name="P76">Example</text:p>
      <text:p text:style-name="P76"/>
      <text:p text:style-name="P76"><text:tab/>public function list(LoggerInterface $logger): Response</text:p>
      <text:p text:style-name="P76"><text:s text:c="8"/>{</text:p>
      <text:p text:style-name="P76"><text:s text:c="12"/>$logger-&gt;info('Look, I just used a service!');</text:p>
      <text:p text:style-name="P76"/>
      <text:p text:style-name="P76"><text:s text:c="12"/>// ...</text:p>
      <text:p text:style-name="P76"><text:s text:c="8"/>}</text:p>
      <text:p text:style-name="P77">=&gt;Installation</text:p>
      <text:p text:style-name="P77"/>
      <text:p text:style-name="P77"><text:tab/> composer require symfony/dependency-injection</text:p>
      <text:p text:style-name="P78">=&gt;If you install this component outside of a Symfony application, you must require the vendor/autoload.php file in your code to enable the class autoloading mechanism provided by Composer</text:p>
      <text:p text:style-name="P78"/>
      <text:p text:style-name="P79">=&gt;You can register this in the container as a service:</text:p>
      <text:p text:style-name="P80">=&gt;Now that the mailer service is in the container you can inject it as a dependency of other classes.</text:p>
      <text:p text:style-name="P80"/>
      <text:p text:style-name="P81">=&gt;<text:span text:style-name="T2">Types of Injection</text:span></text:p>
      <text:p text:style-name="P81"/>
      <text:p text:style-name="P82"><text:tab/>=&gt; Making a class's dependencies explicit and requiring that they be injected into it is a good way of making a class more reusable, testable and decoupled from others.</text:p>
      <text:p text:style-name="P82"/>
      <text:p text:style-name="P83"><text:s/><text:span text:style-name="T2">=&gt;Constructor Injection</text:span></text:p>
      <text:p text:style-name="P83"><text:s text:c="20"/>The most common way to inject dependencies is via a class's constructor. To do this you need to add an argument to the constructor signature to accept the dependency:</text:p>
      <text:p text:style-name="P83"/>
      <text:p text:style-name="P83"><text:s text:c="20"/>public function __construct(MailerInterface $mailer)</text:p>
      <text:p text:style-name="P83"><text:s text:c="20"/>{</text:p>
      <text:p text:style-name="P83"><text:s text:c="24"/>$this-&gt;mailer = $mailer;</text:p>
      <text:p text:style-name="P83"><text:s text:c="20"/>}</text:p>
      <text:p text:style-name="P83"><text:soft-page-break/><text:s text:c="20"/>=&gt;You can specify what service you would like to inject into this in the service <text:tab/>container configuration:</text:p>
      <text:p text:style-name="P83"/>
      <text:p text:style-name="P83"><text:s text:c="20"/># config/services.yaml</text:p>
      <text:p text:style-name="P83"><text:s text:c="20"/>services:</text:p>
      <text:p text:style-name="P83"><text:s text:c="24"/># ...</text:p>
      <text:p text:style-name="P83"/>
      <text:p text:style-name="P83"><text:s text:c="24"/>A<text:span text:style-name="T2">pp\Mail\NewsletterManager:</text:span></text:p>
      <text:p text:style-name="P37"><text:s text:c="28"/>arguments: ['@mailer']<text:tab/></text:p>
      <text:p text:style-name="P37"/>
      <text:p text:style-name="P37"/>
      <text:p text:style-name="P37"/>
      <text:p text:style-name="P37"/>
      <text:p text:style-name="P37"/>
      <text:p text:style-name="P37"/>
      <text:p text:style-name="P37"><text:tab/>=&gt;Immutable-setter Injection</text:p>
      <text:p text:style-name="P37"><text:span text:style-name="T47"><text:s text:c="20"/>=&gt;Another possible injection is to use a method which returns a separate instance</text:span></text:p>
      <text:p text:style-name="P37"><text:span text:style-name="T47"><text:s text:c="20"/>Example</text:span></text:p>
      <text:p text:style-name="P37"><text:span text:style-name="T47"/></text:p>
      <text:p text:style-name="P37"><text:span text:style-name="T47"><text:s text:c="20"/>// src/Mail/NewsletterManager.php</text:span></text:p>
      <text:p text:style-name="P37"><text:span text:style-name="T47"><text:s text:c="24"/>namespace App\Mail;</text:span></text:p>
      <text:p text:style-name="P37"><text:span text:style-name="T47"/></text:p>
      <text:p text:style-name="P37"><text:span text:style-name="T47"><text:s text:c="24"/>// ...</text:span></text:p>
      <text:p text:style-name="P37"><text:span text:style-name="T47"><text:s text:c="24"/>use Symfony\Component\Mailer\MailerInterface;</text:span></text:p>
      <text:p text:style-name="P37"><text:span text:style-name="T47"><text:s text:c="24"/>use Symfony\Contracts\Service\Attribute\Required;</text:span></text:p>
      <text:p text:style-name="P37"><text:span text:style-name="T47"/></text:p>
      <text:p text:style-name="P37"><text:span text:style-name="T47"><text:s text:c="24"/>class NewsletterManager</text:span></text:p>
      <text:p text:style-name="P37"><text:span text:style-name="T47"><text:s text:c="24"/>{</text:span></text:p>
      <text:p text:style-name="P37"><text:span text:style-name="T47"><text:s text:c="28"/>private $mailer;</text:span></text:p>
      <text:p text:style-name="P37"><text:span text:style-name="T47"/></text:p>
      <text:p text:style-name="P37"><text:span text:style-name="T47"><text:s text:c="28"/>/**</text:span></text:p>
      <text:p text:style-name="P37"><text:span text:style-name="T47"><text:s text:c="28"/>* @return static</text:span></text:p>
      <text:p text:style-name="P37"><text:span text:style-name="T47"><text:s text:c="28"/>*/</text:span></text:p>
      <text:p text:style-name="P37"><text:span text:style-name="T47"><text:s text:c="28"/>#[Required]</text:span></text:p>
      <text:p text:style-name="P37"><text:span text:style-name="T47"><text:s text:c="28"/>public function withMailer(MailerInterface $mailer): self</text:span></text:p>
      <text:p text:style-name="P37"><text:span text:style-name="T47"><text:s text:c="28"/>{</text:span></text:p>
      <text:p text:style-name="P37"><text:span text:style-name="T47"><text:s text:c="32"/>$new = clone $this;</text:span></text:p>
      <text:p text:style-name="P37"><text:span text:style-name="T47"><text:s text:c="32"/>$new-&gt;mailer = $mailer;</text:span></text:p>
      <text:p text:style-name="P37"><text:span text:style-name="T47"/></text:p>
      <text:p text:style-name="P37"><text:span text:style-name="T47"><text:s text:c="32"/>return $new;</text:span></text:p>
      <text:p text:style-name="P37"><text:span text:style-name="T47"><text:s text:c="28"/>}</text:span></text:p>
      <text:p text:style-name="P37"><text:span text:style-name="T47"/></text:p>
      <text:p text:style-name="P37"><text:span text:style-name="T47"><text:s text:c="28"/>// ...</text:span></text:p>
      <text:p text:style-name="P37"><text:span text:style-name="T47"><text:s text:c="24"/>}</text:span></text:p>
      <text:p text:style-name="P37"><text:span text:style-name="T47"><text:s text:c="16"/>=&gt;In order to use this type of injection, don't forget to configure it:</text:span></text:p>
      <text:p text:style-name="P37"><text:span text:style-name="T47"><text:s text:c="20"/># config/services.yaml</text:span></text:p>
      <text:p text:style-name="P37"><text:span text:style-name="T47"><text:s text:c="20"/>services:</text:span></text:p>
      <text:p text:style-name="P37"><text:span text:style-name="T47"><text:s text:c="24"/># ...</text:span></text:p>
      <text:p text:style-name="P37"><text:span text:style-name="T47"/></text:p>
      <text:p text:style-name="P37"><text:span text:style-name="T47"><text:s text:c="24"/>app.newsletter_manager:</text:span></text:p>
      <text:p text:style-name="P37"><text:span text:style-name="T47"><text:s text:c="28"/>class: App\Mail\NewsletterManager</text:span></text:p>
      <text:p text:style-name="P37"><text:span text:style-name="T47"><text:s text:c="28"/>calls:</text:span></text:p>
      <text:p text:style-name="P37"><text:soft-page-break/>- withMailer: !returns_clone ['@mailer']</text:p>
      <text:p text:style-name="Standard"/>
      <text:p text:style-name="Standard"/>
      <text:p text:style-name="Standard"/>
      <text:p text:style-name="Standard"/>
      <text:p text:style-name="Standard"/>
      <text:p text:style-name="Standard"/>
      <text:p text:style-name="Standard"/>
      <text:p text:style-name="Standard"><text:tab/><text:span text:style-name="T2"> =&gt;Setter Injection</text:span></text:p>
      <text:p text:style-name="Standard"/>
      <text:p text:style-name="Standard"><text:s text:c="20"/>=&gt;Another possible injection point into a class is by adding a setter method that accepts <text:tab/><text:tab/>the dependency:</text:p>
      <text:p text:style-name="Standard"/>
      <text:p text:style-name="Standard"><text:s text:c="20"/>/ src/Mail/NewsletterManager.php</text:p>
      <text:p text:style-name="Standard"><text:s text:c="20"/>namespace App\Mail;</text:p>
      <text:p text:style-name="Standard"/>
      <text:p text:style-name="Standard"><text:s text:c="20"/>use Symfony\Contracts\Service\Attribute\Required;</text:p>
      <text:p text:style-name="Standard"/>
      <text:p text:style-name="Standard"><text:s text:c="20"/>// ...</text:p>
      <text:p text:style-name="Standard"><text:s text:c="20"/>class NewsletterManager</text:p>
      <text:p text:style-name="Standard"><text:s text:c="20"/>{</text:p>
      <text:p text:style-name="Standard"><text:s text:c="24"/>private $mailer;</text:p>
      <text:p text:style-name="Standard"/>
      <text:p text:style-name="Standard"><text:s text:c="24"/>#[Required]</text:p>
      <text:p text:style-name="Standard"><text:s text:c="21"/><text:span text:style-name="T2"><text:s text:c="3"/>public function setMailer(MailerInterface $mailer): void</text:span></text:p>
      <text:p text:style-name="P1"><text:s text:c="24"/>{</text:p>
      <text:p text:style-name="P1"><text:s text:c="28"/>$this-&gt;mailer = $mailer;</text:p>
      <text:p text:style-name="P1"><text:s text:c="24"/>}</text:p>
      <text:p text:style-name="Standard"/>
      <text:p text:style-name="Standard"><text:s text:c="24"/>// ...</text:p>
      <text:p text:style-name="Standard"><text:s text:c="20"/>}</text:p>
      <text:p text:style-name="Standard"/>
      <text:p text:style-name="P1">=&gt;Configuration</text:p>
      <text:p text:style-name="P1"/>
      <text:p text:style-name="Standard"><text:s text:c="16"/># config/services.yaml</text:p>
      <text:p text:style-name="P84"><text:s/>=&gt;Property Injection</text:p>
      <text:p text:style-name="P84"><text:tab/></text:p>
      <text:p text:style-name="P84"><text:s text:c="16"/>=&gt;You cannot control when the dependency is set at all, it can be changed at any point in the object's lifetime.</text:p>
      <text:p text:style-name="P84"><text:s text:c="16"/>=&gt;You cannot use type hinting so you cannot be sure what dependency is injected except by writing into the class code to explicitly test the class instance before using it.</text:p>
      <text:p text:style-name="P84"><text:s text:c="16"/>=&gt;But, it is useful to know that this can be done with the service container, especially if you are working with code that is out of your control, such as in a third party library</text:p>
      <text:p text:style-name="P84"/>
      <text:p text:style-name="P85">=&gt;Services that are set at runtime are called synthetic services</text:p>
      <text:p text:style-name="P85"/>
      <text:p text:style-name="P85"><text:s text:c="4"/>=&gt;The heart of the DependencyInjection component is a container, which holds all the available services in the application.</text:p>
      <text:p text:style-name="P86">=&gt;If you want to load services from a YAML file instead of defining it in the PHP code, it's the Yaml component which comes to the rescue as it helps you to convert YAML strings to PHP-compatible data types and vice versa.</text:p>
      <text:p text:style-name="P86"/>
      <text:p text:style-name="P87"><text:soft-page-break/><text:s/>=$composer require symfony/yaml</text:p>
      <text:p text:style-name="P88">=&gt;&gt;Finally, we'll install the Config component which provides several utility classes to initialize and deal with configuration values that are defined in different types of files like YAML, INI, and XM</text:p>
      <text:p text:style-name="P88"/>
      <text:p text:style-name="P88"><text:s text:c="8"/>=$composer require symfony/config<text:span text:style-name="T142">\</text:span></text:p>
      <text:p text:style-name="P88"/>
      <text:p text:style-name="P38">=&gt;How to Work With a Container</text:p>
      <text:p text:style-name="P89"/>
      <text:p text:style-name="P89"><text:tab/> =&gt;how you could inject services into a container.</text:p>
      <text:p text:style-name="P89"><text:tab/><text:span text:style-name="T143">=&gt;A container should act as a central repository which holds all services in your application. Later on, we could use a container to fetch services as needed.</text:span></text:p>
      <text:p text:style-name="P89"><text:tab/><text:span text:style-name="T144">=&gt;Finally, we've used the get method of the ContainerBuilder object to fetch our service from the container and used it to call the helloWorld method.</text:span></text:p>
      <text:p text:style-name="P89"><text:s text:c="4"/>=&gt;How to Dynamically Load Services Using the YAML File</text:p>
      <text:p text:style-name="P89"><text:span text:style-name="T145"><text:s text:c="3"/>=&gt;In this section, we'll explore how you could dynamically load services from the YAML file.</text:span></text:p>
      <text:p text:style-name="P89">Example </text:p>
      <text:p text:style-name="P90"><text:s/><text:tab/><text:span text:style-name="T2">Controller</text:span></text:p>
      <text:p text:style-name="P90"><text:span text:style-name="T2"><text:s text:c="3"/>#[Route('/dependency_injection', name: 'dependency_injection')]</text:span></text:p>
      <text:p text:style-name="P90"><text:span text:style-name="T2"><text:s text:c="4"/>public function dependency_injection(RegisterService $registerService): Response</text:span></text:p>
      <text:p text:style-name="P90"><text:span text:style-name="T2"><text:s text:c="4"/>{ <text:s text:c="6"/></text:span></text:p>
      <text:p text:style-name="P90"><text:span text:style-name="T2"><text:s text:c="4"/></text:span><text:span text:style-name="T47"><text:s text:c="4"/>$helloword=$registerService-&gt;helloWorld();</text:span></text:p>
      <text:p text:style-name="P13"><text:s text:c="8"/>$log=$registerService-&gt;log();</text:p>
      <text:p text:style-name="P13"><text:s text:c="8"/>$default=$registerService-&gt;default();</text:p>
      <text:p text:style-name="P13"><text:s text:c="8"/>$mail=$registerService-&gt;mailSend();</text:p>
      <text:p text:style-name="P13"><text:s text:c="8"/>$hashCall=$registerService-&gt;hashCall();</text:p>
      <text:p text:style-name="P13"><text:s text:c="8"/>$getRandomMessage=$registerService-&gt;getRandomMessage();</text:p>
      <text:p text:style-name="P13"><text:s text:c="8"/>$pageService=$registerService-&gt;pageService();</text:p>
      <text:p text:style-name="P13"><text:s text:c="8"/>$pageRender=$registerService-&gt;pageRender();</text:p>
      <text:p text:style-name="P13"><text:s text:c="8"/>echo '&lt;a href="../../user_index"&gt;Back&lt;/a&gt;';</text:p>
      <text:p text:style-name="P13"><text:s text:c="8"/>echo "&lt;br&gt;"; </text:p>
      <text:p text:style-name="P90"><text:span text:style-name="T2"><text:s text:c="8"/></text:span></text:p>
      <text:p text:style-name="P90"><text:span text:style-name="T2"><text:s text:c="8"/>dd($helloword,$log,$mail,$hashCall,$getRandomMessage,$pageService,$default,$pageRender);</text:span></text:p>
      <text:p text:style-name="P91"><text:span text:style-name="T29"><text:s text:c="4"/></text:span><text:span text:style-name="T30">} </text:span></text:p>
      <text:p text:style-name="P91"><text:span text:style-name="T30">Service.yaml</text:span></text:p>
      <text:p text:style-name="P91"><text:span text:style-name="T30"><text:s/>App\Service\RegisterService:</text:span></text:p>
      <text:p text:style-name="P91"><text:span text:style-name="T30"><text:s text:c="6"/></text:span><text:span text:style-name="T64"><text:s text:c="2"/>arguments:</text:span></text:p>
      <text:p text:style-name="P14"><text:span text:style-name="T146"><text:s text:c="12"/>$logger: '@monolog.logger.request'</text:span></text:p>
      <text:p text:style-name="P14"><text:span text:style-name="T146"><text:s text:c="12"/>$sendMail: !closure '@App\Mail\MailNotifyMessage' </text:span></text:p>
      <text:p text:style-name="P14"><text:span text:style-name="T146"><text:s text:c="12"/>$generateMessageHash: !closure '@App\Hash\MessageHashGenerator' </text:span></text:p>
      <text:p text:style-name="P91"><text:span text:style-name="T30"/></text:p>
      <text:p text:style-name="P92"><text:span text:style-name="T30">R</text:span><text:span text:style-name="T2">egisterServices</text:span></text:p>
      <text:p text:style-name="P15">&lt;?php</text:p>
      <text:p text:style-name="P15">// src/DemoService.php </text:p>
      <text:p text:style-name="P15">namespace <text:s/>App\Service;</text:p>
      <text:p text:style-name="P15">use Psr\Log\LoggerInterface;</text:p>
      <text:p text:style-name="P15">use App\Service\PageService;</text:p>
      <text:p text:style-name="P15">class RegisterService</text:p>
      <text:p text:style-name="P15">{</text:p>
      <text:p text:style-name="P15"><text:s text:c="2"/>private $logger;</text:p>
      <text:p text:style-name="P15"><text:s text:c="2"/>private $mail;</text:p>
      <text:p text:style-name="P15"><text:soft-page-break/><text:s text:c="2"/>private $messageHash;</text:p>
      <text:p text:style-name="P15"><text:s text:c="2"/>private $pageService;</text:p>
      <text:p text:style-name="P15"><text:s text:c="2"/>private $default;</text:p>
      <text:p text:style-name="P15"><text:s text:c="2"/>private $id;</text:p>
      <text:p text:style-name="P15"><text:s text:c="2"/></text:p>
      <text:p text:style-name="P15"/>
      <text:p text:style-name="P15"><text:s text:c="2"/>public function __construct(LoggerInterface $logger, callable $sendMail,callable $generateMessageHash,PageService $pageService,$default="test",int $id=123)</text:p>
      <text:p text:style-name="P15"><text:s text:c="2"/>{</text:p>
      <text:p text:style-name="P15"><text:s text:c="8"/>$this-&gt;logger = $logger;</text:p>
      <text:p text:style-name="P15"><text:s text:c="8"/>$this-&gt;mail = $sendMail();</text:p>
      <text:p text:style-name="P15"><text:s text:c="8"/>$this-&gt;messageHash = $generateMessageHash();</text:p>
      <text:p text:style-name="P15"><text:s text:c="8"/>$this-&gt;pageService = $pageService;</text:p>
      <text:p text:style-name="P15"><text:s text:c="8"/>$this-&gt;default = $default;</text:p>
      <text:p text:style-name="P15"><text:s text:c="8"/>$this-&gt;id = $id;</text:p>
      <text:p text:style-name="P15"><text:s text:c="7"/></text:p>
      <text:p text:style-name="P15"><text:s text:c="2"/>}</text:p>
      <text:p text:style-name="P15"/>
      <text:p text:style-name="P15"><text:s text:c="2"/>public function helloWorld()</text:p>
      <text:p text:style-name="P15"><text:s text:c="2"/>{</text:p>
      <text:p text:style-name="P15"><text:s text:c="4"/>return "Hello World!\n";</text:p>
      <text:p text:style-name="P15"><text:s text:c="2"/>}</text:p>
      <text:p text:style-name="P15"><text:s text:c="2"/></text:p>
      <text:p text:style-name="P15"><text:s text:c="2"/>public function log()</text:p>
      <text:p text:style-name="P15"><text:s text:c="2"/>{</text:p>
      <text:p text:style-name="P15"><text:s text:c="4"/>return $this-&gt;logger;</text:p>
      <text:p text:style-name="P15"><text:s text:c="2"/>}</text:p>
      <text:p text:style-name="P15"><text:s text:c="2"/>public function mailSend()</text:p>
      <text:p text:style-name="P15"><text:s text:c="2"/>{</text:p>
      <text:p text:style-name="P15"><text:s text:c="4"/>return $this-&gt;mail;</text:p>
      <text:p text:style-name="P15"><text:s text:c="2"/>}</text:p>
      <text:p text:style-name="P15"><text:s text:c="2"/>public function hashCall()</text:p>
      <text:p text:style-name="P15"><text:s text:c="2"/>{</text:p>
      <text:p text:style-name="P15"><text:s text:c="4"/>return $this-&gt;messageHash;</text:p>
      <text:p text:style-name="P15"><text:s text:c="2"/>}</text:p>
      <text:p text:style-name="P15"><text:s text:c="2"/>public function getRandomMessage(): string</text:p>
      <text:p text:style-name="P15"><text:s text:c="2"/>{</text:p>
      <text:p text:style-name="P15"><text:s text:c="8"/>$messages = [</text:p>
      <text:p text:style-name="P15"><text:s text:c="12"/>'You did it! You updated the system! Amazing!',</text:p>
      <text:p text:style-name="P15"><text:s text:c="12"/>'That was one of the coolest updates I\'ve seen all day!',</text:p>
      <text:p text:style-name="P15"><text:s text:c="12"/>'Great work! Keep going!',</text:p>
      <text:p text:style-name="P15"><text:s text:c="8"/>];</text:p>
      <text:p text:style-name="P15"><text:s text:c="8"/>echo $this-&gt;messageHash;</text:p>
      <text:p text:style-name="P15"><text:s text:c="8"/>$index = array_rand($messages);</text:p>
      <text:p text:style-name="P15"/>
      <text:p text:style-name="P15"><text:s text:c="8"/>return $messages[$index];</text:p>
      <text:p text:style-name="P15"><text:s text:c="2"/>}</text:p>
      <text:p text:style-name="P15"><text:s text:c="2"/>public function pageService()</text:p>
      <text:p text:style-name="P15"><text:s text:c="2"/>{</text:p>
      <text:p text:style-name="P15"><text:s text:c="4"/>return $this-&gt;pageService;</text:p>
      <text:p text:style-name="P15"><text:s text:c="2"/>}</text:p>
      <text:p text:style-name="P15"><text:s text:c="2"/>public function pageRender()</text:p>
      <text:p text:style-name="P15"><text:soft-page-break/><text:s text:c="2"/>{</text:p>
      <text:p text:style-name="P15"><text:s text:c="4"/></text:p>
      <text:p text:style-name="P15"><text:s text:c="4"/>return $this-&gt;pageService-&gt;pageRender();</text:p>
      <text:p text:style-name="P15"><text:s text:c="2"/>}</text:p>
      <text:p text:style-name="P15"><text:s text:c="2"/>public function default()</text:p>
      <text:p text:style-name="P15"><text:s text:c="2"/>{</text:p>
      <text:p text:style-name="P15"><text:s text:c="4"/>return $this-&gt;default.'---=&gt;/Integer=&gt;'.$this-&gt;id;</text:p>
      <text:p text:style-name="P15"><text:s text:c="2"/>}</text:p>
      <text:p text:style-name="P15"><text:s text:c="2"/></text:p>
      <text:p text:style-name="P15">}</text:p>
      <text:p text:style-name="P92"/>
      <text:p text:style-name="P1">15 <text:s/>symfony error log stroing path</text:p>
      <text:p text:style-name="Standard"><text:tab/>=&gt;log is store inside the <text:s/>set in local folder as log inside the access log and error log <text:span text:style-name="T147">php log</text:span></text:p>
      <text:p text:style-name="Standard"><text:tab/><text:span text:style-name="T147">symfony log</text:span></text:p>
      <text:p text:style-name="Standard"><text:tab/><text:tab/>var/log/dev.log</text:p>
      <text:p text:style-name="Standard"><text:tab/><text:span text:style-name="T148">live </text:span></text:p>
      <text:p text:style-name="Standard"><text:tab/>for pro</text:p>
      <text:p text:style-name="Standard"><text:s text:c="12"/>var/log/prod.log\</text:p>
      <text:p text:style-name="Standard"><text:tab/><text:tab/></text:p>
      <text:p text:style-name="Standard"><text:tab/> log is define</text:p>
      <text:p text:style-name="Standard"/>
      <text:p text:style-name="Standard"><text:s text:c="8"/>-&gt;error()<text:tab/>OutputInterface::VERBOSITY_QUIET<text:tab/>stderr</text:p>
      <text:p text:style-name="Standard"><text:s text:c="8"/>-&gt;warning()<text:tab/>OutputInterface::VERBOSITY_NORMAL<text:tab/>stdout</text:p>
      <text:p text:style-name="Standard"><text:s text:c="8"/>-&gt;notice()<text:tab/>OutputInterface::VERBOSITY_VERBOSE<text:tab/>-v</text:p>
      <text:p text:style-name="Standard"><text:s text:c="8"/>-&gt;info()<text:tab/>OutputInterface::VERBOSITY_VERY_VERBOSE<text:tab/>-vv</text:p>
      <text:p text:style-name="Standard"><text:s text:c="8"/>-&gt;debug()<text:tab/>OutputInterface::VERBOSITY_DEBUG<text:tab/>-vvv</text:p>
      <text:p text:style-name="Standard"/>
      <text:p text:style-name="Standard"><text:tab/><text:span text:style-name="T149">=&gt;Configuration</text:span></text:p>
      <text:p text:style-name="Standard"><text:tab/></text:p>
      <text:p text:style-name="Standard"><text:s text:c="8"/>live</text:p>
      <text:p text:style-name="Standard"><text:s text:c="8"/># config/packages/prod/monolog.yaml</text:p>
      <text:p text:style-name="Standard"/>
      <text:p text:style-name="Standard"><text:s text:c="8"/>monolog:</text:p>
      <text:p text:style-name="Standard"><text:s text:c="12"/>handlers:</text:p>
      <text:p text:style-name="Standard"><text:s text:c="16"/>main:</text:p>
      <text:p text:style-name="Standard"><text:s text:c="20"/>type: stream</text:p>
      <text:p text:style-name="Standard"><text:s text:c="20"/>path: '%kernel.logs_dir%/%kernel.environment%.log'</text:p>
      <text:p text:style-name="Standard"><text:s text:c="20"/>level: debug</text:p>
      <text:p text:style-name="Standard"><text:s text:c="20"/>formatter: monolog.formatter.session_request</text:p>
      <text:p text:style-name="Standard"><text:tab/> Dev</text:p>
      <text:p text:style-name="Standard"><text:s text:c="8"/># config/packages/dev/monolog.yaml</text:p>
      <text:p text:style-name="Standard"><text:s text:c="8"/>monolog:</text:p>
      <text:p text:style-name="Standard"><text:s text:c="12"/>handlers:</text:p>
      <text:p text:style-name="Standard"><text:s text:c="16"/>main:</text:p>
      <text:p text:style-name="Standard"><text:s text:c="20"/>type: stream</text:p>
      <text:p text:style-name="Standard"><text:s text:c="20"/>path: '%kernel.logs_dir%/%kernel.environment%.log'</text:p>
      <text:p text:style-name="Standard"><text:s text:c="20"/>level: debug</text:p>
      <text:p text:style-name="Standard"><text:s text:c="20"/>formatter: monolog.formatter.session_request</text:p>
      <text:p text:style-name="Standard"/>
      <text:p text:style-name="Standard"><text:s text:c="12"/>Example</text:p>
      <text:p text:style-name="Standard"/>
      <text:p text:style-name="Standard"><text:s text:c="11"/><text:span text:style-name="T2"><text:s text:c="3"/>path: /var/log/</text:span><text:span text:style-name="T31">dev</text:span><text:span text:style-name="T2">.log</text:span></text:p>
      <text:p text:style-name="Standard"><text:soft-page-break/><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P1">16 <text:s/>How to get env parameters to yaml file or set inside the yaml file</text:p>
      <text:p text:style-name="Standard"/>
      <text:p text:style-name="Standard"><text:s text:c="8"/>=&gt;<text:span text:style-name="T2">env/yaml</text:span></text:p>
      <text:p text:style-name="Standard"/>
      <text:p text:style-name="Standard"><text:s text:c="8"/><text:span text:style-name="T2">.env file</text:span></text:p>
      <text:p text:style-name="Standard"/>
      <text:p text:style-name="Standard"><text:s text:c="11"/><text:span text:style-name="T2"><text:s/>APP_ENV=dev</text:span></text:p>
      <text:p text:style-name="P1"><text:s text:c="12"/>DATABASE_URL="mysql://newuser:password@127.0.0.1:3306/MyDemo?serverVersion=mariadb-10.5.8"</text:p>
      <text:p text:style-name="Standard"/>
      <text:p text:style-name="Standard"><text:s text:c="8"/><text:span text:style-name="T2">service.yaml</text:span></text:p>
      <text:p text:style-name="Standard"><text:s text:c="13"/>parameters:</text:p>
      <text:p text:style-name="Standard"><text:s text:c="16"/>app.admin_email: 'dev@gmail.com'</text:p>
      <text:p text:style-name="Standard"><text:s text:c="16"/><text:span text:style-name="T2">app.env.type: '%env(APP_ENV)%'</text:span></text:p>
      <text:p text:style-name="P1"><text:s text:c="16"/>app.db.type: '%env(DATABASE_URL)%'</text:p>
      <text:p text:style-name="Standard"><text:s text:c="16"/>songs_directory: '%kernel.project_dir%/songs'</text:p>
      <text:p text:style-name="Standard"/>
      <text:p text:style-name="Standard"><text:s text:c="7"/><text:span text:style-name="T2"><text:s/>Controller</text:span></text:p>
      <text:p text:style-name="Standard"><text:s text:c="8"/>UserController.php</text:p>
      <text:p text:style-name="Standard"><text:s text:c="12"/>//service paramtes</text:p>
      <text:p text:style-name="Standard"><text:s text:c="12"/>#[Route('/user_service_params',name:'user_service_params')]</text:p>
      <text:p text:style-name="Standard"><text:s text:c="11"/><text:span text:style-name="T2"><text:s/>public function userPageService(PageService $pageservice): Response</text:span></text:p>
      <text:p text:style-name="P1"><text:s text:c="12"/>{</text:p>
      <text:p text:style-name="P1"><text:s text:c="20"/>$adminEmail = $this-&gt;getParameter('app.admin_email');</text:p>
      <text:p text:style-name="P1"><text:s text:c="20"/>$envtype = $this-&gt;getParameter('app.env.type');</text:p>
      <text:p text:style-name="P1"><text:s text:c="20"/>$dbtype = $this-&gt;getParameter('app.db.type');</text:p>
      <text:p text:style-name="P1"/>
      <text:p text:style-name="P1"><text:s text:c="20"/>$contents = $this-&gt;renderView('twig/serivce-paramter.html.twig', [</text:p>
      <text:p text:style-name="P1"><text:s text:c="24"/>'adminEmail' =&gt; $adminEmail,</text:p>
      <text:p text:style-name="P1"><text:s text:c="24"/>'envtype' =&gt; <text:s/>$envtype ,</text:p>
      <text:p text:style-name="P1"><text:s text:c="24"/>'dbtype'=&gt;$dbtype</text:p>
      <text:p text:style-name="P1"><text:s text:c="20"/>]);</text:p>
      <text:p text:style-name="P1"/>
      <text:p text:style-name="P1"><text:s text:c="20"/>return new Response($contents);</text:p>
      <text:p text:style-name="P1"/>
      <text:p text:style-name="P1"><text:s text:c="12"/>}</text:p>
      <text:p text:style-name="Standard"/>
      <text:p text:style-name="Standard"><text:s text:c="12"/>View file</text:p>
      <text:p text:style-name="Standard"><text:s text:c="11"/><text:span text:style-name="T2"><text:s/>serivce-paramter.html.twig</text:span></text:p>
      <text:p text:style-name="Standard"><text:s text:c="12"/>&lt;h2&gt;UserList data Example of Render COntroller&lt;/h2&gt;</text:p>
      <text:p text:style-name="Standard"/>
      <text:p text:style-name="Standard"><text:s text:c="12"/>&lt;h2&gt; <text:s/>&lt;p&gt;Email Paramters:{{ adminEmail }} <text:s/>&lt;/p&gt;&lt;/h2&gt;</text:p>
      <text:p text:style-name="Standard"/>
      <text:p text:style-name="Standard"><text:s text:c="12"/>&lt;h2&gt; &lt;p&gt;Env Type: {{ envtype }} &lt;/p&gt;&lt;/h2&gt;</text:p>
      <text:p text:style-name="Standard"/>
      <text:p text:style-name="Standard"><text:soft-page-break/><text:s text:c="12"/>&lt;h2&gt; <text:s/>&lt;p&gt;DB <text:s/>Type:{{ dbtype }} &lt;/p&gt;&lt;/h2&gt;</text:p>
      <text:p text:style-name="Standard"/>
      <text:p text:style-name="Standard"/>
      <text:p text:style-name="Standard"/>
      <text:p text:style-name="Standard"/>
      <text:p text:style-name="Standard"/>
      <text:p text:style-name="Standard"/>
      <text:p text:style-name="P62"/>
      <text:p text:style-name="P1">17. Example Of Ajax implementation</text:p>
      <text:p text:style-name="Standard"/>
      <text:p text:style-name="Standard"><text:tab/><text:span text:style-name="T150">=&gt; Ajax, the technology that enables dynamic content on web pages,</text:span></text:p>
      <text:p text:style-name="Standard"><text:tab/><text:span text:style-name="T151">=&gt;Allows users to complete actions on the page without page transitions or reloads by <text:tab/>processing data in the background,</text:span></text:p>
      <text:p text:style-name="Standard"><text:tab/><text:span text:style-name="T152">=&gt;Sending requests to the server and updating the page view according to the responses. <text:tab/>Also known as asynchronous Javascript, Ajax functionality is often used instead of PHP <text:tab/>forms to send user input data to the server</text:span></text:p>
      <text:p text:style-name="Standard"><text:tab/><text:span text:style-name="T153">=&gt;Symfony framework provides options to identity whether the request type is AJAX or <text:tab/>not.</text:span></text:p>
      <text:p text:style-name="Standard"><text:tab/><text:span text:style-name="T154">=&gt; If an AJAX request is made, the current request object's isXmlHttpRequest() method <text:tab/>returns true, otherwise false.</text:span></text:p>
      <text:p text:style-name="Standard"><text:tab/><text:span text:style-name="T155">Example</text:span></text:p>
      <text:p text:style-name="Standard"><text:tab/>if ($request-&gt;isXmlHttpRequest()) {</text:p>
      <text:p text:style-name="Standard"><text:s text:c="7"/><text:tab/> // Ajax request</text:p>
      <text:p text:style-name="Standard"><text:s text:c="8"/><text:tab/>} else {</text:p>
      <text:p text:style-name="Standard"><text:s text:c="8"/><text:tab/>// Normal request</text:p>
      <text:p text:style-name="P93"><text:s text:c="8"/><text:tab/>}</text:p>
      <text:p text:style-name="P93"><text:tab/><text:span text:style-name="T156">=&gt; We can also pass the ajax request with request paramters in controller and process</text:span></text:p>
      <text:p text:style-name="P93"><text:s text:c="12"/>data for this and get result base on requiremant</text:p>
      <text:p text:style-name="P93"><text:s text:c="12"/>Example</text:p>
      <text:p text:style-name="P93"/>
      <text:p text:style-name="P93"><text:s text:c="16"/>$("#loadinfo").on("click", function(event){</text:p>
      <text:p text:style-name="P93"><text:s text:c="20"/>$.ajax({</text:p>
      <text:p text:style-name="P93"><text:s text:c="20"/>url: <text:s text:c="7"/>'/ajax_call_request',</text:p>
      <text:p text:style-name="P93"><text:s text:c="20"/>type: <text:s text:c="6"/>'POST',</text:p>
      <text:p text:style-name="P93"><text:s text:c="20"/>data: {</text:p>
      <text:p text:style-name="P93"><text:s text:c="24"/>"request_data": "vipul agravat",</text:p>
      <text:p text:style-name="P93"><text:s text:c="24"/>"user_id": "123"</text:p>
      <text:p text:style-name="P93"><text:s text:c="20"/>},</text:p>
      <text:p text:style-name="P93"><text:s text:c="20"/>dataType: <text:s text:c="2"/>'json',</text:p>
      <text:p text:style-name="P93"><text:s text:c="20"/>async: <text:s text:c="5"/>true,</text:p>
      <text:p text:style-name="P93"/>
      <text:p text:style-name="P93"><text:s text:c="20"/>success: function(data, status) {</text:p>
      <text:p text:style-name="P93"><text:s text:c="24"/>console.log( data.length);</text:p>
      <text:p text:style-name="P93"><text:s text:c="24"/>$('#info').html('welcome to ajax Paramters call!');</text:p>
      <text:p text:style-name="P93"><text:s text:c="28"/>$('#userinfo').append(data);</text:p>
      <text:p text:style-name="P93"/>
      <text:p text:style-name="P93"><text:s text:c="20"/>},</text:p>
      <text:p text:style-name="P93"><text:s text:c="20"/>error : function(xhr, textStatus, errorThrown) {</text:p>
      <text:p text:style-name="P93"><text:s text:c="24"/>console.log(errorThrown,textStatus,xhr)</text:p>
      <text:p text:style-name="P93"><text:s text:c="24"/>alert('Ajax request failed.');</text:p>
      <text:p text:style-name="P93"><text:s text:c="24"/>$('#info').html('Ajax request failed');</text:p>
      <text:p text:style-name="P93"><text:s text:c="20"/>}</text:p>
      <text:p text:style-name="P93"><text:soft-page-break/><text:s text:c="20"/>});</text:p>
      <text:p text:style-name="P93"><text:s text:c="16"/>});</text:p>
      <text:p text:style-name="P93"><text:s text:c="12"/>});</text:p>
      <text:p text:style-name="P93"><text:tab/>Controller</text:p>
      <text:p text:style-name="P93"><text:s text:c="13"/>#[Route('/ajax_call_request', name: 'app_ajax_call_request')]</text:p>
      <text:p text:style-name="P93"><text:s text:c="12"/>public function ajaxRequestAction(Request $request): Response</text:p>
      <text:p text:style-name="P93"><text:s text:c="12"/>{</text:p>
      <text:p text:style-name="P93"/>
      <text:p text:style-name="P93"><text:s text:c="16"/>if ($request-&gt;isXmlHttpRequest() || $request-&gt;query-&gt;get('showJson') == 1) {</text:p>
      <text:p text:style-name="P93"><text:s text:c="20"/>$name=$request-&gt;request-&gt;get('request_data');</text:p>
      <text:p text:style-name="P93"/>
      <text:p text:style-name="P93"><text:s text:c="28"/>$jsonData = $name;</text:p>
      <text:p text:style-name="P93"><text:s text:c="28"/>return new JsonResponse($jsonData);</text:p>
      <text:p text:style-name="P93"><text:s text:c="16"/>} else {</text:p>
      <text:p text:style-name="P93"><text:s text:c="20"/>return $this-&gt;render('ajax/ajax_request.html.twig');</text:p>
      <text:p text:style-name="P93"><text:s text:c="16"/>}</text:p>
      <text:p text:style-name="P93"/>
      <text:p text:style-name="P93"/>
      <text:p text:style-name="P93"><text:s text:c="12"/>}</text:p>
      <text:p text:style-name="P93"><text:tab/><text:span text:style-name="T157">=&gt;Ajax Get request</text:span></text:p>
      <text:p text:style-name="P93"><text:tab/><text:tab/><text:span text:style-name="T157">get the request to ajax call</text:span></text:p>
      <text:p text:style-name="P93"/>
      <text:p text:style-name="P93"><text:tab/><text:tab/>$.ajax({ <text:s/></text:p>
      <text:p text:style-name="P93"><text:s text:c="16"/>url: <text:s text:c="7"/>'/ajax_call', <text:s/></text:p>
      <text:p text:style-name="P93"><text:s text:c="16"/>type: <text:s text:c="6"/>'GET',</text:p>
      <text:p text:style-name="P93"><text:s text:c="16"/>dataType: <text:s text:c="2"/>'json', <text:s/></text:p>
      <text:p text:style-name="P93"><text:s text:c="16"/>async: <text:s text:c="5"/>true, <text:s/></text:p>
      <text:p text:style-name="P93"><text:s text:c="16"/></text:p>
      <text:p text:style-name="P93"><text:s text:c="16"/>success: function(data, status) { <text:s/></text:p>
      <text:p text:style-name="P94"><text:s text:c="20"/>console.log( data.length);</text:p>
      <text:p text:style-name="P94"><text:span text:style-name="T157"><text:tab/><text:tab/>}</text:span></text:p>
      <text:p text:style-name="P94"><text:span text:style-name="T157"><text:tab/><text:tab/>});</text:span></text:p>
      <text:p text:style-name="P94"/>
      <text:p text:style-name="P94"><text:tab/><text:span text:style-name="T158">=&gt;post Request </text:span></text:p>
      <text:p text:style-name="P94"><text:tab/><text:tab/>$.ajax({ <text:s/></text:p>
      <text:p text:style-name="P94"><text:s text:c="20"/>url: <text:s text:c="7"/>'/ajax_call_request', <text:s/></text:p>
      <text:p text:style-name="P94"><text:s text:c="20"/>type: <text:s text:c="6"/>'POST', </text:p>
      <text:p text:style-name="P94"><text:s text:c="20"/>data: {</text:p>
      <text:p text:style-name="P94"><text:s text:c="24"/>"request_data": "vipul agravat",</text:p>
      <text:p text:style-name="P94"><text:s text:c="24"/>"user_id": "123"</text:p>
      <text:p text:style-name="P94"><text:s text:c="20"/>}, <text:s text:c="2"/></text:p>
      <text:p text:style-name="P94"><text:s text:c="20"/>dataType: <text:s text:c="2"/>'json', <text:s/></text:p>
      <text:p text:style-name="P94"><text:s text:c="20"/>async: <text:s text:c="5"/>true, <text:s/></text:p>
      <text:p text:style-name="P94"><text:s text:c="20"/></text:p>
      <text:p text:style-name="P95"><text:s text:c="20"/>success: function(data, status) { </text:p>
      <text:p text:style-name="P95"><text:span text:style-name="T158"><text:tab/></text:span></text:p>
      <text:p text:style-name="P95"><text:span text:style-name="T158"><text:tab/><text:tab/>}});</text:span></text:p>
      <text:p text:style-name="P95"/>
      <text:p text:style-name="P95"><text:tab/><text:tab/>&lt;div class="container" style="background-color:#83990b"&gt;</text:p>
      <text:p text:style-name="P95"><text:s text:c="16"/>&lt;a id = "loadinfo" href = "#"&gt;Load Ajax Parameters information&lt;/a&gt; <text:s/></text:p>
      <text:p text:style-name="P95"><text:s text:c="16"/>&lt;/br&gt; </text:p>
      <text:p text:style-name="P95"><text:s text:c="16"/>&lt;/br&gt; <text:s/></text:p>
      <text:p text:style-name="P95"><text:soft-page-break/><text:s text:c="16"/>Enter Keyword:&lt;input type="text" id="input_text"&gt;</text:p>
      <text:p text:style-name="P95"><text:s text:c="16"/>&lt;br&gt;&lt;br&gt;&lt;br&gt;</text:p>
      <text:p text:style-name="P95"><text:s text:c="16"/>&lt;div id="info"&gt;Hii&lt;/div&gt;</text:p>
      <text:p text:style-name="P95"><text:s text:c="16"/></text:p>
      <text:p text:style-name="P95"><text:s text:c="18"/>Your Request Parameters is <text:s text:c="2"/>&lt;p id = "userinfo"&gt;&lt;/p&gt; <text:s/></text:p>
      <text:p text:style-name="P95"><text:s text:c="18"/></text:p>
      <text:p text:style-name="P95"><text:s text:c="12"/>&lt;/div&gt;</text:p>
      <text:p text:style-name="P96">df</text:p>
      <text:p text:style-name="P95"><text:tab/><text:span text:style-name="T159">Example</text:span></text:p>
      <text:p text:style-name="P97"><text:tab/><text:span text:style-name="T159">Controlle</text:span><text:span text:style-name="T160">r</text:span></text:p>
      <text:p text:style-name="P97"><text:span text:style-name="T160"><text:tab/> #[Route('/ajax_call_request', name: 'app_ajax_call_request')]</text:span></text:p>
      <text:p text:style-name="P95"><text:s text:c="4"/>public function ajaxRequestAction(Request $request): Response</text:p>
      <text:p text:style-name="P95"><text:s text:c="4"/>{</text:p>
      <text:p text:style-name="P95"><text:s text:c="8"/></text:p>
      <text:p text:style-name="P95"><text:s text:c="8"/>if ($request-&gt;isXmlHttpRequest() || $request-&gt;query-&gt;get('showJson') == 1) { <text:s/></text:p>
      <text:p text:style-name="P95"><text:s text:c="12"/>$name=$request-&gt;request-&gt;get('request_data');</text:p>
      <text:p text:style-name="P95"><text:s text:c="20"/></text:p>
      <text:p text:style-name="P95"><text:s text:c="20"/>$jsonData = $name; <text:s/></text:p>
      <text:p text:style-name="P95"><text:s text:c="20"/>return new JsonResponse($jsonData); </text:p>
      <text:p text:style-name="P95"><text:s text:c="9"/>} else { </text:p>
      <text:p text:style-name="P95"><text:s text:c="12"/>return $this-&gt;render('ajax/ajax_request.html.twig');</text:p>
      <text:p text:style-name="P95"><text:s text:c="9"/>} </text:p>
      <text:p text:style-name="P95"/>
      <text:p text:style-name="P95"><text:s text:c="7"/></text:p>
      <text:p text:style-name="P95"><text:s text:c="4"/>}<text:tab/></text:p>
      <text:p text:style-name="P95"/>
      <text:p text:style-name="P95"><text:tab/><text:span text:style-name="T161">view file</text:span></text:p>
      <text:p text:style-name="P95">{# templates/users/index.html.twig #}</text:p>
      <text:p text:style-name="P95">{% extends 'base.html.twig' %}</text:p>
      <text:p text:style-name="P95"><text:s/></text:p>
      <text:p text:style-name="P95"><text:s/>{% block header %}</text:p>
      <text:p text:style-name="P95"><text:s text:c="5"/></text:p>
      <text:p text:style-name="P95"><text:s text:c="5"/>{% set menuitem = 'users/menu.html.twig' %}</text:p>
      <text:p text:style-name="P95"><text:s text:c="5"/>{% include menuitem %}</text:p>
      <text:p text:style-name="P95"/>
      <text:p text:style-name="P95"/>
      <text:p text:style-name="P95"><text:s text:c="4"/>{% endblock %}</text:p>
      <text:p text:style-name="P95"><text:s text:c="8"/>{% block stylesheets %}</text:p>
      <text:p text:style-name="P95"><text:s text:c="9"/>&lt;style&gt; </text:p>
      <text:p text:style-name="P95"><text:s text:c="8"/>.table { border-collapse: collapse; } </text:p>
      <text:p text:style-name="P95"><text:s text:c="12"/>.table th, td { </text:p>
      <text:p text:style-name="P95"><text:s text:c="16"/>border-bottom: 1px solid #ddd; </text:p>
      <text:p text:style-name="P95"><text:s text:c="16"/>width: 250px; </text:p>
      <text:p text:style-name="P95"><text:s text:c="16"/>text-align: left; </text:p>
      <text:p text:style-name="P95"><text:s text:c="16"/>align: left; </text:p>
      <text:p text:style-name="P95"><text:s text:c="12"/>} </text:p>
      <text:p text:style-name="P95"><text:s text:c="8"/>&lt;/style&gt; </text:p>
      <text:p text:style-name="P95"><text:s text:c="9"/>{% endblock %}</text:p>
      <text:p text:style-name="P95"/>
      <text:p text:style-name="P95"><text:s text:c="8"/>{% block javascripts %}</text:p>
      <text:p text:style-name="P95"><text:s text:c="12"/>&lt;script language = "javascript"&gt; <text:s/></text:p>
      <text:p text:style-name="P95"/>
      <text:p text:style-name="P95"><text:soft-page-break/><text:s text:c="12"/>$(document).ready(function(){ <text:s/></text:p>
      <text:p text:style-name="P95"/>
      <text:p text:style-name="P95"><text:s text:c="16"/>$("#input_text").keyup(function(){</text:p>
      <text:p text:style-name="P95"><text:s text:c="16"/>var params=$("#input_text").val();</text:p>
      <text:p text:style-name="P95"><text:s text:c="16"/>console.log(params)</text:p>
      <text:p text:style-name="P95"><text:s text:c="16"/>$("input").css("background-color", "pink");</text:p>
      <text:p text:style-name="P95"/>
      <text:p text:style-name="P95"><text:s text:c="16"/>$.ajax({ <text:s/></text:p>
      <text:p text:style-name="P95"><text:s text:c="16"/>url: <text:s text:c="7"/>'/ajax_call_request', <text:s/></text:p>
      <text:p text:style-name="P95"><text:s text:c="16"/>type: <text:s text:c="6"/>'POST', </text:p>
      <text:p text:style-name="P95"><text:s text:c="16"/>data: {</text:p>
      <text:p text:style-name="P95"><text:s text:c="20"/>"request_data": params,</text:p>
      <text:p text:style-name="P95"><text:s text:c="20"/>"user_id": "123"</text:p>
      <text:p text:style-name="P95"><text:s text:c="16"/>}, <text:s text:c="2"/></text:p>
      <text:p text:style-name="P95"><text:s text:c="16"/>dataType: <text:s text:c="2"/>'json', <text:s/></text:p>
      <text:p text:style-name="P95"><text:s text:c="16"/>async: <text:s text:c="5"/>true, <text:s/></text:p>
      <text:p text:style-name="P95"><text:s text:c="16"/></text:p>
      <text:p text:style-name="P95"><text:s text:c="16"/>success: function(data, status) { <text:s/></text:p>
      <text:p text:style-name="P95"><text:s text:c="20"/>console.log( data.length);</text:p>
      <text:p text:style-name="P95"><text:s text:c="21"/>$('#info').html('welcome to ajax Paramters call!');</text:p>
      <text:p text:style-name="P95"><text:s text:c="24"/>$('#userinfo').append(data); <text:s/></text:p>
      <text:p text:style-name="P95"><text:s text:c="20"/></text:p>
      <text:p text:style-name="P95"><text:s text:c="16"/>}, <text:s/></text:p>
      <text:p text:style-name="P95"><text:s text:c="16"/>error : function(xhr, textStatus, errorThrown) {</text:p>
      <text:p text:style-name="P95"><text:s text:c="20"/>console.log(errorThrown,textStatus,xhr) <text:s/></text:p>
      <text:p text:style-name="P95"><text:s text:c="20"/>alert('Ajax request failed.'); <text:s/></text:p>
      <text:p text:style-name="P95"><text:s text:c="20"/>$('#info').html('Ajax request failed');</text:p>
      <text:p text:style-name="P95"><text:s text:c="16"/>} <text:s/></text:p>
      <text:p text:style-name="P95"><text:s text:c="16"/>});</text:p>
      <text:p text:style-name="P95"/>
      <text:p text:style-name="P95"><text:s text:c="16"/>});</text:p>
      <text:p text:style-name="P95"/>
      <text:p text:style-name="P95"><text:s text:c="16"/>$("#loadinfo").on("click", function(event){ <text:s/></text:p>
      <text:p text:style-name="P95"><text:s text:c="20"/>$.ajax({ <text:s/></text:p>
      <text:p text:style-name="P95"><text:s text:c="20"/>url: <text:s text:c="7"/>'/ajax_call_request', <text:s/></text:p>
      <text:p text:style-name="P95"><text:s text:c="20"/>type: <text:s text:c="6"/>'POST', </text:p>
      <text:p text:style-name="P95"><text:s text:c="20"/>data: {</text:p>
      <text:p text:style-name="P95"><text:s text:c="24"/>"request_data": "vipul agravat",</text:p>
      <text:p text:style-name="P95"><text:s text:c="24"/>"user_id": "123"</text:p>
      <text:p text:style-name="P95"><text:s text:c="20"/>}, <text:s text:c="2"/></text:p>
      <text:p text:style-name="P95"><text:s text:c="20"/>dataType: <text:s text:c="2"/>'json', <text:s/></text:p>
      <text:p text:style-name="P95"><text:s text:c="20"/>async: <text:s text:c="5"/>true, <text:s/></text:p>
      <text:p text:style-name="P95"><text:s text:c="20"/></text:p>
      <text:p text:style-name="P95"><text:s text:c="20"/>success: function(data, status) { <text:s/></text:p>
      <text:p text:style-name="P95"><text:s text:c="24"/>console.log( data.length);</text:p>
      <text:p text:style-name="P95"><text:s text:c="24"/>$('#info').html('welcome to ajax Paramters call!');</text:p>
      <text:p text:style-name="P95"><text:s text:c="28"/>$('#userinfo').append(data); <text:s/></text:p>
      <text:p text:style-name="P95"><text:s text:c="24"/></text:p>
      <text:p text:style-name="P95"><text:s text:c="20"/>}, <text:s/></text:p>
      <text:p text:style-name="P95"><text:s text:c="20"/>error : function(xhr, textStatus, errorThrown) {</text:p>
      <text:p text:style-name="P95"><text:s text:c="24"/>console.log(errorThrown,textStatus,xhr) <text:s/></text:p>
      <text:p text:style-name="P95"><text:s text:c="24"/>alert('Ajax request failed.'); <text:s/></text:p>
      <text:p text:style-name="P95"><text:soft-page-break/><text:s text:c="24"/>$('#info').html('Ajax request failed');</text:p>
      <text:p text:style-name="P95"><text:s text:c="20"/>} <text:s/></text:p>
      <text:p text:style-name="P95"><text:s text:c="20"/>}); <text:s/></text:p>
      <text:p text:style-name="P95"><text:s text:c="16"/>}); <text:s/></text:p>
      <text:p text:style-name="P95"><text:s text:c="12"/></text:p>
      <text:p text:style-name="P95"><text:s text:c="8"/>}); <text:s/></text:p>
      <text:p text:style-name="P95"><text:s text:c="8"/>&lt;/script&gt; </text:p>
      <text:p text:style-name="P95"><text:s text:c="8"/>{% endblock %} <text:s/></text:p>
      <text:p text:style-name="P95"><text:s text:c="8"/>{% block body %}</text:p>
      <text:p text:style-name="P95"><text:s text:c="13"/>{% for message in app.flashes('success') %}</text:p>
      <text:p text:style-name="P95"><text:s text:c="12"/>&lt;div class="flash-success"&gt;</text:p>
      <text:p text:style-name="P95"><text:s text:c="16"/>{{ message }}</text:p>
      <text:p text:style-name="P95"><text:s text:c="12"/>&lt;/div&gt;</text:p>
      <text:p text:style-name="P95"><text:s text:c="12"/>{% endfor %}</text:p>
      <text:p text:style-name="P95"><text:s text:c="12"/>&lt;div class="container" style="background-color:#83990b"&gt;</text:p>
      <text:p text:style-name="P95"><text:s text:c="16"/>&lt;a id = "loadinfo" href = "#"&gt;Load Ajax Parameters information&lt;/a&gt; <text:s/></text:p>
      <text:p text:style-name="P95"><text:s text:c="16"/>&lt;/br&gt; </text:p>
      <text:p text:style-name="P95"><text:s text:c="16"/>&lt;/br&gt; <text:s/></text:p>
      <text:p text:style-name="P95"><text:s text:c="16"/>Enter Keyword:&lt;input type="text" id="input_text"&gt;</text:p>
      <text:p text:style-name="P95"><text:s text:c="16"/>&lt;br&gt;&lt;br&gt;&lt;br&gt;</text:p>
      <text:p text:style-name="P95"><text:s text:c="16"/>&lt;div id="info"&gt;Hii&lt;/div&gt;</text:p>
      <text:p text:style-name="P95"><text:s text:c="16"/></text:p>
      <text:p text:style-name="P95"><text:s text:c="18"/>Your Request Parameters is <text:s text:c="2"/>&lt;p id = "userinfo"&gt;&lt;/p&gt; <text:s/></text:p>
      <text:p text:style-name="P95"><text:s text:c="18"/></text:p>
      <text:p text:style-name="P95"><text:s text:c="12"/>&lt;/div&gt;</text:p>
      <text:p text:style-name="P95"><text:s text:c="11"/>{% endblock %} <text:s/><text:span text:style-name="T162">\</text:span></text:p>
      <text:p text:style-name="P95"/>
      <text:p text:style-name="P98">load thew daata</text:p>
      <text:p text:style-name="P99">Applay ajax call on contact detail and lod the data base on it in table to mset new insert data</text:p>
      <text:p text:style-name="P98"><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8T19:14:21.790017609</meta:creation-date>
    <dc:date>2023-03-10T18:37:20.769186806</dc:date>
    <meta:editing-duration>PT14H49M25S</meta:editing-duration>
    <meta:editing-cycles>352</meta:editing-cycles>
    <meta:generator>LibreOffice/7.3.7.2$Linux_X86_64 LibreOffice_project/30$Build-2</meta:generator>
    <meta:document-statistic meta:table-count="0" meta:image-count="0" meta:object-count="0" meta:page-count="42" meta:paragraph-count="1469" meta:word-count="5737" meta:character-count="63287" meta:non-whitespace-character-count="41351"/>
  </office:meta>
</office:document-meta>
</file>